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Inconsolata" svg:font-family="Inconsolat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009cm" fo:margin-left="0cm" table:align="left"/>
    </style:style>
    <style:style style:name="Tabla1.A" style:family="table-column">
      <style:table-column-properties style:column-width="2.798cm"/>
    </style:style>
    <style:style style:name="Tabla1.B" style:family="table-column">
      <style:table-column-properties style:column-width="6.708cm"/>
    </style:style>
    <style:style style:name="Tabla1.C" style:family="table-column">
      <style:table-column-properties style:column-width="7.504cm"/>
    </style:style>
    <style:style style:name="Tabla1.A1" style:family="table-cell">
      <style:table-cell-properties style:vertical-align="middle" fo:padding="0.097cm" fo:border-left="0.05pt solid #000000" fo:border-right="none" fo:border-top="0.05pt solid #000000" fo:border-bottom="0.05pt solid #000000"/>
    </style:style>
    <style:style style:name="Tabla1.C1" style:family="table-cell">
      <style:table-cell-properties style:vertical-align="middle"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0.05pt solid #000000" fo:border-top="none" fo:border-bottom="0.05pt solid #000000"/>
    </style:style>
    <style:style style:name="Tabla1.A3" style:family="table-cell">
      <style:table-cell-properties style:vertical-align="" fo:padding="0.097cm" fo:border-left="0.05pt solid #000000" fo:border-right="none" fo:border-top="none" fo:border-bottom="0.05pt solid #000000"/>
    </style:style>
    <style:style style:name="Tabla1.C3" style:family="table-cell">
      <style:table-cell-properties style:vertical-align="" fo:padding="0.097cm" fo:border-left="0.05pt solid #000000" fo:border-right="0.05pt solid #000000" fo:border-top="none" fo:border-bottom="0.05pt solid #000000"/>
    </style:style>
    <style:style style:name="Tabla2" style:family="table">
      <style:table-properties style:width="17.009cm" fo:margin-left="0cm" table:align="left"/>
    </style:style>
    <style:style style:name="Tabla2.A" style:family="table-column">
      <style:table-column-properties style:column-width="6.727cm"/>
    </style:style>
    <style:style style:name="Tabla2.B" style:family="table-column">
      <style:table-column-properties style:column-width="4.064cm"/>
    </style:style>
    <style:style style:name="Tabla2.C" style:family="table-column">
      <style:table-column-properties style:column-width="6.218cm"/>
    </style:style>
    <style:style style:name="Tabla2.A1" style:family="table-cell">
      <style:table-cell-properties style:vertical-align="middle" fo:padding="0.097cm" fo:border-left="0.05pt solid #000000" fo:border-right="none" fo:border-top="0.05pt solid #000000" fo:border-bottom="0.05pt solid #000000"/>
    </style:style>
    <style:style style:name="Tabla2.C1" style:family="table-cell">
      <style:table-cell-properties style:vertical-align="middle" fo:padding="0.097cm" fo:border="0.05pt solid #000000"/>
    </style:style>
    <style:style style:name="Tabla2.A2" style:family="table-cell">
      <style:table-cell-properties style:vertical-align="middle" fo:padding="0.097cm" fo:border-left="0.05pt solid #000000" fo:border-right="none" fo:border-top="none" fo:border-bottom="0.05pt solid #000000"/>
    </style:style>
    <style:style style:name="Tabla2.C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7cm" table:align="left"/>
    </style:style>
    <style:style style:name="Tabla3.A" style:family="table-column">
      <style:table-column-properties style:column-width="7.833cm"/>
    </style:style>
    <style:style style:name="Tabla3.B" style:family="table-column">
      <style:table-column-properties style:column-width="9.167cm"/>
    </style:style>
    <style:style style:name="Tabla3.A1" style:family="table-cell">
      <style:table-cell-properties style:vertical-align="middle" fo:padding="0.097cm" fo:border-left="0.05pt solid #000000" fo:border-right="none" fo:border-top="0.05pt solid #000000" fo:border-bottom="0.05pt solid #000000"/>
    </style:style>
    <style:style style:name="Tabla3.B1" style:family="table-cell">
      <style:table-cell-properties style:vertical-align="middle" fo:padding="0.097cm" fo:border="0.05pt solid #000000"/>
    </style:style>
    <style:style style:name="Tabla3.A2" style:family="table-cell">
      <style:table-cell-properties style:vertical-align="middle" fo:padding="0.097cm" fo:border-left="0.05pt solid #000000" fo:border-right="none" fo:border-top="none" fo:border-bottom="0.05pt solid #000000"/>
    </style:style>
    <style:style style:name="Tabla3.B2" style:family="table-cell">
      <style:table-cell-properties style:vertical-align="middle"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5" style:family="table">
      <style:table-properties style:width="17cm" table:align="left"/>
    </style:style>
    <style:style style:name="Tabla5.A" style:family="table-column">
      <style:table-column-properties style:column-width="2.404cm"/>
    </style:style>
    <style:style style:name="Tabla5.B" style:family="table-column">
      <style:table-column-properties style:column-width="4.93cm"/>
    </style:style>
    <style:style style:name="Tabla5.C" style:family="table-column">
      <style:table-column-properties style:column-width="9.666cm"/>
    </style:style>
    <style:style style:name="Tabla5.A1" style:family="table-cell">
      <style:table-cell-properties style:vertical-align="middle" fo:padding="0.097cm" fo:border-left="0.05pt solid #000000" fo:border-right="none" fo:border-top="0.05pt solid #000000" fo:border-bottom="0.05pt solid #000000"/>
    </style:style>
    <style:style style:name="Tabla5.C1" style:family="table-cell">
      <style:table-cell-properties style:vertical-align="middle" fo:padding="0.097cm" fo:border="0.05pt solid #000000"/>
    </style:style>
    <style:style style:name="Tabla5.A2" style:family="table-cell">
      <style:table-cell-properties style:vertical-align="middle" fo:padding="0.097cm" fo:border-left="0.05pt solid #000000" fo:border-right="none" fo:border-top="none" fo:border-bottom="0.05pt solid #000000"/>
    </style:style>
    <style:style style:name="Tabla5.C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text-properties officeooo:rsid="00127874" officeooo:paragraph-rsid="00127874"/>
    </style:style>
    <style:style style:name="P2" style:family="paragraph" style:parent-style-name="Standard">
      <style:text-properties officeooo:rsid="0013ce1c" officeooo:paragraph-rsid="0013ce1c"/>
    </style:style>
    <style:style style:name="P3" style:family="paragraph" style:parent-style-name="Standard">
      <style:text-properties officeooo:rsid="00154338" officeooo:paragraph-rsid="00154338"/>
    </style:style>
    <style:style style:name="P4" style:family="paragraph" style:parent-style-name="Standard">
      <style:text-properties officeooo:rsid="00163209" officeooo:paragraph-rsid="00163209"/>
    </style:style>
    <style:style style:name="P5" style:family="paragraph" style:parent-style-name="Standard">
      <style:text-properties officeooo:rsid="00165288" officeooo:paragraph-rsid="00165288"/>
    </style:style>
    <style:style style:name="P6" style:family="paragraph" style:parent-style-name="Standard">
      <style:text-properties officeooo:rsid="0017158c" officeooo:paragraph-rsid="0017158c"/>
    </style:style>
    <style:style style:name="P7" style:family="paragraph" style:parent-style-name="Standard">
      <style:text-properties officeooo:rsid="0017f116" officeooo:paragraph-rsid="0017f116"/>
    </style:style>
    <style:style style:name="P8" style:family="paragraph" style:parent-style-name="Standard">
      <style:text-properties officeooo:rsid="00188eee" officeooo:paragraph-rsid="00188eee"/>
    </style:style>
    <style:style style:name="P9" style:family="paragraph" style:parent-style-name="Standard">
      <style:text-properties officeooo:rsid="0019bb97" officeooo:paragraph-rsid="0019bb97"/>
    </style:style>
    <style:style style:name="P10" style:family="paragraph" style:parent-style-name="Standard">
      <style:text-properties officeooo:rsid="001a9d27" officeooo:paragraph-rsid="001a9d27"/>
    </style:style>
    <style:style style:name="P11" style:family="paragraph" style:parent-style-name="Standard">
      <style:paragraph-properties fo:text-align="center" style:justify-single-word="false"/>
      <style:text-properties officeooo:rsid="001a9d27" officeooo:paragraph-rsid="001a9d27"/>
    </style:style>
    <style:style style:name="P12" style:family="paragraph" style:parent-style-name="Standard">
      <style:text-properties officeooo:rsid="001fdfb5" officeooo:paragraph-rsid="001fdfb5"/>
    </style:style>
    <style:style style:name="P13" style:family="paragraph" style:parent-style-name="Standard">
      <style:text-properties officeooo:rsid="0021da3e" officeooo:paragraph-rsid="0021da3e"/>
    </style:style>
    <style:style style:name="P14" style:family="paragraph" style:parent-style-name="Standard">
      <style:text-properties officeooo:rsid="0021da3e" officeooo:paragraph-rsid="00226376"/>
    </style:style>
    <style:style style:name="P15" style:family="paragraph" style:parent-style-name="Standard">
      <style:text-properties officeooo:rsid="002603ca" officeooo:paragraph-rsid="002603ca"/>
    </style:style>
    <style:style style:name="P16" style:family="paragraph" style:parent-style-name="Standard">
      <style:text-properties officeooo:rsid="0026eb6e" officeooo:paragraph-rsid="0026eb6e"/>
    </style:style>
    <style:style style:name="P17" style:family="paragraph" style:parent-style-name="Standard">
      <style:text-properties officeooo:rsid="0026eb6e" officeooo:paragraph-rsid="0088676e"/>
    </style:style>
    <style:style style:name="P18" style:family="paragraph" style:parent-style-name="Standard">
      <style:text-properties officeooo:rsid="0026eb6e" officeooo:paragraph-rsid="0088952a"/>
    </style:style>
    <style:style style:name="P19" style:family="paragraph" style:parent-style-name="Standard">
      <style:text-properties style:font-name="Courier 10 Pitch"/>
    </style:style>
    <style:style style:name="P20" style:family="paragraph" style:parent-style-name="Standard">
      <style:text-properties style:font-name="Courier 10 Pitch" officeooo:rsid="002c50a2" officeooo:paragraph-rsid="002c50a2"/>
    </style:style>
    <style:style style:name="P21" style:family="paragraph" style:parent-style-name="Standard">
      <style:text-properties style:font-name="Courier 10 Pitch" officeooo:rsid="002fef5b" officeooo:paragraph-rsid="002fef5b"/>
    </style:style>
    <style:style style:name="P22" style:family="paragraph" style:parent-style-name="Standard">
      <style:text-properties style:font-name="Courier 10 Pitch" officeooo:rsid="002fef5b" officeooo:paragraph-rsid="008fa6a2"/>
    </style:style>
    <style:style style:name="P23" style:family="paragraph" style:parent-style-name="Standard">
      <style:text-properties style:font-name="Courier 10 Pitch" officeooo:rsid="0030abe7" officeooo:paragraph-rsid="0031bd3c"/>
    </style:style>
    <style:style style:name="P24" style:family="paragraph" style:parent-style-name="Standard">
      <style:text-properties style:font-name="Courier 10 Pitch" officeooo:rsid="0031bd3c" officeooo:paragraph-rsid="0031bd3c"/>
    </style:style>
    <style:style style:name="P25" style:family="paragraph" style:parent-style-name="Standard">
      <style:text-properties style:font-name="Courier 10 Pitch" officeooo:rsid="0033d214" officeooo:paragraph-rsid="0033d214"/>
    </style:style>
    <style:style style:name="P26" style:family="paragraph" style:parent-style-name="Standard">
      <style:text-properties style:font-name="Courier 10 Pitch" officeooo:rsid="00384422" officeooo:paragraph-rsid="00384422"/>
    </style:style>
    <style:style style:name="P27" style:family="paragraph" style:parent-style-name="Standard">
      <style:text-properties style:font-name="Courier 10 Pitch" officeooo:rsid="003d0655" officeooo:paragraph-rsid="003d0655"/>
    </style:style>
    <style:style style:name="P28" style:family="paragraph" style:parent-style-name="Standard">
      <style:text-properties style:font-name="Courier 10 Pitch" officeooo:rsid="00420913" officeooo:paragraph-rsid="00420913"/>
    </style:style>
    <style:style style:name="P29" style:family="paragraph" style:parent-style-name="Standard">
      <style:text-properties style:font-name="Courier 10 Pitch" officeooo:rsid="0045ca21" officeooo:paragraph-rsid="0045ca21"/>
    </style:style>
    <style:style style:name="P30" style:family="paragraph" style:parent-style-name="Standard">
      <style:text-properties style:font-name="Courier 10 Pitch" officeooo:rsid="0046c486" officeooo:paragraph-rsid="0046c486"/>
    </style:style>
    <style:style style:name="P31" style:family="paragraph" style:parent-style-name="Standard">
      <style:text-properties style:font-name="Courier 10 Pitch" officeooo:rsid="004bf1ea" officeooo:paragraph-rsid="004bf1ea"/>
    </style:style>
    <style:style style:name="P32" style:family="paragraph" style:parent-style-name="Standard">
      <style:text-properties style:font-name="Courier 10 Pitch" officeooo:rsid="005edec6" officeooo:paragraph-rsid="005edec6"/>
    </style:style>
    <style:style style:name="P33" style:family="paragraph" style:parent-style-name="Standard">
      <style:text-properties style:font-name="Courier 10 Pitch" officeooo:rsid="006047ff" officeooo:paragraph-rsid="006047ff"/>
    </style:style>
    <style:style style:name="P34" style:family="paragraph" style:parent-style-name="Standard">
      <style:text-properties style:font-name="Courier 10 Pitch" officeooo:rsid="006d7c4a" officeooo:paragraph-rsid="006d7c4a"/>
    </style:style>
    <style:style style:name="P35" style:family="paragraph" style:parent-style-name="Standard">
      <style:text-properties style:font-name="Courier 10 Pitch" fo:font-size="10.5pt" officeooo:rsid="006e8e90" officeooo:paragraph-rsid="006e8e90" style:font-size-asian="10.5pt" style:font-size-complex="10.5pt"/>
    </style:style>
    <style:style style:name="P36" style:family="paragraph" style:parent-style-name="Standard">
      <style:text-properties style:font-name="Courier 10 Pitch" fo:font-size="10.5pt" officeooo:rsid="0013ce1c" officeooo:paragraph-rsid="0013ce1c" style:font-size-asian="10.5pt" style:font-size-complex="10.5pt"/>
    </style:style>
    <style:style style:name="P37" style:family="paragraph" style:parent-style-name="Standard">
      <style:text-properties style:font-name="Courier 10 Pitch" fo:font-size="10.5pt" officeooo:rsid="00165288" officeooo:paragraph-rsid="00165288" style:font-size-asian="10.5pt" style:font-size-complex="10.5pt"/>
    </style:style>
    <style:style style:name="P38" style:family="paragraph" style:parent-style-name="Standard">
      <style:text-properties style:font-name="Courier 10 Pitch" fo:font-size="10.5pt" officeooo:rsid="0017158c" officeooo:paragraph-rsid="0017158c" style:font-size-asian="10.5pt" style:font-size-complex="10.5pt"/>
    </style:style>
    <style:style style:name="P39" style:family="paragraph" style:parent-style-name="Standard">
      <style:text-properties style:font-name="Courier 10 Pitch" fo:font-size="10.5pt" officeooo:rsid="00188eee" officeooo:paragraph-rsid="00188eee" style:font-size-asian="10.5pt" style:font-size-complex="10.5pt"/>
    </style:style>
    <style:style style:name="P40" style:family="paragraph" style:parent-style-name="Standard">
      <style:text-properties style:font-name="Courier 10 Pitch" fo:font-size="10.5pt" officeooo:rsid="007b4a1c" officeooo:paragraph-rsid="007b4a1c" style:font-size-asian="10.5pt" style:font-size-complex="10.5pt"/>
    </style:style>
    <style:style style:name="P41" style:family="paragraph" style:parent-style-name="Standard">
      <style:text-properties style:font-name="Courier 10 Pitch" fo:font-size="10.5pt" officeooo:rsid="001fdfb5" officeooo:paragraph-rsid="001fdfb5" style:font-size-asian="10.5pt" style:font-size-complex="10.5pt"/>
    </style:style>
    <style:style style:name="P42" style:family="paragraph" style:parent-style-name="Standard">
      <style:text-properties style:font-name="Courier 10 Pitch" fo:font-size="10.5pt" officeooo:rsid="003ee429" officeooo:paragraph-rsid="009b017b" style:font-size-asian="10.5pt" style:font-size-complex="10.5pt"/>
    </style:style>
    <style:style style:name="P43" style:family="paragraph" style:parent-style-name="Standard">
      <style:text-properties style:font-name="Courier 10 Pitch" fo:font-size="10.5pt" officeooo:rsid="003ee429" officeooo:paragraph-rsid="003ee429" style:font-size-asian="10.5pt" style:font-size-complex="10.5pt"/>
    </style:style>
    <style:style style:name="P44" style:family="paragraph" style:parent-style-name="Standard">
      <style:text-properties style:font-name="Courier 10 Pitch" fo:font-size="10.5pt" officeooo:rsid="0046c486" officeooo:paragraph-rsid="0046c486" style:font-size-asian="10.5pt" style:font-size-complex="10.5pt"/>
    </style:style>
    <style:style style:name="P45" style:family="paragraph" style:parent-style-name="Standard">
      <style:text-properties style:font-name="Courier 10 Pitch" fo:font-size="10.5pt" officeooo:rsid="0046c486" officeooo:paragraph-rsid="00a0a121" style:font-size-asian="10.5pt" style:font-size-complex="10.5pt"/>
    </style:style>
    <style:style style:name="P46" style:family="paragraph" style:parent-style-name="Standard">
      <style:text-properties style:font-name="Courier 10 Pitch" fo:font-size="10.5pt" officeooo:rsid="0026eb6e" officeooo:paragraph-rsid="0026eb6e" style:font-size-asian="10.5pt" style:font-size-complex="10.5pt"/>
    </style:style>
    <style:style style:name="P47" style:family="paragraph" style:parent-style-name="Standard">
      <style:text-properties style:font-name="Courier 10 Pitch" fo:font-size="10.5pt" officeooo:rsid="0033d214" officeooo:paragraph-rsid="0033d214" style:font-size-asian="10.5pt" style:font-size-complex="10.5pt"/>
    </style:style>
    <style:style style:name="P48" style:family="paragraph" style:parent-style-name="Standard">
      <style:text-properties style:font-name="Courier 10 Pitch" fo:font-size="10.5pt" officeooo:rsid="003368c1" officeooo:paragraph-rsid="003368c1" style:font-size-asian="10.5pt" style:font-size-complex="10.5pt"/>
    </style:style>
    <style:style style:name="P49" style:family="paragraph" style:parent-style-name="Standard">
      <style:text-properties style:font-name="Courier 10 Pitch" fo:font-size="10.5pt" officeooo:rsid="003368c1" officeooo:paragraph-rsid="00930aa2" style:font-size-asian="10.5pt" style:font-size-complex="10.5pt"/>
    </style:style>
    <style:style style:name="P50" style:family="paragraph" style:parent-style-name="Standard">
      <style:text-properties style:font-name="Courier 10 Pitch" fo:font-size="10.5pt" officeooo:rsid="003d0655" officeooo:paragraph-rsid="003d0655" style:font-size-asian="10.5pt" style:font-size-complex="10.5pt"/>
    </style:style>
    <style:style style:name="P51" style:family="paragraph" style:parent-style-name="Standard">
      <style:text-properties style:font-name="Courier 10 Pitch" fo:font-size="10.5pt" officeooo:rsid="0045ca21" officeooo:paragraph-rsid="0045ca21" style:font-size-asian="10.5pt" style:font-size-complex="10.5pt"/>
    </style:style>
    <style:style style:name="P52" style:family="paragraph" style:parent-style-name="Standard">
      <style:text-properties style:font-name="Courier 10 Pitch" fo:font-size="10.5pt" officeooo:rsid="004bf1ea" officeooo:paragraph-rsid="004bf1ea" style:font-size-asian="10.5pt" style:font-size-complex="10.5pt"/>
    </style:style>
    <style:style style:name="P53" style:family="paragraph" style:parent-style-name="Standard">
      <style:text-properties style:font-name="Courier 10 Pitch" fo:font-size="10.5pt" officeooo:rsid="00495029" officeooo:paragraph-rsid="00495029" style:font-size-asian="10.5pt" style:font-size-complex="10.5pt"/>
    </style:style>
    <style:style style:name="P54" style:family="paragraph" style:parent-style-name="Standard">
      <style:text-properties style:font-name="Courier 10 Pitch" fo:font-size="10.5pt" officeooo:rsid="00495029" officeooo:paragraph-rsid="00abf5f1" style:font-size-asian="10.5pt" style:font-size-complex="10.5pt"/>
    </style:style>
    <style:style style:name="P55" style:family="paragraph" style:parent-style-name="Standard">
      <style:text-properties officeooo:rsid="002c50a2" officeooo:paragraph-rsid="002c50a2"/>
    </style:style>
    <style:style style:name="P56" style:family="paragraph" style:parent-style-name="Standard">
      <style:text-properties officeooo:rsid="002c50a2" officeooo:paragraph-rsid="002dab90"/>
    </style:style>
    <style:style style:name="P57" style:family="paragraph" style:parent-style-name="Standard">
      <style:text-properties officeooo:rsid="002fef5b" officeooo:paragraph-rsid="002fef5b"/>
    </style:style>
    <style:style style:name="P58" style:family="paragraph" style:parent-style-name="Standard">
      <style:text-properties officeooo:rsid="002dab90" officeooo:paragraph-rsid="002dab90"/>
    </style:style>
    <style:style style:name="P59" style:family="paragraph" style:parent-style-name="Standard">
      <style:text-properties officeooo:rsid="003368c1" officeooo:paragraph-rsid="003368c1"/>
    </style:style>
    <style:style style:name="P60" style:family="paragraph" style:parent-style-name="Standard">
      <style:text-properties officeooo:rsid="0033d214" officeooo:paragraph-rsid="0033d214"/>
    </style:style>
    <style:style style:name="P61" style:family="paragraph" style:parent-style-name="Standard">
      <style:text-properties officeooo:rsid="003d0655" officeooo:paragraph-rsid="003d0655"/>
    </style:style>
    <style:style style:name="P62" style:family="paragraph" style:parent-style-name="Standard">
      <style:text-properties officeooo:rsid="003d0655" officeooo:paragraph-rsid="009a4082"/>
    </style:style>
    <style:style style:name="P63" style:family="paragraph" style:parent-style-name="Standard">
      <style:text-properties officeooo:rsid="003ee429" officeooo:paragraph-rsid="003ee429"/>
    </style:style>
    <style:style style:name="P64" style:family="paragraph" style:parent-style-name="Standard">
      <style:text-properties officeooo:rsid="003ee429" officeooo:paragraph-rsid="00406a84"/>
    </style:style>
    <style:style style:name="P65" style:family="paragraph" style:parent-style-name="Standard">
      <style:text-properties officeooo:rsid="00420913" officeooo:paragraph-rsid="00420913"/>
    </style:style>
    <style:style style:name="P66" style:family="paragraph" style:parent-style-name="Standard">
      <style:text-properties officeooo:rsid="0045ca21" officeooo:paragraph-rsid="0045ca21"/>
    </style:style>
    <style:style style:name="P67" style:family="paragraph" style:parent-style-name="Standard">
      <style:text-properties officeooo:rsid="0046c486" officeooo:paragraph-rsid="0046c486"/>
    </style:style>
    <style:style style:name="P68" style:family="paragraph" style:parent-style-name="Standard">
      <style:text-properties officeooo:rsid="00495029" officeooo:paragraph-rsid="00495029"/>
    </style:style>
    <style:style style:name="P69" style:family="paragraph" style:parent-style-name="Standard">
      <style:text-properties officeooo:rsid="004bf1ea" officeooo:paragraph-rsid="004bf1ea"/>
    </style:style>
    <style:style style:name="P70" style:family="paragraph" style:parent-style-name="Standard">
      <style:text-properties officeooo:rsid="005edec6" officeooo:paragraph-rsid="005edec6"/>
    </style:style>
    <style:style style:name="P71" style:family="paragraph" style:parent-style-name="Standard">
      <style:text-properties officeooo:rsid="00623063" officeooo:paragraph-rsid="00623063"/>
    </style:style>
    <style:style style:name="P72" style:family="paragraph" style:parent-style-name="Standard">
      <style:text-properties officeooo:rsid="0062ed6c" officeooo:paragraph-rsid="0062ed6c"/>
    </style:style>
    <style:style style:name="P73" style:family="paragraph" style:parent-style-name="Standard">
      <style:text-properties officeooo:rsid="00649a51" officeooo:paragraph-rsid="00649a51"/>
    </style:style>
    <style:style style:name="P74" style:family="paragraph" style:parent-style-name="Standard">
      <style:text-properties officeooo:rsid="00659f4c" officeooo:paragraph-rsid="00659f4c"/>
    </style:style>
    <style:style style:name="P75" style:family="paragraph" style:parent-style-name="Standard">
      <style:text-properties officeooo:rsid="0068e3a3" officeooo:paragraph-rsid="0068e3a3"/>
    </style:style>
    <style:style style:name="P76" style:family="paragraph" style:parent-style-name="Standard">
      <style:text-properties officeooo:rsid="0069f468" officeooo:paragraph-rsid="0069f468"/>
    </style:style>
    <style:style style:name="P77" style:family="paragraph" style:parent-style-name="Standard">
      <style:text-properties officeooo:rsid="006c0205" officeooo:paragraph-rsid="006c0205"/>
    </style:style>
    <style:style style:name="P78" style:family="paragraph" style:parent-style-name="Standard">
      <style:text-properties officeooo:rsid="006d7c4a" officeooo:paragraph-rsid="006d7c4a"/>
    </style:style>
    <style:style style:name="P79" style:family="paragraph" style:parent-style-name="Standard">
      <style:text-properties officeooo:rsid="006e8e90" officeooo:paragraph-rsid="006e8e90"/>
    </style:style>
    <style:style style:name="P80" style:family="paragraph" style:parent-style-name="Standard">
      <style:text-properties officeooo:paragraph-rsid="0070f318"/>
    </style:style>
    <style:style style:name="P81" style:family="paragraph" style:parent-style-name="Standard">
      <style:text-properties officeooo:rsid="007b4a1c" officeooo:paragraph-rsid="007b4a1c"/>
    </style:style>
    <style:style style:name="P82" style:family="paragraph" style:parent-style-name="Standard">
      <style:text-properties officeooo:rsid="0085ed30" officeooo:paragraph-rsid="0085ed30"/>
    </style:style>
    <style:style style:name="P83" style:family="paragraph" style:parent-style-name="Standard">
      <style:text-properties fo:font-weight="bold" style:font-weight-asian="bold" style:font-weight-complex="bold"/>
    </style:style>
    <style:style style:name="P84" style:family="paragraph" style:parent-style-name="Standard">
      <style:text-properties fo:font-weight="bold" officeooo:rsid="001a9d27" officeooo:paragraph-rsid="001a9d27" style:font-weight-asian="bold" style:font-weight-complex="bold"/>
    </style:style>
    <style:style style:name="P85" style:family="paragraph" style:parent-style-name="Standard">
      <style:paragraph-properties fo:text-align="center" style:justify-single-word="false"/>
      <style:text-properties fo:font-weight="bold" style:font-weight-asian="bold" style:font-weight-complex="bold"/>
    </style:style>
    <style:style style:name="P86" style:family="paragraph" style:parent-style-name="Standard">
      <style:text-properties style:font-name="Liberation Serif" officeooo:rsid="0030abe7" officeooo:paragraph-rsid="0031bd3c"/>
    </style:style>
    <style:style style:name="P87" style:family="paragraph" style:parent-style-name="Standard">
      <style:text-properties officeooo:paragraph-rsid="009194d4"/>
    </style:style>
    <style:style style:name="P88" style:family="paragraph" style:parent-style-name="Standard">
      <style:text-properties officeooo:rsid="0043cb08" officeooo:paragraph-rsid="00420913"/>
    </style:style>
    <style:style style:name="P89" style:family="paragraph" style:parent-style-name="Standard">
      <style:text-properties officeooo:rsid="009c071d" officeooo:paragraph-rsid="009c071d"/>
    </style:style>
    <style:style style:name="P90" style:family="paragraph" style:parent-style-name="Standard">
      <style:text-properties style:use-window-font-color="true" style:font-name="Courier 10 Pitch" fo:font-size="10.5pt" officeooo:rsid="0046c486" officeooo:paragraph-rsid="00a0a121" style:font-size-asian="10.5pt" style:font-size-complex="10.5pt"/>
    </style:style>
    <style:style style:name="P91" style:family="paragraph" style:parent-style-name="Standard">
      <style:text-properties style:use-window-font-color="true" style:font-name="Courier 10 Pitch" fo:font-size="10.5pt" officeooo:rsid="0046c486" officeooo:paragraph-rsid="0046c486" style:font-size-asian="10.5pt" style:font-size-complex="10.5pt"/>
    </style:style>
    <style:style style:name="P92" style:family="paragraph" style:parent-style-name="Standard">
      <style:text-properties style:use-window-font-color="true" style:font-name="Courier 10 Pitch" fo:font-size="10.5pt" fo:font-weight="normal" officeooo:rsid="0046c486" officeooo:paragraph-rsid="0046c486" style:font-size-asian="10.5pt" style:font-weight-asian="normal" style:font-size-complex="10.5pt" style:font-weight-complex="normal"/>
    </style:style>
    <style:style style:name="P93" style:family="paragraph" style:parent-style-name="Standard">
      <style:text-properties style:use-window-font-color="true" style:font-name="Courier 10 Pitch" fo:font-size="10.5pt" fo:font-weight="normal" officeooo:rsid="0046c486" officeooo:paragraph-rsid="00a0a121" style:font-size-asian="10.5pt" style:font-weight-asian="normal" style:font-size-complex="10.5pt" style:font-weight-complex="normal"/>
    </style:style>
    <style:style style:name="P94" style:family="paragraph" style:parent-style-name="Standard">
      <style:paragraph-properties fo:break-before="page"/>
      <style:text-properties fo:font-weight="bold" officeooo:rsid="002603ca" officeooo:paragraph-rsid="002603ca" style:font-weight-asian="bold" style:font-weight-complex="bold"/>
    </style:style>
    <style:style style:name="P95" style:family="paragraph" style:parent-style-name="Text_20_body">
      <style:text-properties officeooo:rsid="0033d214" officeooo:paragraph-rsid="0033d214"/>
    </style:style>
    <style:style style:name="P96" style:family="paragraph" style:parent-style-name="Text_20_body">
      <style:text-properties style:font-name="Courier 10 Pitch" officeooo:rsid="0033d214" officeooo:paragraph-rsid="0033d214"/>
    </style:style>
    <style:style style:name="P97" style:family="paragraph" style:parent-style-name="Text_20_body">
      <style:text-properties style:font-name="Courier 10 Pitch" officeooo:rsid="0034c2fa" officeooo:paragraph-rsid="0034c2fa"/>
    </style:style>
    <style:style style:name="P98" style:family="paragraph" style:parent-style-name="Text_20_body">
      <style:text-properties style:font-name="Courier 10 Pitch" officeooo:rsid="005633e0" officeooo:paragraph-rsid="005633e0"/>
    </style:style>
    <style:style style:name="P99" style:family="paragraph" style:parent-style-name="Text_20_body">
      <style:text-properties style:font-name="Courier 10 Pitch" fo:font-size="10.5pt" officeooo:paragraph-rsid="005276b5" style:font-size-asian="10.5pt" style:font-size-complex="10.5pt"/>
    </style:style>
    <style:style style:name="P100" style:family="paragraph" style:parent-style-name="Text_20_body">
      <style:text-properties style:font-name="Courier 10 Pitch" fo:font-size="10.5pt" officeooo:rsid="00549d7f" officeooo:paragraph-rsid="00549d7f" style:font-size-asian="10.5pt" style:font-size-complex="10.5pt"/>
    </style:style>
    <style:style style:name="P101" style:family="paragraph" style:parent-style-name="Text_20_body">
      <style:text-properties officeooo:rsid="004cf729" officeooo:paragraph-rsid="004cf729"/>
    </style:style>
    <style:style style:name="P102" style:family="paragraph" style:parent-style-name="Text_20_body">
      <style:text-properties officeooo:rsid="004cf729" officeooo:paragraph-rsid="00b62a1c"/>
    </style:style>
    <style:style style:name="P103" style:family="paragraph" style:parent-style-name="Text_20_body">
      <style:text-properties officeooo:paragraph-rsid="005021d0"/>
    </style:style>
    <style:style style:name="P104" style:family="paragraph" style:parent-style-name="Text_20_body">
      <style:text-properties officeooo:rsid="0051d2c8" officeooo:paragraph-rsid="0051d2c8"/>
    </style:style>
    <style:style style:name="P105" style:family="paragraph" style:parent-style-name="Text_20_body">
      <style:text-properties officeooo:rsid="005276b5" officeooo:paragraph-rsid="005276b5"/>
    </style:style>
    <style:style style:name="P106" style:family="paragraph" style:parent-style-name="Text_20_body">
      <style:text-properties officeooo:rsid="005633e0" officeooo:paragraph-rsid="005633e0"/>
    </style:style>
    <style:style style:name="P107" style:family="paragraph" style:parent-style-name="Text_20_body">
      <style:text-properties officeooo:rsid="0057108f" officeooo:paragraph-rsid="0057108f"/>
    </style:style>
    <style:style style:name="P108" style:family="paragraph" style:parent-style-name="Text_20_body">
      <style:text-properties officeooo:rsid="00584993" officeooo:paragraph-rsid="00584993"/>
    </style:style>
    <style:style style:name="P109" style:family="paragraph" style:parent-style-name="Text_20_body">
      <style:text-properties officeooo:rsid="005d8c51" officeooo:paragraph-rsid="005d8c51"/>
    </style:style>
    <style:style style:name="P110" style:family="paragraph" style:parent-style-name="Text_20_body">
      <style:text-properties officeooo:rsid="005edec6" officeooo:paragraph-rsid="005edec6"/>
    </style:style>
    <style:style style:name="P111" style:family="paragraph" style:parent-style-name="Text_20_body">
      <style:text-properties fo:font-weight="bold" officeooo:rsid="0034c2fa" officeooo:paragraph-rsid="0034c2fa" style:font-weight-asian="bold" style:font-weight-complex="bold"/>
    </style:style>
    <style:style style:name="P112" style:family="paragraph" style:parent-style-name="Text_20_body">
      <style:text-properties fo:font-weight="bold" officeooo:rsid="00384422" officeooo:paragraph-rsid="00384422" style:font-weight-asian="bold" style:font-weight-complex="bold"/>
    </style:style>
    <style:style style:name="P113" style:family="paragraph" style:parent-style-name="Text_20_body">
      <style:text-properties officeooo:paragraph-rsid="009623c7"/>
    </style:style>
    <style:style style:name="P114" style:family="paragraph" style:parent-style-name="Table_20_Contents">
      <style:text-properties fo:font-size="2pt" style:font-size-asian="2pt" style:font-size-complex="2pt"/>
    </style:style>
    <style:style style:name="P115" style:family="paragraph" style:parent-style-name="Table_20_Contents">
      <style:text-properties officeooo:paragraph-rsid="00549d7f"/>
    </style:style>
    <style:style style:name="P116" style:family="paragraph" style:parent-style-name="Table_20_Contents">
      <style:paragraph-properties fo:text-align="center" style:justify-single-word="false"/>
    </style:style>
    <style:style style:name="P117" style:family="paragraph" style:parent-style-name="Table_20_Contents">
      <style:paragraph-properties fo:margin-top="0cm" fo:margin-bottom="0.499cm" style:contextual-spacing="false"/>
    </style:style>
    <style:style style:name="P118" style:family="paragraph" style:parent-style-name="Table_20_Contents">
      <style:paragraph-properties fo:margin-top="0cm" fo:margin-bottom="0.499cm" style:contextual-spacing="false"/>
      <style:text-properties officeooo:paragraph-rsid="00a981e9"/>
    </style:style>
    <style:style style:name="P119" style:family="paragraph" style:parent-style-name="Preformatted_20_Text">
      <style:paragraph-properties fo:margin-top="0cm" fo:margin-bottom="0.499cm" style:contextual-spacing="false"/>
    </style:style>
    <style:style style:name="P120" style:family="paragraph" style:parent-style-name="Standard">
      <style:paragraph-properties fo:margin-top="0.199cm" fo:margin-bottom="0cm" style:contextual-spacing="false"/>
      <style:text-properties officeooo:rsid="0045ca21" officeooo:paragraph-rsid="0045ca21"/>
    </style:style>
    <style:style style:name="P121" style:family="paragraph" style:parent-style-name="Table_20_Heading">
      <style:paragraph-properties fo:text-align="center" style:justify-single-word="false"/>
      <style:text-properties fo:font-weight="bold" officeooo:paragraph-rsid="00488ac0" style:font-weight-asian="bold" style:font-weight-complex="bold"/>
    </style:style>
    <style:style style:name="P122" style:family="paragraph" style:parent-style-name="Preformatted_20_Text">
      <style:text-properties style:font-name="Courier 10 Pitch" fo:font-size="10.5pt" style:font-size-asian="10.5pt" style:font-size-complex="10.5pt"/>
    </style:style>
    <style:style style:name="P123" style:family="paragraph" style:parent-style-name="Standard" style:list-style-name="L2">
      <style:text-properties officeooo:rsid="0026eb6e" officeooo:paragraph-rsid="0026eb6e"/>
    </style:style>
    <style:style style:name="P124" style:family="paragraph" style:parent-style-name="Standard" style:list-style-name="L2">
      <style:text-properties officeooo:rsid="0026eb6e" officeooo:paragraph-rsid="002846a5"/>
    </style:style>
    <style:style style:name="P125" style:family="paragraph" style:parent-style-name="Standard" style:list-style-name="L3">
      <style:text-properties officeooo:rsid="0026eb6e" officeooo:paragraph-rsid="0026eb6e"/>
    </style:style>
    <style:style style:name="P126" style:family="paragraph" style:parent-style-name="Standard" style:list-style-name="L7">
      <style:text-properties officeooo:rsid="00659f4c" officeooo:paragraph-rsid="00659f4c"/>
    </style:style>
    <style:style style:name="P127" style:family="paragraph" style:parent-style-name="Standard" style:list-style-name="L8">
      <style:text-properties officeooo:rsid="00659f4c" officeooo:paragraph-rsid="00659f4c"/>
    </style:style>
    <style:style style:name="P128" style:family="paragraph" style:parent-style-name="Standard" style:list-style-name="L9">
      <style:text-properties officeooo:rsid="00659f4c" officeooo:paragraph-rsid="00659f4c"/>
    </style:style>
    <style:style style:name="P129" style:family="paragraph" style:parent-style-name="Standard" style:list-style-name="L10">
      <style:text-properties officeooo:rsid="0069f468" officeooo:paragraph-rsid="0069f468"/>
    </style:style>
    <style:style style:name="P130" style:family="paragraph" style:parent-style-name="Standard" style:list-style-name="L11">
      <style:text-properties officeooo:rsid="006c0205" officeooo:paragraph-rsid="006c0205"/>
    </style:style>
    <style:style style:name="P131" style:family="paragraph" style:parent-style-name="Standard" style:list-style-name="L12">
      <style:text-properties officeooo:rsid="006d7c4a" officeooo:paragraph-rsid="006d7c4a"/>
    </style:style>
    <style:style style:name="P132" style:family="paragraph" style:parent-style-name="Standard">
      <style:text-properties officeooo:rsid="006d7c4a" officeooo:paragraph-rsid="006d7c4a"/>
    </style:style>
    <style:style style:name="P133" style:family="paragraph" style:parent-style-name="Standard">
      <style:text-properties style:font-name="Courier 10 Pitch" fo:font-size="10.5pt" style:font-size-asian="10.5pt" style:font-size-complex="10.5pt"/>
    </style:style>
    <style:style style:name="P134" style:family="paragraph" style:parent-style-name="Standard">
      <style:text-properties style:font-name="Courier 10 Pitch" fo:font-size="10.5pt" officeooo:paragraph-rsid="00584993" style:font-size-asian="10.5pt" style:font-size-complex="10.5pt"/>
    </style:style>
    <style:style style:name="P135" style:family="paragraph" style:parent-style-name="Standard">
      <style:text-properties style:font-name="Courier 10 Pitch" fo:font-size="10.5pt" officeooo:paragraph-rsid="005d8c51" style:font-size-asian="10.5pt" style:font-size-complex="10.5pt"/>
    </style:style>
    <style:style style:name="P136" style:family="paragraph" style:parent-style-name="Standard">
      <style:text-properties style:font-name="Courier 10 Pitch" fo:font-size="10.5pt" officeooo:paragraph-rsid="00c02382" style:font-size-asian="10.5pt" style:font-size-complex="10.5pt"/>
    </style:style>
    <style:style style:name="P137" style:family="paragraph" style:parent-style-name="Standard">
      <style:text-properties style:font-name="Courier 10 Pitch" fo:font-size="10.5pt" officeooo:rsid="005edec6" officeooo:paragraph-rsid="005edec6" style:font-size-asian="10.5pt" style:font-size-complex="10.5pt"/>
    </style:style>
    <style:style style:name="P138" style:family="paragraph" style:parent-style-name="Standard">
      <style:text-properties style:font-name="Courier 10 Pitch" fo:font-size="10.5pt" officeooo:rsid="00623063" officeooo:paragraph-rsid="00623063" style:font-size-asian="10.5pt" style:font-size-complex="10.5pt"/>
    </style:style>
    <style:style style:name="P139" style:family="paragraph" style:parent-style-name="Standard">
      <style:text-properties style:font-name="Courier 10 Pitch" fo:font-size="10.5pt" officeooo:rsid="0068e3a3" officeooo:paragraph-rsid="0068e3a3" style:font-size-asian="10.5pt" style:font-size-complex="10.5pt"/>
    </style:style>
    <style:style style:name="P140" style:family="paragraph" style:parent-style-name="Standard">
      <style:text-properties style:font-name="Courier 10 Pitch" fo:font-size="10.5pt" officeooo:rsid="0068e3a3" officeooo:paragraph-rsid="00cfd767" style:font-size-asian="10.5pt" style:font-size-complex="10.5pt"/>
    </style:style>
    <style:style style:name="P141" style:family="paragraph" style:parent-style-name="Standard">
      <style:text-properties style:font-name="Courier 10 Pitch" fo:font-size="10.5pt" officeooo:rsid="0068e3a3" officeooo:paragraph-rsid="00d0bf52" style:font-size-asian="10.5pt" style:font-size-complex="10.5pt"/>
    </style:style>
    <style:style style:name="P142" style:family="paragraph" style:parent-style-name="Standard">
      <style:text-properties style:font-name="Courier 10 Pitch" fo:font-size="10.5pt" officeooo:rsid="0069f468" officeooo:paragraph-rsid="0069f468" style:font-size-asian="10.5pt" style:font-size-complex="10.5pt"/>
    </style:style>
    <style:style style:name="P143" style:family="paragraph" style:parent-style-name="Standard">
      <style:text-properties style:font-name="Courier 10 Pitch" fo:font-size="10.5pt" officeooo:rsid="0069f468" officeooo:paragraph-rsid="006abb4a" style:font-size-asian="10.5pt" style:font-size-complex="10.5pt"/>
    </style:style>
    <style:style style:name="P144" style:family="paragraph" style:parent-style-name="Standard">
      <style:text-properties style:font-name="Courier 10 Pitch" fo:font-size="10.5pt" officeooo:rsid="0069f468" officeooo:paragraph-rsid="00d47335" style:font-size-asian="10.5pt" style:font-size-complex="10.5pt"/>
    </style:style>
    <style:style style:name="P145" style:family="paragraph" style:parent-style-name="Standard">
      <style:text-properties style:font-name="Courier 10 Pitch" fo:font-size="10.5pt" officeooo:rsid="006d7c4a" officeooo:paragraph-rsid="006d7c4a" style:font-size-asian="10.5pt" style:font-size-complex="10.5pt"/>
    </style:style>
    <style:style style:name="P146" style:family="paragraph" style:parent-style-name="Standard">
      <style:text-properties style:font-name="Courier 10 Pitch" fo:font-size="10.5pt" officeooo:rsid="006e8e90" officeooo:paragraph-rsid="006e8e90" style:font-size-asian="10.5pt" style:font-size-complex="10.5pt"/>
    </style:style>
    <style:style style:name="P147" style:family="paragraph" style:parent-style-name="Standard">
      <style:text-properties style:font-name="Courier 10 Pitch" fo:font-size="10.5pt" officeooo:rsid="006e8e90" officeooo:paragraph-rsid="00dab2ae" style:font-size-asian="10.5pt" style:font-size-complex="10.5pt"/>
    </style:style>
    <style:style style:name="P148" style:family="paragraph" style:parent-style-name="Standard">
      <style:text-properties style:font-name="Courier 10 Pitch" fo:font-size="10.5pt" fo:font-weight="bold" officeooo:rsid="00623063" officeooo:paragraph-rsid="00623063" style:font-size-asian="10.5pt" style:font-weight-asian="bold" style:font-size-complex="10.5pt" style:font-weight-complex="bold"/>
    </style:style>
    <style:style style:name="P149" style:family="paragraph" style:parent-style-name="Standard">
      <style:text-properties style:font-name="Courier 10 Pitch" fo:font-size="10.5pt" fo:font-weight="bold" officeooo:paragraph-rsid="0062ed6c" style:font-size-asian="10.5pt" style:font-weight-asian="bold" style:font-size-complex="10.5pt" style:font-weight-complex="bold"/>
    </style:style>
    <style:style style:name="P150" style:family="paragraph" style:parent-style-name="Standard">
      <style:text-properties style:font-name="Courier 10 Pitch" officeooo:paragraph-rsid="005d8c51"/>
    </style:style>
    <style:style style:name="P151" style:family="paragraph" style:parent-style-name="Standard">
      <style:text-properties style:font-name="Courier 10 Pitch" officeooo:rsid="006e8e90" officeooo:paragraph-rsid="006e8e90"/>
    </style:style>
    <style:style style:name="P152" style:family="paragraph" style:parent-style-name="Standard">
      <style:text-properties fo:font-size="10.5pt" style:font-size-asian="10.5pt" style:font-size-complex="10.5pt"/>
    </style:style>
    <style:style style:name="P153" style:family="paragraph" style:parent-style-name="Standard">
      <style:text-properties fo:font-size="10.5pt" officeooo:rsid="0069f468" officeooo:paragraph-rsid="0069f468" style:font-size-asian="10.5pt" style:font-size-complex="10.5pt"/>
    </style:style>
    <style:style style:name="P154" style:family="paragraph" style:parent-style-name="Standard">
      <style:text-properties fo:font-size="10.5pt" officeooo:rsid="0069f468" officeooo:paragraph-rsid="00d36d53" style:font-size-asian="10.5pt" style:font-size-complex="10.5pt"/>
    </style:style>
    <style:style style:name="P155" style:family="paragraph" style:parent-style-name="Standard">
      <style:text-properties style:font-name="Courier 10 Pitch" fo:font-size="10.5pt" style:font-size-asian="10.5pt" style:font-size-complex="10.5pt"/>
    </style:style>
    <style:style style:name="P156" style:family="paragraph" style:parent-style-name="Standard">
      <style:text-properties style:font-name="Courier 10 Pitch" fo:font-size="10.5pt" officeooo:paragraph-rsid="00c1c7ff" style:font-size-asian="10.5pt" style:font-size-complex="10.5pt"/>
    </style:style>
    <style:style style:name="P157" style:family="paragraph" style:parent-style-name="Standard">
      <style:text-properties style:font-name="Courier 10 Pitch" fo:font-size="10.5pt" officeooo:rsid="0062ed6c" officeooo:paragraph-rsid="0062ed6c" style:font-size-asian="10.5pt" style:font-size-complex="10.5pt"/>
    </style:style>
    <style:style style:name="P158" style:family="paragraph" style:parent-style-name="Standard">
      <style:text-properties style:font-name="Courier 10 Pitch" fo:font-size="10.5pt" officeooo:rsid="0062ed6c" officeooo:paragraph-rsid="00c1e2e9" style:font-size-asian="10.5pt" style:font-size-complex="10.5pt"/>
    </style:style>
    <style:style style:name="P159" style:family="paragraph" style:parent-style-name="Standard">
      <style:text-properties style:font-name="Courier 10 Pitch" fo:font-size="10.5pt" officeooo:rsid="0062ed6c" officeooo:paragraph-rsid="00c6ee71" style:font-size-asian="10.5pt" style:font-size-complex="10.5pt"/>
    </style:style>
    <style:style style:name="P160" style:family="paragraph" style:parent-style-name="Standard">
      <style:text-properties style:font-name="Courier 10 Pitch" fo:font-size="10.5pt" officeooo:rsid="00649a51" officeooo:paragraph-rsid="00649a51" style:font-size-asian="10.5pt" style:font-size-complex="10.5pt"/>
    </style:style>
    <style:style style:name="P161" style:family="paragraph" style:parent-style-name="Standard" style:list-style-name="L13"/>
    <style:style style:name="P162" style:family="paragraph" style:parent-style-name="Standard">
      <style:text-properties officeooo:rsid="00c1c7ff" officeooo:paragraph-rsid="00c1c7ff"/>
    </style:style>
    <style:style style:name="P163" style:family="paragraph" style:parent-style-name="Standard">
      <style:text-properties officeooo:rsid="006e8e90" officeooo:paragraph-rsid="006e8e90"/>
    </style:style>
    <style:style style:name="P164" style:family="paragraph" style:parent-style-name="Standard" style:list-style-name="L1">
      <style:paragraph-properties fo:margin-top="0.4cm" fo:margin-bottom="0cm" style:contextual-spacing="false"/>
    </style:style>
    <style:style style:name="P165" style:family="paragraph" style:parent-style-name="Standard" style:list-style-name="L4">
      <style:paragraph-properties fo:margin-top="0.199cm" fo:margin-bottom="0cm" style:contextual-spacing="false"/>
      <style:text-properties officeooo:rsid="0045ca21" officeooo:paragraph-rsid="0045ca21"/>
    </style:style>
    <style:style style:name="P166" style:family="paragraph" style:parent-style-name="Text_20_body" style:list-style-name="L5">
      <style:text-properties officeooo:rsid="005021d0" officeooo:paragraph-rsid="005021d0"/>
    </style:style>
    <style:style style:name="P167" style:family="paragraph" style:parent-style-name="Text_20_body" style:list-style-name="L6">
      <style:text-properties officeooo:rsid="0057108f" officeooo:paragraph-rsid="0057108f"/>
    </style:style>
    <style:style style:name="P168" style:family="paragraph" style:parent-style-name="Text_20_body">
      <style:text-properties officeooo:rsid="0057108f" officeooo:paragraph-rsid="00b905fb"/>
    </style:style>
    <style:style style:name="P169" style:family="paragraph" style:parent-style-name="Heading_20_1" style:list-style-name=""/>
    <style:style style:name="P170" style:family="paragraph" style:parent-style-name="Heading_20_1">
      <style:paragraph-properties fo:break-before="page"/>
    </style:style>
    <style:style style:name="P171" style:family="paragraph" style:parent-style-name="Heading_20_2" style:list-style-name="">
      <style:text-properties officeooo:paragraph-rsid="009623c7"/>
    </style:style>
    <style:style style:name="P172" style:family="paragraph" style:parent-style-name="Heading_20_2">
      <style:paragraph-properties fo:break-before="page"/>
      <style:text-properties officeooo:paragraph-rsid="009623c7"/>
    </style:style>
    <style:style style:name="P173" style:family="paragraph" style:parent-style-name="Heading_20_2">
      <style:paragraph-properties fo:break-before="page"/>
      <style:text-properties officeooo:paragraph-rsid="0070f318"/>
    </style:style>
    <style:style style:name="T1" style:family="text">
      <style:text-properties officeooo:rsid="001b1d4d"/>
    </style:style>
    <style:style style:name="T2" style:family="text">
      <style:text-properties fo:font-weight="bold" style:font-weight-asian="bold" style:font-weight-complex="bold"/>
    </style:style>
    <style:style style:name="T3" style:family="text">
      <style:text-properties fo:font-weight="bold" officeooo:rsid="00b46b55" style:font-weight-asian="bold" style:font-weight-complex="bold"/>
    </style:style>
    <style:style style:name="T4" style:family="text">
      <style:text-properties officeooo:rsid="002469c0"/>
    </style:style>
    <style:style style:name="T5" style:family="text">
      <style:text-properties officeooo:rsid="0031bd3c"/>
    </style:style>
    <style:style style:name="T6" style:family="text">
      <style:text-properties officeooo:rsid="003368c1"/>
    </style:style>
    <style:style style:name="T7" style:family="text">
      <style:text-properties officeooo:rsid="00406a84"/>
    </style:style>
    <style:style style:name="T8" style:family="text">
      <style:text-properties officeooo:rsid="004eb501"/>
    </style:style>
    <style:style style:name="T9" style:family="text">
      <style:text-properties officeooo:rsid="005276b5"/>
    </style:style>
    <style:style style:name="T10" style:family="text">
      <style:text-properties officeooo:rsid="00549d7f"/>
    </style:style>
    <style:style style:name="T11" style:family="text">
      <style:text-properties style:font-name="Courier 10 Pitch"/>
    </style:style>
    <style:style style:name="T12" style:family="text">
      <style:text-properties style:font-name="Courier 10 Pitch" fo:font-size="10pt" style:font-size-asian="10pt" style:font-size-complex="10pt"/>
    </style:style>
    <style:style style:name="T13" style:family="text">
      <style:text-properties style:font-name="Courier 10 Pitch" fo:font-size="12pt" style:font-size-asian="12pt" style:font-size-complex="12pt"/>
    </style:style>
    <style:style style:name="T14" style:family="text">
      <style:text-properties style:font-name="Courier 10 Pitch" fo:font-size="10.5pt" style:font-size-asian="10.5pt" style:font-size-complex="10.5pt"/>
    </style:style>
    <style:style style:name="T15" style:family="text">
      <style:text-properties style:font-name="Courier 10 Pitch" fo:font-weight="normal" style:font-weight-asian="normal" style:font-weight-complex="normal"/>
    </style:style>
    <style:style style:name="T16" style:family="text">
      <style:text-properties officeooo:rsid="0062ed6c"/>
    </style:style>
    <style:style style:name="T17" style:family="text">
      <style:text-properties fo:font-weight="normal" style:font-weight-asian="normal" style:font-weight-complex="normal"/>
    </style:style>
    <style:style style:name="T18" style:family="text">
      <style:text-properties fo:font-weight="normal" officeooo:rsid="0062ed6c" style:font-weight-asian="normal" style:font-weight-complex="normal"/>
    </style:style>
    <style:style style:name="T19" style:family="text">
      <style:text-properties fo:language="en" fo:country="US"/>
    </style:style>
    <style:style style:name="T20" style:family="text">
      <style:text-properties officeooo:rsid="006d7c4a"/>
    </style:style>
    <style:style style:name="T21" style:family="text">
      <style:text-properties officeooo:rsid="0070f318"/>
    </style:style>
    <style:style style:name="T22" style:family="text">
      <style:text-properties officeooo:rsid="0074786d"/>
    </style:style>
    <style:style style:name="T23" style:family="text">
      <style:text-properties officeooo:rsid="00776dc8"/>
    </style:style>
    <style:style style:name="T24" style:family="text">
      <style:text-properties officeooo:rsid="0085ed30"/>
    </style:style>
    <style:style style:name="T25" style:family="text">
      <style:text-properties fo:font-size="10.5pt" style:font-size-asian="10.5pt" style:font-size-complex="10.5pt"/>
    </style:style>
    <style:style style:name="T26" style:family="text">
      <style:text-properties officeooo:rsid="0086ff44"/>
    </style:style>
    <style:style style:name="T27" style:family="text">
      <style:text-properties officeooo:rsid="008ad831"/>
    </style:style>
    <style:style style:name="T28" style:family="text">
      <style:text-properties officeooo:rsid="008be7bb"/>
    </style:style>
    <style:style style:name="T29" style:family="text">
      <style:text-properties officeooo:rsid="009194d4"/>
    </style:style>
    <style:style style:name="T30" style:family="text">
      <style:text-properties officeooo:rsid="009a4082"/>
    </style:style>
    <style:style style:name="T31" style:family="text">
      <style:text-properties officeooo:rsid="009b5e8a"/>
    </style:style>
    <style:style style:name="T32" style:family="text">
      <style:text-properties officeooo:rsid="009c071d"/>
    </style:style>
    <style:style style:name="T33" style:family="text">
      <style:text-properties officeooo:rsid="009ed32c"/>
    </style:style>
    <style:style style:name="T34" style:family="text">
      <style:text-properties style:use-window-font-color="true" style:font-name="Courier 10 Pitch" fo:font-weight="normal" style:font-weight-asian="normal" style:font-weight-complex="normal"/>
    </style:style>
    <style:style style:name="T35" style:family="text">
      <style:text-properties officeooo:rsid="00a981e9"/>
    </style:style>
    <style:style style:name="T36" style:family="text">
      <style:text-properties officeooo:rsid="00abf5f1"/>
    </style:style>
    <style:style style:name="T37" style:family="text">
      <style:text-properties officeooo:rsid="00b62a1c"/>
    </style:style>
    <style:style style:name="T38" style:family="text">
      <style:text-properties officeooo:rsid="00b7d62d"/>
    </style:style>
    <style:style style:name="T39" style:family="text">
      <style:text-properties officeooo:rsid="00b905fb"/>
    </style:style>
    <style:style style:name="T40" style:family="text">
      <style:text-properties style:font-name="Courier 10 Pitch"/>
    </style:style>
    <style:style style:name="T41" style:family="text">
      <style:text-properties style:font-name="Courier 10 Pitch" fo:font-size="10.5pt" style:font-size-asian="10.5pt" style:font-size-complex="10.5pt"/>
    </style:style>
    <style:style style:name="T42" style:family="text">
      <style:text-properties officeooo:rsid="00c1c7ff"/>
    </style:style>
    <style:style style:name="T43" style:family="text">
      <style:text-properties officeooo:rsid="00d214a0"/>
    </style:style>
    <style:style style:name="T44" style:family="text">
      <style:text-properties officeooo:rsid="00d36d53"/>
    </style:style>
    <style:style style:name="T45" style:family="text">
      <style:text-properties officeooo:rsid="00d47335"/>
    </style:style>
    <style:style style:name="T46" style:family="text">
      <style:text-properties style:font-name="Liberation Serif" fo:font-size="10.5pt" style:font-size-asian="10.5pt" style:font-size-complex="10.5pt"/>
    </style:style>
    <style:style style:name="T47" style:family="text">
      <style:text-properties style:font-name="Liberation Serif" fo:font-size="12pt" style:font-size-asian="12pt" style:font-size-complex="12pt"/>
    </style:style>
    <style:style style:name="T48" style:family="text">
      <style:text-properties officeooo:rsid="00da823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7cm" fo:text-indent="-0.635cm" fo:margin-left="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5cm" fo:text-indent="-0.635cm" fo:margin-left="2.3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cm" fo:text-indent="-0.635cm" fo:margin-left="2.9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5cm" fo:text-indent="-0.635cm" fo:margin-left="3.6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cm" fo:text-indent="-0.635cm" fo:margin-left="4.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5cm" fo:text-indent="-0.635cm" fo:margin-left="4.8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cm" fo:text-indent="-0.635cm" fo:margin-left="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5cm" fo:text-indent="-0.635cm" fo:margin-left="6.1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cm" fo:text-indent="-0.635cm" fo:margin-left="6.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5cm" fo:text-indent="-0.635cm" fo:margin-left="7.41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7cm" fo:text-indent="-0.635cm" fo:margin-left="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5cm" fo:text-indent="-0.635cm" fo:margin-left="2.3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cm" fo:text-indent="-0.635cm" fo:margin-left="2.9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5cm" fo:text-indent="-0.635cm" fo:margin-left="3.6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cm" fo:text-indent="-0.635cm" fo:margin-left="4.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5cm" fo:text-indent="-0.635cm" fo:margin-left="4.8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cm" fo:text-indent="-0.635cm" fo:margin-left="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5cm" fo:text-indent="-0.635cm" fo:margin-left="6.1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cm" fo:text-indent="-0.635cm" fo:margin-left="6.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5cm" fo:text-indent="-0.635cm" fo:margin-left="7.41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7cm" fo:text-indent="-0.635cm" fo:margin-left="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5cm" fo:text-indent="-0.635cm" fo:margin-left="2.3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cm" fo:text-indent="-0.635cm" fo:margin-left="2.9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5cm" fo:text-indent="-0.635cm" fo:margin-left="3.6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cm" fo:text-indent="-0.635cm" fo:margin-left="4.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5cm" fo:text-indent="-0.635cm" fo:margin-left="4.8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cm" fo:text-indent="-0.635cm" fo:margin-left="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5cm" fo:text-indent="-0.635cm" fo:margin-left="6.1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cm" fo:text-indent="-0.635cm" fo:margin-left="6.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5cm" fo:text-indent="-0.635cm" fo:margin-left="7.41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7cm" fo:text-indent="-0.635cm" fo:margin-left="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5cm" fo:text-indent="-0.635cm" fo:margin-left="2.3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cm" fo:text-indent="-0.635cm" fo:margin-left="2.9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5cm" fo:text-indent="-0.635cm" fo:margin-left="3.6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cm" fo:text-indent="-0.635cm" fo:margin-left="4.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5cm" fo:text-indent="-0.635cm" fo:margin-left="4.8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cm" fo:text-indent="-0.635cm" fo:margin-left="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5cm" fo:text-indent="-0.635cm" fo:margin-left="6.1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cm" fo:text-indent="-0.635cm" fo:margin-left="6.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5cm" fo:text-indent="-0.635cm" fo:margin-left="7.41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7cm" fo:text-indent="-0.635cm" fo:margin-left="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5cm" fo:text-indent="-0.635cm" fo:margin-left="2.3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cm" fo:text-indent="-0.635cm" fo:margin-left="2.9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5cm" fo:text-indent="-0.635cm" fo:margin-left="3.6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cm" fo:text-indent="-0.635cm" fo:margin-left="4.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5cm" fo:text-indent="-0.635cm" fo:margin-left="4.8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cm" fo:text-indent="-0.635cm" fo:margin-left="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5cm" fo:text-indent="-0.635cm" fo:margin-left="6.1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cm" fo:text-indent="-0.635cm" fo:margin-left="6.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5cm" fo:text-indent="-0.635cm" fo:margin-left="7.41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7cm" fo:text-indent="-0.635cm" fo:margin-left="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5cm" fo:text-indent="-0.635cm" fo:margin-left="2.3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cm" fo:text-indent="-0.635cm" fo:margin-left="2.9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5cm" fo:text-indent="-0.635cm" fo:margin-left="3.6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cm" fo:text-indent="-0.635cm" fo:margin-left="4.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5cm" fo:text-indent="-0.635cm" fo:margin-left="4.8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cm" fo:text-indent="-0.635cm" fo:margin-left="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5cm" fo:text-indent="-0.635cm" fo:margin-left="6.1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cm" fo:text-indent="-0.635cm" fo:margin-left="6.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5cm" fo:text-indent="-0.635cm" fo:margin-left="7.41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nidad 8</text:h>
      <text:p text:style-name="P82"/>
      <text:p text:style-name="P1">Las estructuras de almacenamiento, en general, se pueden clasificar de varias formas. Por ejemplo, </text:p>
      <text:p text:style-name="P1">atendiendo a si pueden almacenar datos de diferente tipo, o si solo pueden almacenar datos de un </text:p>
      <text:p text:style-name="P1">solo tipo, se pueden distinguir: </text:p>
      <text:p text:style-name="P1"/>
      <text:p text:style-name="P1">- Estructuras con capacidad de almacenar varios datos del mismo tipo: varios números, varios </text:p>
      <text:p text:style-name="P1">caracteres, etc. Ejemplos de estas estructuras son los arrays, las cadenas de caracteres, las listas </text:p>
      <text:p text:style-name="P1">y los conjuntos. </text:p>
      <text:p text:style-name="P1">- Estructuras con capacidad de almacenar varios datos de distinto tipo: números, fechas, cadenas </text:p>
      <text:p text:style-name="P1">de caracteres, etc., todo junto dentro de una misma estructura. Ejemplos de este tipo de </text:p>
      <text:p text:style-name="P1">estructuras son las clases. </text:p>
      <text:p text:style-name="P1"/>
      <text:p text:style-name="P1">Otra forma de clasificar las estructuras de almacenamiento va en función de si pueden o no cambiar </text:p>
      <text:p text:style-name="P1">de tamaño de forma dinámica: </text:p>
      <text:p text:style-name="P1"/>
      <text:p text:style-name="P1">- Estructuras cuyo tamaño se establece en el momento de la creación o definición y su tamaño </text:p>
      <text:p text:style-name="P1">no puede variar después. Ejemplos de estas estructuras son los arrays y las matrices (arrays </text:p>
      <text:p text:style-name="P1">multimensionales). </text:p>
      <text:p text:style-name="P1"/>
      <text:p text:style-name="P1">- Estructuras cuyo tamaño es variable (conocidas como estructuras dinámicas). Su tamaño crece </text:p>
      <text:p text:style-name="P1">o decrece según las necesidades de forma dinámica. Es el caso de las listas, árboles, conjuntos y, </text:p>
      <text:p text:style-name="P1">como veremos también, el caso de algunos tipos de cadenas de caracteres. </text:p>
      <text:p text:style-name="P1"/>
      <text:p text:style-name="P1">Por último, atendiendo a la forma en la que los datos se ordenan dentro de la estructura, podemos </text:p>
      <text:p text:style-name="P1">diferenciar varios tipos de estructuras: </text:p>
      <text:p text:style-name="P1"/>
      <text:p text:style-name="P1">- Estructuras que no se ordenan de por sí, y debe ser el programador el encargado de ordenar los </text:p>
      <text:p text:style-name="P1">datos si fuera necesario. Un ejemplo de estas estructuras son los arrays. </text:p>
      <text:p text:style-name="P1"/>
      <text:p text:style-name="P1">- Estructuras ordenadas. Se trata de estructuras que al incorporar un dato nuevo a todos los datos </text:p>
      <text:p text:style-name="P1">existentes, este se almacena en una posición concreta que irá en función del orden. El orden </text:p>
      <text:p text:style-name="P1">establecido en la estructura puede variar dependiendo de las necesidades del programa: </text:p>
      <text:p text:style-name="P1">alfabético, orden numérico de mayor a menor, momento de inserción, etc. </text:p>
      <text:h text:style-name="Heading_20_2" text:outline-level="2">Cadenas</text:h>
      <text:p text:style-name="P36">String cad=new String ("Ejemplo de cadena"); </text:p>
      <text:p text:style-name="P2"/>
      <text:p text:style-name="P2">Cuando se crean las cadenas de esta forma, se realiza una copia en memoria de la cadena pasada por parámetro. La nueva instancia de la clase String hará referencia por tanto a la copia de la cadena, y no al original. </text:p>
      <text:p text:style-name="P2"/>
      <text:p text:style-name="P3">Concatenación:<text:span text:style-name="T14"> String cad="¡Bien".concat("venido!");</text:span></text:p>
      <text:p text:style-name="P3"/>
      <text:p text:style-name="P4">El método toString() es<text:span text:style-name="T24">tá</text:span> disponible en todas las clases de Java. Su objetivo es simple, </text:p>
      <text:p text:style-name="P4">permitir la conversión de una instancia de clase en cadena de texto, de forma que se pueda convertir a texto el contenido de la instancia. Lo de convertir, no siempre es posible, hay clases fácilmente convertibles a texto, como es la clase Integer, por ejemplo, y otras que no se pueden convertir, y que el resultado de invocar el método toString() es información relativa a la instancia.</text:p>
      <text:p text:style-name="P4"/>
      <text:p text:style-name="P5"><text:soft-page-break/>La gran ventaja de la concatenación es que el método toString() se invocará automáticamente, sin </text:p>
      <text:p text:style-name="P5">que tengamos que especificarlo, por ejemplo: </text:p>
      <text:p text:style-name="P5"/>
      <text:p text:style-name="P37">Integer i1=new Integer (1223); // La instancia i1 de la clase Integer contiene el número 1223. </text:p>
      <text:p text:style-name="P37">System.out.println("Número: " + i1); // Se mostrará por pantalla el texto "Número: 1223"</text:p>
      <text:p text:style-name="P5"/>
      <text:p text:style-name="P5"><text:span text:style-name="T2">int length()</text:span> <text:s/>Retorna un número entero que contiene la longitud de una cadena.</text:p>
      <text:p text:style-name="P5"/>
      <text:p text:style-name="P5"><text:span text:style-name="T2">char charAt(int pos)</text:span> <text:s/>Retorna el carácter ubicado en la posición pasada por parámetro. El carácter obtenido de dicha posición será almacenado en un tipo de dato char . Las posiciones se empiezan a contar desde el 0 (y no desde el 1), y van desde 0 hasta longitud – 1.</text:p>
      <text:p text:style-name="P5"/>
      <text:p text:style-name="P6"><text:span text:style-name="T2">String substring(int beginIndex, int endIndex)</text:span> <text:s/>Este método permite extraer una subcadena </text:p>
      <text:p text:style-name="P6">de otra de mayor tamaño. Una cadena compuesta por todos los caracteres existentes entre la posición beginIndex y la posición endIndex – 1.</text:p>
      <text:p text:style-name="P6"/>
      <text:p text:style-name="P6"><text:span text:style-name="T2">String substring (int beginIndex)</text:span> <text:s/>Cuando al método substring solo le proporcionamos un </text:p>
      <text:p text:style-name="P6">parámetro, extraerá una cadena que comenzará en el carácter con posición beginIndex e irá </text:p>
      <text:p text:style-name="P6">hasta el final de la cadena. </text:p>
      <text:p text:style-name="P6"/>
      <text:p text:style-name="P6">Convertir un número a cadena es fácil desde que existe, para todas las clases Java, el método toString() . Gracias a ese método podemos hacer cosas como las siguientes: </text:p>
      <text:p text:style-name="P6"/>
      <text:p text:style-name="P38">String cad2="Número cinco: " + 5; </text:p>
      <text:p text:style-name="P38">System.out.println(cad2);</text:p>
      <text:p text:style-name="P6"/>
      <text:p text:style-name="P7">Esto es posible gracias a que Java convierte el número 5 a su clase envoltorio (wrapper class) </text:p>
      <text:p text:style-name="P7">correspondiente ( Integer , Float , Double , etc.), y después ejecuta automáticamente el método toString() de dicha clase. </text:p>
      <text:p text:style-name="P7"/>
      <text:h text:style-name="Heading_20_3" text:outline-level="3">Método valueOf</text:h>
      <text:p text:style-name="P39">String c="1234.5678"; </text:p>
      <text:p text:style-name="P39">double n; </text:p>
      <text:p text:style-name="P39">try { </text:p>
      <text:p text:style-name="P39"><text:s text:c="4"/>n=<text:bookmark-start text:name="__DdeLink__2196_1128251955"/>Double.valueOf<text:bookmark-end text:name="__DdeLink__2196_1128251955"/><text:bookmark-start text:name="__DdeLink__2194_1128251955"/>(c).doubleValue()<text:bookmark-end text:name="__DdeLink__2194_1128251955"/>; </text:p>
      <text:p text:style-name="P39">} catch (NumberFormatException e) </text:p>
      <text:p text:style-name="P39">{ /* Código a ejecutar si no se puede convertir */ }</text:p>
      <text:p text:style-name="P8"/>
      <text:p text:style-name="P8">NumberFormatException comprueba que la operación de conversión se ha producido.</text:p>
      <text:p text:style-name="P8">Mirar que c no sea null o cadena vacía antes de la conversión.</text:p>
      <text:p text:style-name="P8"/>
      <text:p text:style-name="P81">De entero a cadena</text:p>
      <text:p text:style-name="P40">cadena = String.valueOf(numero);</text:p>
      <text:p text:style-name="P40">cadena = <text:bookmark-start text:name="__DdeLink__2207_458661441"/>Integer.toString(<text:bookmark-end text:name="__DdeLink__2207_458661441"/>numero);</text:p>
      <text:h text:style-name="Heading_20_3" text:outline-level="3">Formato </text:h>
      <text:p text:style-name="P9">“formatear” cadenas a través del método estático format disponible en el objeto String.</text:p>
      <text:p text:style-name="P8">String salida=string.format ("El precio es: %.2f €", precio)); // formatea con dos decimales.</text:p>
      <text:p text:style-name="P10"/>
      <text:p text:style-name="P11">**** <text:s/>Ver tabla y modificadores *****</text:p>
      <text:p text:style-name="P10"><text:soft-page-break/></text:p>
      <text:h text:style-name="Heading_20_3" text:outline-level="3">Comparar cadenas <text:span text:style-name="T1">y otros</text:span></text:h>
      <text:p text:style-name="P84">cad1.compareTo(cad2)</text:p>
      <text:p text:style-name="P10"><text:s/><text:tab/>Permite comparar dos cadenas entre sí lexicográficamente. Retornará 0 si son iguales, un número menor que cero si la cadena (cad1) es anterior en orden alfabético a la que se pasa por argumento (cad2), y un número mayor que cero si la cadena es posterior en orden alfabético.</text:p>
      <text:p text:style-name="P10"/>
      <text:p text:style-name="P84">cad1.equals(cad2)</text:p>
      <text:p text:style-name="P10"><text:s/><text:tab/>Cuando se comparan si dos cadenas son iguales, no se debe usar el operador de comparación "==", sino el método equals. Retornará true si son iguales, y false si no lo son.</text:p>
      <text:p text:style-name="P10"/>
      <text:p text:style-name="P84">cad1.compareToIgnoreCase(cad2)</text:p>
      <text:p text:style-name="P84">cad1.equalsIgnoreCase(cad2)</text:p>
      <text:p text:style-name="P10"><text:s/><text:tab/>El método compareToIgnoreCase funciona igual que el método compareTo, pero ignora las mayúsculas y las minúsculas a la hora de hacer la comparación. Las mayúsculas van antes en orden alfabético que las minúsculas, por lo que hay que tenerlo en cuenta. El método equalsIgnoresCase es igual que el método equals pero sin tener en cuenta las minúsculas.</text:p>
      <text:p text:style-name="P10"/>
      <text:p text:style-name="P84">cad1.trim()</text:p>
      <text:p text:style-name="P10"><text:s/><text:tab/>Genera una copia de la cadena eliminando <text:span text:style-name="T26">los </text:span>espacios en blanco anteriores y posteriores.</text:p>
      <text:p text:style-name="P10"/>
      <text:p text:style-name="P84">cad1.toLowerCase()</text:p>
      <text:p text:style-name="P10"><text:s/><text:tab/>Genera una copia de la cadena con todos los caracteres a minúscula.</text:p>
      <text:p text:style-name="P10"/>
      <text:p text:style-name="P84">cad1.toUpperCase()</text:p>
      <text:p text:style-name="P10"><text:s/><text:tab/>Genera una copia de la cadena con todos los caracteres a mayúsculas.</text:p>
      <text:p text:style-name="P10"/>
      <text:p text:style-name="P84">cad1.indexOf(cad2)</text:p>
      <text:p text:style-name="P84">cad1.indexOf(cad2, num)</text:p>
      <text:p text:style-name="P10"><text:s/><text:tab/>Si la cadena o carácter pasado por argumento está contenida en la cadena invocante, retorna su posición, en caso contrario retornará -1. Opcionalmente se le puede indicar la posición a partir de la cual buscar, lo cual es útil para buscar varias apariciones de una cadena dentro de otra.</text:p>
      <text:p text:style-name="P10"/>
      <text:p text:style-name="P84">cad1.<text:bookmark-start text:name="__DdeLink__2180_1375449377"/>contains<text:bookmark-end text:name="__DdeLink__2180_1375449377"/>(cad2)</text:p>
      <text:p text:style-name="P10"><text:s/><text:tab/>Retornará true si la cadena pasada por argumento está contenida dentro de la cadena. En caso contrario retornará false.</text:p>
      <text:p text:style-name="P10"/>
      <text:p text:style-name="P84">cad1.<text:bookmark-start text:name="__DdeLink__2189_1375449377"/>startsWith(<text:bookmark-end text:name="__DdeLink__2189_1375449377"/>cad2)</text:p>
      <text:p text:style-name="P10"><text:s/><text:tab/>Retornará true si la cadena comienza por la cadena pasada como argumento. En caso contrario retornará false.</text:p>
      <text:p text:style-name="P10"/>
      <text:p text:style-name="P84">cad1.<text:bookmark-start text:name="__DdeLink__2191_1375449377"/>endsWith<text:bookmark-end text:name="__DdeLink__2191_1375449377"/>(cad2)</text:p>
      <text:p text:style-name="P10"><text:s/><text:tab/>Retornará true si la cadena acaba por la cadena pasada como argumento. En caso contrario retornará false.</text:p>
      <text:p text:style-name="P10"/>
      <text:p text:style-name="P84">cad1.replace(cad2, cad3)</text:p>
      <text:p text:style-name="P10"><text:s/><text:tab/>Generará una copia de la cadena cad1, en la que se reemplazarán todas las apariciones de cad2 por cad3. El reemplazo se hará de izquierda a derecha, por ejemplo: reemplazar "zzz" por "xx" en la cadena "zzzzz" generará "xxzz" y no "zzxx". </text:p>
      <text:p text:style-name="P8"/>
      <text:p text:style-name="P8"/>
      <text:h text:style-name="Heading_20_3" text:outline-level="3"><text:soft-page-break/>Diferencia de StringBuilder de la clase String</text:h>
      <text:p text:style-name="P12"><text:bookmark-start text:name="__DdeLink__2203_458661441"/>StringBuilder<text:bookmark-end text:name="__DdeLink__2203_458661441"/> permite modificar la cadena que contiene, mientras que la clase String no.</text:p>
      <text:p text:style-name="P12"/>
      <text:p text:style-name="P41">StringBuilder strb=new StringBuilder ("Hoal Muuundo");</text:p>
      <text:p text:style-name="P41">strb<text:bookmark-start text:name="__DdeLink__2205_458661441"/>.delete(6,8)<text:bookmark-end text:name="__DdeLink__2205_458661441"/>;</text:p>
      <text:p text:style-name="P41">strb.append ("!");</text:p>
      <text:p text:style-name="P41">strb.insert (0,"¡");</text:p>
      <text:p text:style-name="P41">strb.replace (3,5,"la");</text:p>
      <text:p text:style-name="P41">System.out.println(strb); // “¡Hola Mundo!”</text:p>
      <text:p text:style-name="P8"/>
      <text:p text:style-name="P13">StringBuilder contiene muchos métodos de la clase String ( charAt, indexOf, lenght, substring, replace, etc.), pero no todos, pues son clases diferentes con funcionalidades realmente diferentes. </text:p>
      <text:p text:style-name="P8"/>
      <text:h text:style-name="Heading_20_3" text:outline-level="3">Expresiones regulares</text:h>
      <text:p text:style-name="P14">Podemos indicar que una cadena contiene un conjunto de símbolos fijo, simplemente poniendo dichos símbolos en el patrón, excepto para algunos símbolos especiales que necesitarán un carácter de escape como veremos. Por ejemplo, el patrón "aaa" admitirá cadenas que contengan tres aes.</text:p>
      <text:list xml:id="list1034963287093760031" text:style-name="L1">
        <text:list-item>
          <text:p text:style-name="P164"><text:span text:style-name="T2">"[xyz]"</text:span>. Entre corchetes podemos indicar opcionalidad. Solo uno de los símbolos que hay entre los corchetes podrá aparecer en el lugar donde están los corchetes. Por ejemplo, la expresión regular " aaa[xy] " admitirá como válidas las cadenas "aaax" y la cadena "aaay". Los corchetes representan una posición de la cadena que puede tomar uno de varios valores posibles. </text:p>
        </text:list-item>
        <text:list-item>
          <text:p text:style-name="P164"><text:span text:style-name="T2">"[a-z]" "[A-Z]" "[a-zA-Z]"</text:span>. Usando el guión y los corchetes podemos indicar que el patrón admite cualquier carácter entre la letra inicial y la final. Es importante que sepas que se diferencia entre letras mayúsculas y minúsculas, no son iguales de cara a las expresiones regulares. </text:p>
        </text:list-item>
        <text:list-item>
          <text:p text:style-name="P164"><text:span text:style-name="T2">"[0-9]"</text:span>. Y nuevamente, usando un guión, podemos indicar que se permite la presencia de un dígito numérico entre 0 y 9, cualquiera de ellos, pero solo uno. Con las reglas anteriores podemos indicar el conjunto de símbolos que admite el patrón y el orden que deben tener. Si una cadena no contiene los símbolos especificados en el patrón, en el mismo orden, entonces la cadena no encajará con el patrón. Veamos ahora como indicar repeticiones: </text:p>
        </text:list-item>
        <text:list-item>
          <text:p text:style-name="P164"><text:span text:style-name="T2">"a?"</text:span>. Usaremos el interrogante para indicar que un símbolo puede aparecer una vez ninguna. De esta forma la letra "a" podrá aparecer una vez o simplemente no aparecer. </text:p>
        </text:list-item>
        <text:list-item>
          <text:p text:style-name="P164"><text:span text:style-name="T2">"a*"</text:span>. Usaremos el asterisco para indicar que un símbolo puede aparecer una vez o muchas veces, pero también ninguna. Cadenas válidas para esta expresión regular serían "aa", "aaa" o "aaaaaaaa". </text:p>
        </text:list-item>
        <text:list-item>
          <text:p text:style-name="P164"><text:span text:style-name="T2">"a+"</text:span>. Usaremos el símbolo de suma para indicar que otro símbolo debe aparecer al meno<text:span text:style-name="T4">s</text:span> una vez, pudiendo repetirse cuantas veces quiera. </text:p>
        </text:list-item>
        <text:list-item>
          <text:p text:style-name="P164"><text:span text:style-name="T2">"a{1,4}"</text:span>. Usando las llaves, podemos indicar el número mínimo y máximo de veces que un símbolo podrá repetirse. El primer número del ejemplo es el número 1, y quiere decir que la letra "a" debe aparecer al menos una vez. El segundo número, 4, indica que como máximo puede repetirse cuatro veces. </text:p>
        </text:list-item>
        <text:list-item>
          <text:p text:style-name="P164"><text:span text:style-name="T2">"a{2,}"</text:span>. También es posible indicar solo el número mínimo de veces que un carácter debe aparecer (sin determinar el máximo), haciendo uso de las llaves, indicando el primer número <text:soft-page-break/>y poniendo la coma (no la olvides). </text:p>
        </text:list-item>
        <text:list-item>
          <text:p text:style-name="P164"><text:span text:style-name="T2">"a{5}"</text:span>. A diferencia de la forma anterior, si solo escribimos un número entre llaves, sin poner la coma detrás, significará que el símbolo debe aparecer un número exacto de veces. En este caso, la "a" debe aparecer exactamente 5 veces. </text:p>
        </text:list-item>
        <text:list-item>
          <text:p text:style-name="P164"><text:span text:style-name="T2">"[a-z]{1,4}[0-9]+"</text:span>. Los indicadores de repetición se pueden usar también con corchetes, dado que los corchetes representan, básicamente, un símbolo. En el ejemplo anterior se permitiría de una a cuatro letras minúsculas, seguidas de al menos un dígito numérico.</text:p>
        </text:list-item>
      </text:list>
      <text:p text:style-name="P13"/>
      <text:p text:style-name="P94">Pattern y Matcher</text:p>
      <text:p text:style-name="P15"/>
      <text:p text:style-name="P17">Java ofrece las clases Pattern y Matcher contenidas en el paquete java.util.regex.* . La clase Pattern se utiliza para procesar la expresión regular y “compilarla”, lo cual significa verificar que es correcta y dejarla lista para su utilización. La clase Matcher sirve para comprobar si una cadena cualquiera sigue o no un patrón:</text:p>
      <text:p text:style-name="P17"><text:s/></text:p>
      <text:p text:style-name="P46">Pattern p=Pattern.compile("[01]+"); </text:p>
      <text:p text:style-name="P46">Matcher m=p.matcher("00001010"); </text:p>
      <text:p text:style-name="P46">if (m.matches()) System.out.println("Si, contiene el patrón"); </text:p>
      <text:p text:style-name="P46">else System.out.println("No, no contiene el patrón"); </text:p>
      <text:p text:style-name="P16"><text:s/></text:p>
      <text:p text:style-name="P16">En el ejemplo, el método estático compile de la clase Pattern permite crear un patrón, dicho método </text:p>
      <text:p text:style-name="P18">compila la expresión regular pasada por parámetro y genera una instancia de Pattern (<text:span text:style-name="T27">'</text:span>p<text:span text:style-name="T27">'</text:span> en el ejemplo). El patrón p podrá ser usado múltiples veces para verificar si una cadena coincide o no co<text:span text:style-name="T28">n</text:span> el patrón, dicha comprobación se hace invocando el método matcher, el cual combina el patrón con la cadena de entrada y genera una instancia de la clase Matcher (m en el ejemplo). La clase Matcher contiene el resultado de la comprobación y ofrece varios métodos para analizar la forma en la que la cadena ha encajado con un patrón:</text:p>
      <text:p text:style-name="P18"><text:s/></text:p>
      <text:list xml:id="list8231272330687464543" text:style-name="L2">
        <text:list-item>
          <text:p text:style-name="P123"><text:span text:style-name="T2">m.matches()</text:span> . Devolverá true si toda la cadena (de principio a fin) encaja con el patrón o false en caso contrario. </text:p>
        </text:list-item>
        <text:list-item>
          <text:p text:style-name="P124"><text:span text:style-name="T2">m.lookingAt() </text:span>. Devolverá true si el patrón se ha encontrado al principio de la cadena. A diferencia del método matches() , la cadena podrá contener al final caracteres adicionales a los indicados por el patrón, sin que ello suponga un problema. </text:p>
        </text:list-item>
        <text:list-item>
          <text:p text:style-name="P124"><text:span text:style-name="T2">m.find()</text:span> . Devolverá true si el patrón existe en algún lugar <text:span text:style-name="T28">de </text:span>la cadena (no necesariamente toda la cadena debe coincidir con el patrón) y false en caso contrario, pudiendo tener más de una coincidencia. Para obtener la posición exacta donde se ha producido la coincidencia con el patrón podemos usar los métodos m.start() y m.end() , para saber la posición inicial y final donde se ha encontrado. Una segunda invocación del método find() irá a la segunda coincidencia (si existe), y así sucesivamente. Podemos reiniciar el método find(), para que vuelva a comenzar por la primera coincidencia, invocando el método m.reset() . </text:p>
        </text:list-item>
      </text:list>
      <text:p text:style-name="P16"><text:s/></text:p>
      <text:p text:style-name="P16">Veamos algunas construcciones adicionales que pueden ayudarnos a especificar expresiones </text:p>
      <text:p text:style-name="P16">regulares más complejas: </text:p>
      <text:list xml:id="list8565334577574037033" text:style-name="L3">
        <text:list-item>
          <text:p text:style-name="P125">"[^abc]" . El símbolo "^", cuando se pone justo detrás del corchete de apertura, significa “negación”. La expresión regular admitirá cualquier símbolo diferente a los puestos entre corchetes. En este caso, cualquier símbolo diferente de “a”, “b” o “c”. </text:p>
        </text:list-item>
        <text:list-item>
          <text:p text:style-name="P125">"^[01]+$" . Cuando el símbolo "^" aparece al comienzo de la expresión regular, permite indicar comienzo de línea o de entrada. El símbolo "$" permite indicar fin de línea o fin de entrada. Usándolos podemos verificar que una línea completa (de principio a fin) encaje con la expresión regular, es muy útil cuando se trabaja en modo multilínea (cadenas que contienen en su interior más de un salto de línea a veces no se procesan bien con las expresiones regulares, dado que estas se limitan a verificar generalmente solo la primera línea. El modo multilínea permite buscar líneas completas que encajan con un patrón dentro de una cadena que contiene varias líneas ) y con el método find() . </text:p>
        </text:list-item>
        <text:list-item>
          <text:p text:style-name="P125">"." . El punto simboliza cualquier carácter. </text:p>
        </text:list-item>
        <text:list-item>
          <text:p text:style-name="P125">"\\d" . Un dígito numérico. Equivale a " [0-9] ". </text:p>
        </text:list-item>
        <text:list-item>
          <text:p text:style-name="P125">"\\D" . Cualquier cosa excepto un dígito numérico. Equivale a " [^0-9] ”. </text:p>
        </text:list-item>
        <text:list-item>
          <text:p text:style-name="P125">"\\s" . Un espacio en blanco (incluye tabulaciones, saltos de línea y otras formas de espacio). </text:p>
        </text:list-item>
        <text:list-item>
          <text:p text:style-name="P125">"\\S" . Cualquier cosa excepto un espacio en blanco. </text:p>
        </text:list-item>
        <text:list-item>
          <text:p text:style-name="P125">"\\w" . Cualquier carácter que podrías encontrar en una palabra. Equivale a "[a‐zA‐Z_0‐9]".</text:p>
        </text:list-item>
      </text:list>
      <text:p text:style-name="P55"><text:soft-page-break/><text:span text:style-name="T2">Paréntesis</text:span>:</text:p>
      <text:p text:style-name="P55"/>
      <text:p text:style-name="P55">los paréntesis tienen una función adicional, y es la de permitir definir grupos. Un grupo </text:p>
      <text:p text:style-name="P55">comienza cuando se abre un paréntesis y termina cuando se cierra el paréntesis. Los grupos permiten acceder de forma cómoda a las diferentes partes de una cadena cuando esta coincide con </text:p>
      <text:p text:style-name="P55">una expresión regular. Lo mejor es verlo con un ejemplo: </text:p>
      <text:p text:style-name="P55"/>
      <text:p text:style-name="P20">Pattern p=Pattern.compile("([XY]?)([0-9]{1,9})([A-Za-z])"); </text:p>
      <text:p text:style-name="P20">Matcher m=p.matcher("X123456789Z Y00110011M 999999T"); </text:p>
      <text:p text:style-name="P20">while (m.find()) </text:p>
      <text:p text:style-name="P20">{ </text:p>
      <text:p text:style-name="P20">System.out.println("Letra inicial (opcional):"+m.group(1)); </text:p>
      <text:p text:style-name="P20">System.out.println("Número:"+m.group(2)); </text:p>
      <text:p text:style-name="P20">System.out.println("Letra NIF:"+m.group(3)); </text:p>
      <text:p text:style-name="P20">}</text:p>
      <text:p text:style-name="P55"/>
      <text:p text:style-name="P55">el primer grupo es el 1, y no el 0. Si pones m.group(0) obtendrás una cadena con </text:p>
      <text:p text:style-name="P55">toda la ocurrencia o coincidencia del patrón en la cadena, es decir, obtendrás la secuencia entera </text:p>
      <text:p text:style-name="P55">de símbolos que coincide con el patrón. </text:p>
      <text:p text:style-name="P55"/>
      <text:p text:style-name="P56">En el ejemplo anterior se usa el método find , éste buscará una a una, cada una de las ocurrencias del patrón en la cadena. Cada vez que se invoca, busca la siguiente ocurrencia del patrón y devolverá true si ha encontrado una ocurrencia. Si no encuentra en una iteración ninguna ocurrencia es porque no existen más, y retornará false, saliendo del bucle. Esta construcción while es muy típica para este tipo de métodos y para las iteraciones.</text:p>
      <text:p text:style-name="P56"/>
      <text:h text:style-name="Heading_20_3" text:outline-level="3">Secuencias de escape</text:h>
      <text:p text:style-name="P58">Cuando en una expresión regular necesitamos especificar que lo que tiene que haber en la cadena es un paréntesis, una llave, o un corchete, tenemos que usar una secuencia de escape, dado que esos </text:p>
      <text:p text:style-name="P58">símbolos tienen un significado especial en los patrones. Para ello, simplemente antepondremos "\\" </text:p>
      <text:p text:style-name="P58">al símbolo. Por ejemplo, "\\(" significará que debe haber un paréntesis en la cadena y se omitirá el </text:p>
      <text:p text:style-name="P58">significado especial del paréntesis. Lo mismo ocurre con "\\[", "\\]", "\\)", etc. Lo mismo para el significado especial del punto, éste, tiene un significado especial (¿Lo recuerdas del apartado anterior?) salvo que se ponga "\\.", que pasará a significar “un punto” en vez de “cualquier carácter”. La excepción son las comillas, que se pondrían con una sola barra: "\"". </text:p>
      <text:p text:style-name="P56"/>
      <text:p text:style-name="P57"/>
      <text:h text:style-name="P170" text:outline-level="1">Arrays</text:h>
      <text:p text:style-name="P21">int[] n; // Declaración del array. </text:p>
      <text:p text:style-name="P21">//Creación del array reservando para él un espacio en memoria. </text:p>
      <text:p text:style-name="P22">n = new int[10];</text:p>
      <text:p text:style-name="P21">int[] m=new int[10]; // Declaración y creación en un mismo lugar.</text:p>
      <text:p text:style-name="P21"/>
      <text:p text:style-name="P86">Ejemplo<text:span text:style-name="T5">s</text:span>:</text:p>
      <text:p text:style-name="P23">- Numeros[0]=99; // Primera posición del array.</text:p>
      <text:p text:style-name="P24">- int suma=Numeros[0] + Numeros[1] + Numeros[2];</text:p>
      <text:p text:style-name="P24">- System.out.println("Longitud del array: " + Numeros.length);</text:p>
      <text:p text:style-name="P24"/>
      <text:p text:style-name="P87">Para pasar como argumento un array a una función o método, esta debe tener en su definición un parámetro declarado como array. Esto es simplemente que uno de los parámetros de la función sea un array:</text:p>
      <text:p text:style-name="P87"><text:s/></text:p>
      <text:p text:style-name="P19">int sumaarray (int[] j) { </text:p>
      <text:p text:style-name="P19">int suma=0; </text:p>
      <text:p text:style-name="P19">for (int i=0; i&lt;j.length;i++) </text:p>
      <text:p text:style-name="P19">suma=suma+j[i]; </text:p>
      <text:p text:style-name="P19">return suma; </text:p>
      <text:p text:style-name="P19">} </text:p>
      <text:p text:style-name="Standard"/>
      <text:p text:style-name="Standard">En el método anterior se pasa como argumento un array numérico, sobre el cual se calcula la suma </text:p>
      <text:p text:style-name="Standard">de todos los números que contiene. Es un uso típico de los arrays. <text:span text:style-name="T29">F</text:span>ijate que especificar que un argumento es un array es igual que declarar un array, sin la creación del mismo. Para pasar como argumento un array a una función, simplemente se pone el nombre del array: </text:p>
      <text:p text:style-name="Standard"/>
      <text:p text:style-name="P19">int suma=sumaarray (Numeros); </text:p>
      <text:p text:style-name="Standard"><text:s/></text:p>
      <text:p text:style-name="Standard"><text:span text:style-name="T2">En Java las variables se pasan por copia a los métodos</text:span>, esto quiere decir que cuando se pasa una </text:p>
      <text:p text:style-name="Standard">variable a un método, y se realiza una modificación de su valor en dicho método, el valor de la variable en el método desde el que se ha realizado la invocación no se modifica. Pero cuidado, eso no pasa con los arrays. Cuando dicha modificación se realiza en un array, es decir, se cambia el valor de uno de los elementos del array, si que cambia su valor de forma definitiva. <text:span text:style-name="T6">Ejemplo:</text:span></text:p>
      <text:p text:style-name="Standard"/>
      <text:p text:style-name="P48">public static void main(String[] args) { </text:p>
      <text:p text:style-name="P48">int j=0; int[] i=new int(1); i[0]=0; </text:p>
      <text:p text:style-name="P48">modificaArray(j,i); </text:p>
      <text:p text:style-name="P49">System.out.println(j+"-"+i[0]);</text:p>
      <text:p text:style-name="P49">/* Mostrará por pantalla "0–1", puesto que el contenido del </text:p>
      <text:p text:style-name="P48">array es modificado en la función, y aunque la variable j también se modifica, se modifica una copia de la misma, dejando el original intacto */ </text:p>
      <text:p text:style-name="P49">}</text:p>
      <text:p text:style-name="P49"><text:s/></text:p>
      <text:p text:style-name="P48">int modificaArray(int j, int[] i); { </text:p>
      <text:p text:style-name="P48">j++; i[0]++; /* Modificación de los valores de la variable, solo afectará al array, no a j </text:p>
      <text:p text:style-name="P48">*/ </text:p>
      <text:p text:style-name="P48">}</text:p>
      <text:p text:style-name="P48"/>
      <text:p text:style-name="Standard"/>
      <text:p text:style-name="P83"><text:soft-page-break/>Inicializar un array</text:p>
      <text:p text:style-name="P25"/>
      <text:p text:style-name="P47">static int[] ArrayConNumerosConsecutivos (int totalNumeros) { </text:p>
      <text:p text:style-name="P47">int[] r=new int[totalNumeros]; </text:p>
      <text:p text:style-name="P47">for (int i=0;i&lt;totalNumeros;i++) r[i]=i; </text:p>
      <text:p text:style-name="P47">return r; </text:p>
      <text:p text:style-name="P47">}</text:p>
      <text:p text:style-name="P59"/>
      <text:p text:style-name="P60">int[] array = {10, 20, 30}; </text:p>
      <text:p text:style-name="P60">String[] diassemana={"Lunes", "Martes", "Miércoles", "Jueves", "Viernes", "Sábado", "Domingo"};</text:p>
      <text:p text:style-name="P59"/>
      <text:p text:style-name="P60">Pero cuidado, la inicialización solo se puede usar en ciertos casos. La inicialización anterior funciona cuando se trata de un tipo de dato primitivo ( int , short , float , double , etc.) o un String, y algunos pocos casos más, pero no funcionará para cualquier objeto. </text:p>
      <text:p text:style-name="P60"/>
      <text:p text:style-name="P60">Cuando se trata de un array de objetos, la inicialización del mismo es un poco más liosa, dado que el valor inicial de los elementos del array de objetos será null, o lo que es lo mismo, <text:span text:style-name="T2">crear un array de objetos no significa que se han creado las instancias de los objetos. Hay que crear, para cada posición del array, el objeto del tipo correspondiente con el operador new</text:span>. Veamos un ejemplo con la clase StringBuilder. En el siguiente ejemplo solo aparecerá null por pantalla: </text:p>
      <text:p text:style-name="P60"/>
      <text:p text:style-name="P25">StringBuilder[] j=new StringBuilder[10]; </text:p>
      <text:p text:style-name="P25">for (int i=0; i&lt;j.length;i++) System.out.println("Valor" +i + "="+j[i]); // Imprimirá null para los 10 valores. </text:p>
      <text:p text:style-name="P60"/>
      <text:p text:style-name="P60">Para solucionar este problema podemos optar por lo siguiente, crear para cada posición del array una instancia del objeto: </text:p>
      <text:p text:style-name="P60"/>
      <text:p text:style-name="P25">StringBuilder[] j=new StringBuilder[10]; </text:p>
      <text:p text:style-name="P25">for (int i=0; i&lt;j.length;i++) j[i]=new StringBuilder("cadena "+i);</text:p>
      <text:p text:style-name="P25"/>
      <text:p text:style-name="P95">Para acceder a una propiedad o a un método cuando los elementos del array son objetos, puedes usar la notación de punto detrás de los corchetes, por ejemplo: diassemana[0].length. Fijate bien en el array diassemana anterior y piensa en lo que se mostraría por pantalla con el siguiente código: </text:p>
      <text:p text:style-name="P96">System.out.println(diassemana[0].substring(0,2));</text:p>
      <text:p text:style-name="P111">Arrays multidimensionales</text:p>
      <text:p text:style-name="P97">int[][] a2d=new int[4][5];</text:p>
      <text:p text:style-name="Standard">Como los arrays multidimensionales son arrays que tienen como elementos arrays (excepto el último nivel que ya será del tipo concreto almacenado), para saber el tamaño de una dimensión superior tenemos que poner los índices entre corchetes seguidos de <text:bookmark-start text:name="__DdeLink__2185_1375449377"/>length<text:bookmark-end text:name="__DdeLink__2185_1375449377"/> (a2d[i1].length) .</text:p>
      <text:p text:style-name="Standard"/>
      <text:p text:style-name="P83">Array multidimensional irregular</text:p>
      <text:p text:style-name="Standard"/>
      <text:p text:style-name="Standard">Declaramos y creamos el array pero sin especificar la segunda dimensión. Lo que estamos haciendo en realidad es crear simplemente un array que contendrá arrays, sin decir como son de grandes los arrays de la siguiente dimensión: int[][] irregular=new int[3][]; </text:p>
      <text:p text:style-name="Standard">Después creamos cada uno de los arrays unidimensionales (del tamaño que queramos) y lo asignamos a la posición correspondiente del array anterior: irregular[0]=new int[7]; irregular[1]=new int[15]; irregular[2]=new int[9];</text:p>
      <text:p text:style-name="Standard"><text:soft-page-break/>Cuando uses arrays irregulares, por seguridad, es conveniente que verifiques siempre que el array no sea null en segundas dimensiones, y que la longitud sea la esperada antes de acceder a los datos: </text:p>
      <text:p text:style-name="Standard"/>
      <text:p text:style-name="P19">if (irregular[1]!=null &amp;&amp; irregular[1].length&gt;10) {…}</text:p>
      <text:p text:style-name="P26"/>
      <text:p text:style-name="P112">Inicialización</text:p>
      <text:p text:style-name="P19">int[][] inicializarArray (int n, int m){ </text:p>
      <text:p text:style-name="P19">int[][] ret=new int[n][m]; </text:p>
      <text:p text:style-name="P19">for (int i=0;i&lt;n;i++) </text:p>
      <text:p text:style-name="P19">for (int j=0;j&lt;m;j++) </text:p>
      <text:p text:style-name="P19">ret[i][j]=n*m; </text:p>
      <text:p text:style-name="P19">return ret; </text:p>
      <text:p text:style-name="P19">}</text:p>
      <text:p text:style-name="P19"/>
      <text:p text:style-name="Text_20_body">También se puede inicializar un array multidimensional usando las llaves, </text:p>
      <text:p text:style-name="P19">int[][] a2d={{0,1,2},{3,4,5},{6,7,8},{9,10,11}}; </text:p>
      <text:p text:style-name="P19">int[][][] a3d={{{0,1},{2,3}},{{0,1},{2,3}}};</text:p>
      <text:p text:style-name="Standard"/>
      <text:p text:style-name="Standard">El primer array anterior sería un array de 4 por 3 y el siguiente sería un array de 2x2x2. Como puedes observar esta notación a partir de 3 dimensiones ya es muy liosa y normalmente no se usa. Utilizando esta notación también podemos inicializar rápidamente arrays irregulares, simplemente poniendo separados por comas los elementos que tiene cada dimensión: </text:p>
      <text:p text:style-name="Standard"/>
      <text:p text:style-name="P19">int[][] i2d={{0,1},{0,1,2},{0,1,2,3},{0,1,2,3,4},{0,1,2,3,4,5}}; </text:p>
      <text:p text:style-name="P19">int[][][] i3d={ { {0,1},{0,2} } , {{0,1,3}} , {{0,3,4},{0,1,5} } };</text:p>
      <text:p text:style-name="P19"/>
      <text:p text:style-name="Standard">Es posible que en algunos libros y en Internet se refieran a los <text:span text:style-name="T2">arrays</text:span> usando otra terminología. A los arrays unidimensionales es común llamarlos<text:span text:style-name="T2"> también arreglos o vectores</text:span>, a los arrays de dos dimensiones es común llamarlos directamente <text:span text:style-name="T2">matrices</text:span>, y a los arrays de más de dos dimensiones es posible que los veas escritos como <text:span text:style-name="T2">matrices multidimensionales</text:span>. Sea como sea, lo más normal en la jerga informática es llamarlos arrays, término que procede del inglés. </text:p>
      <text:p text:style-name="Standard"/>
      <text:h text:style-name="P171" text:outline-level="2"/>
      <text:h text:style-name="P172" text:outline-level="2">Clases y métodos genéricos</text:h>
      <text:p text:style-name="P113">**** <text:span text:style-name="T31">Revisar con la documentación de la lección ****</text:span></text:p>
      <text:h text:style-name="Heading_20_3" text:outline-level="3">Métodos genéricos</text:h>
      <text:p text:style-name="P50">public class util { </text:p>
      <text:p text:style-name="P50">public static &lt;T&gt; int compararTamano (T[] a, T[] b) { </text:p>
      <text:p text:style-name="P50"><text:s text:c="4"/>return a.length-b.length; </text:p>
      <text:p text:style-name="P50">}}</text:p>
      <text:p text:style-name="P61"/>
      <text:p text:style-name="P62">La versión genérica del módulo incluye la expresión “&lt;T&gt;”, justo antes del tipo retornado por el método. “&lt;T&gt;” es la definición de una variable o parámetro formal de tipo de la clase o método genérico, al que podemos llamar simplemente parámetro de tipo o parámetro genérico. Este parámetro genérico (T) se puede usar a lo largo de todo el método o clase, dependiendo del ámbito de definición, y hará referencia a cualquier clase con la que nuestro algoritmo tenga que trabajar. </text:p>
      <text:p text:style-name="P62"><text:span text:style-name="T30">P</text:span>uede haber más de un parámetro genérico. </text:p>
      <text:p text:style-name="P61"/>
      <text:p text:style-name="P61">Utilizar genéricos tiene claras ventajas. Para invocar un método genérico, sólo hay que realizar una </text:p>
      <text:p text:style-name="P61">invocación de tipo genérico, olvidándonos de las conversiones de tipo. Esto consiste en indicar qué </text:p>
      <text:p text:style-name="P61">clases o interfaces concretas se utilizarán en lugar de cada parámetro genérico (“&lt;T&gt;”), para después, pasándole los argumentos correspondientes, ejecutar el algoritmo. Cada clase o interfaz concreta, la podemos denominar tipo o tipo base y se da por sentado que los argumentos pasados al método genérico serán también de dicho tipo base. </text:p>
      <text:p text:style-name="P61"/>
      <text:p text:style-name="P61">Supongamos que el tipo base es Integer, pues para realizar la invocación del método genérico anterior basta con indicar el tipo, entre los símbolos de menor qué y mayor qué (“&lt;Integer&gt;”), justo antes del nombre del método. </text:p>
      <text:p text:style-name="P61"/>
      <text:p text:style-name="P27">Integer []a={0,1,2,3,4}; </text:p>
      <text:p text:style-name="P27">Integer []b={0,1,2,3,4,5}; </text:p>
      <text:p text:style-name="P27">util.<text:span text:style-name="T2">&lt;Integer&gt;</text:span>compararTamano (a, b);</text:p>
      <text:p text:style-name="P61"/>
      <text:h text:style-name="Heading_20_3" text:outline-level="3">Clases genéricas</text:h>
      <text:p text:style-name="P64">Las clases genéricas son equivalentes a los métodos genéricos pero a nivel de clase, permiten definir un parámetro de tipo genérico que se podrá usar a lo largo de toda la clase, facilitando así crear clases genéricas <text:span text:style-name="T7">q</text:span>ue son capaces de trab<text:span text:style-name="T7">a</text:span>jar con diferentes tipos de datos base. Para crear una clase genérica se especifican los parámetros de tipo al lado del nombre de la clase: </text:p>
      <text:p text:style-name="P63"/>
      <text:p text:style-name="P42">public class Util&lt;T&gt; { </text:p>
      <text:p text:style-name="P42">T t1; </text:p>
      <text:p text:style-name="P43">public void invertir(T[] array) { </text:p>
      <text:p text:style-name="P43">for (int i = 0; i &lt; array.length / 2; i++) { </text:p>
      <text:p text:style-name="P43">t1 = array[i]; </text:p>
      <text:p text:style-name="P43">array[i] = array[array.length - i - 1]; </text:p>
      <text:p text:style-name="P43">array[array.length - i - 1] = t1; </text:p>
      <text:p text:style-name="P63"><text:span text:style-name="T14">}}}</text:span> </text:p>
      <text:p text:style-name="P63"/>
      <text:p text:style-name="P65">En el ejemplo anterior, la clase Util contiene el método invertir cuya función es invertir el orden de los elementos de cualquier array, sea del tipo que sea. Para usar esa clase genérica hay que crear un objeto o instancia de dicha clase especificando el tipo base entre los símbolos menor que ("&lt;") y mayor que ("&gt;"), justo detrás del nombre de la clase. Veamos un ejemplo:</text:p>
      <text:p text:style-name="P65"><text:soft-page-break/></text:p>
      <text:p text:style-name="P28">Integer[] numeros={0,1,2,3,4,5,6,7,8,9};</text:p>
      <text:p text:style-name="P28">Util&lt;Integer&gt; u= new Util&lt;Integer&gt;();</text:p>
      <text:p text:style-name="P28">u.invertir(numeros);</text:p>
      <text:p text:style-name="P28">for (int i=0;i&lt;numeros.length;i++) System.out.println(numeros[i]);</text:p>
      <text:p text:style-name="P65"/>
      <text:p text:style-name="P65">Como puedes observar, el uso de genéricos es sencillo, tanto a nivel de clase como a nivel de método. Simplemente, a la hora de crear una instancia de una clase genérica, hay que especificar el tipo, tanto en la definición (Util&lt;integer&gt; u) como en la creación (new Util&lt;Integer&gt;()). </text:p>
      <text:p text:style-name="P65"/>
      <text:p text:style-name="P65"><text:span text:style-name="T2">Los parámetros de tipo de las clases genéricas solo pueden ser clases</text:span>, no pueden ser jamás tipos de datos primitivos como int, short, double, etc. En su lugar, debemos usar sus clases envoltorio Integer, Short, Double, etc. </text:p>
      <text:p text:style-name="P88"/>
      <text:p text:style-name="P88"/>
      <text:h text:style-name="Heading_20_1" text:outline-level="1">Colecciones</text:h>
      <text:p text:style-name="P66"><text:span text:style-name="T32">SÍ s</text:span>e pueden hacer búsquedas y ordenación. <text:span text:style-name="T32">(no es posible en los Arrays).</text:span></text:p>
      <text:p text:style-name="P66">Una colección a nivel de software es un grupo de elementos almacenados de forma conjunta en una misma estructura.</text:p>
      <text:p text:style-name="P66"/>
      <text:p text:style-name="P89">Metodos</text:p>
      <text:list xml:id="list2653685931050452226" text:style-name="L4">
        <text:list-item>
          <text:p text:style-name="P165"><text:span text:style-name="T2">int size()</text:span>: retorna el número de elementos de la colección.</text:p>
        </text:list-item>
        <text:list-item>
          <text:p text:style-name="P165"><text:span text:style-name="T2">boolean isEmpty()</text:span>: retornará verdadero si la colección está vacía.</text:p>
        </text:list-item>
        <text:list-item>
          <text:p text:style-name="P165"><text:span text:style-name="T2">boolean contains (Object element)</text:span>: retornará verdadero si la colección tiene el elemento pasado como parámetro.</text:p>
        </text:list-item>
        <text:list-item>
          <text:p text:style-name="P165"><text:span text:style-name="T2">boolean add(E element)</text:span>: permitirá añadir elementos a la colección.</text:p>
        </text:list-item>
        <text:list-item>
          <text:p text:style-name="P165"><text:span text:style-name="T2">boolean remove(Object element)</text:span>: permitirá eliminar elementos de la colección.</text:p>
        </text:list-item>
        <text:list-item>
          <text:p text:style-name="P165"><text:span text:style-name="T2">Iterator&lt;E&gt; iterator()</text:span>: permitirá crear un iterador para recorrer los elementos de la colección <text:span text:style-name="T32">(</text:span>se ve más adelante<text:span text:style-name="T32">)</text:span>.</text:p>
        </text:list-item>
        <text:list-item>
          <text:p text:style-name="P165"><text:span text:style-name="T2">Object[] toArray()</text:span>: permite pasar la colección a un array de objetos tipo Object.</text:p>
        </text:list-item>
        <text:list-item>
          <text:p text:style-name="P165"><text:span text:style-name="T2">containsAll(Collection&lt;?&gt; c)</text:span>: permite comprobar si una colección contiene los elementos existentes en otra colección, si es así, retorna verdadero.</text:p>
        </text:list-item>
        <text:list-item>
          <text:p text:style-name="P165"><text:span text:style-name="T2">addAll (Collection&lt;? extends E&gt; c)</text:span>: permite añadir todos los elementos de una colección a otra colección, siempre que sean del mismo tipo (o deriven del mismo tipo base).</text:p>
        </text:list-item>
        <text:list-item>
          <text:p text:style-name="P165"><text:span text:style-name="T2">boolean removeAll(Collection&lt;?&gt; c)</text:span>: si los elementos de la colección pasada como parámetro están en nuestra colección, se eliminan, el resto se quedan.</text:p>
        </text:list-item>
        <text:list-item>
          <text:p text:style-name="P165"><text:span text:style-name="T2">boolean retainAll(Collection&lt;?&gt; c)</text:span>: si los elementos de la colección pasada como parámetro están en nuestra colección, se dejan, el resto se eliminan.</text:p>
        </text:list-item>
        <text:list-item>
          <text:p text:style-name="P165"><text:span text:style-name="T2">void clear()</text:span>: vacíar la colección.</text:p>
        </text:list-item>
      </text:list>
      <text:h text:style-name="P169" text:outline-level="1"/>
      <text:h text:style-name="P170" text:outline-level="1">Conjuntos</text:h>
      <text:p text:style-name="P66">No admiten duplicados</text:p>
      <text:p text:style-name="P120"><text:span text:style-name="T2">java.util.HashSet</text:span>. Conjunto que almacena los objetos usando tablas hash, lo cual acelera enormemente el acceso a los objetos almacenado<text:span text:style-name="T33">s</text:span>. Inconvenientes: necesitan bastante memoria y no almacenan los objetos de forma ordenada (al contrario pueden aparecer completamente desordenados).</text:p>
      <text:p text:style-name="P120"><text:span text:style-name="T2">java.util.LinkedHashSet</text:span>. Conjunto que almacena objetos combinando tablas hash, para un acceso rápido a los datos, y listas enlazadas para conservar el orden. El orden de almacenamiento es el de inserción, por lo que se puede decir que es una estructura ordenada a medias. Inconvenientes: necesitan bastante memoria y es algo mas lenta que HashSet.</text:p>
      <text:p text:style-name="P120"><text:span text:style-name="T2">java.util.TreeSet</text:span>. Conjunto que almacena los objetos usando unas estructuras conocidas como árboles rojo-negro. Son más lentas que los dos tipos anteriores. pero tienen una gran ventaja: los datos almacenados se ordenan por valor. Es decir, que aunque se inserten los elementos de forma desordenada, internamente se ordenan dependiendo del valor de cada uno.</text:p>
      <text:p text:style-name="P66"/>
      <text:p text:style-name="P51">HashSet&lt;Integer&gt; conjunto = new HashSet&lt;Integer&gt;();</text:p>
      <text:p text:style-name="P51">Integer n=new Integer(10); </text:p>
      <text:p text:style-name="P29"><text:span text:style-name="T25">if (!conjunto.add(n)) System.out.println("Número ya en la lista.");</text:span> </text:p>
      <text:p text:style-name="P66"/>
      <text:p text:style-name="P66">Si el elemento ya está en el conjunto, el método add retornará false indicando que no se pueden insertar duplicados. Si todo va bien, retornará true. </text:p>
      <text:p text:style-name="P66"/>
      <text:h text:style-name="Heading_20_2" text:outline-level="2">Obtener los elementos de un conjunto: Iteradores</text:h>
      <text:p text:style-name="P67">de forma transparente: bucle for-each</text:p>
      <text:p text:style-name="P67"/>
      <text:p text:style-name="P44">for (Integer i: conjunto) { </text:p>
      <text:p text:style-name="P44">System.out.println("Elemento almacenado:"+i); </text:p>
      <text:p text:style-name="P44">}</text:p>
      <text:p text:style-name="P67"/>
      <text:p text:style-name="P67">ejercicio resuelto:</text:p>
      <text:p text:style-name="P67">Realiza un pequeño programita que pregunte al usuario 5 números diferentes (almacenándolos en un HashSet), y que después calcule la suma de los mismos (usando un bucle for‐each). </text:p>
      <text:p text:style-name="P67"/>
      <text:p text:style-name="P67">Respuesta:</text:p>
      <text:p text:style-name="P67">Una solución posible podría ser la siguiente. Para preguntar al usuario un número y para mostrarle la información se ha usado la clase JOptionPane, pero podrías haber utilizado cualquier otro sistema. Fíjate en la solución y verás que el uso de conjuntos ha simplificado enormemente el ejercicio, permitiendo al programador o la programadora centrarse en otros aspectos: </text:p>
      <text:p text:style-name="P67"/>
      <text:p text:style-name="P44"><text:span text:style-name="keyword0_5f_java"><text:span text:style-name="T34">import</text:span></text:span><text:span text:style-name="T34"> </text:span><text:span text:style-name="_5f_JavaIdent"><text:span text:style-name="T34">java.</text:span></text:span><text:span text:style-name="member0_5f_java"><text:span text:style-name="T34">util</text:span></text:span><text:span text:style-name="_5f_JavaIdent"><text:span text:style-name="T34">.</text:span></text:span><text:span text:style-name="member0_5f_java"><text:span text:style-name="T34">HashSet</text:span></text:span><text:span text:style-name="symbol0_5f_java"><text:span text:style-name="T34">;</text:span></text:span><text:span text:style-name="T34"> </text:span></text:p>
      <text:p text:style-name="P44"><text:span text:style-name="keyword0_5f_java"><text:span text:style-name="T34">import</text:span></text:span><text:span text:style-name="T34"> </text:span><text:span text:style-name="_5f_JavaIdent"><text:span text:style-name="T34">javax.</text:span></text:span><text:span text:style-name="member0_5f_java"><text:span text:style-name="T34">swing</text:span></text:span><text:span text:style-name="_5f_JavaIdent"><text:span text:style-name="T34">.</text:span></text:span><text:span text:style-name="member0_5f_java"><text:span text:style-name="T34">JOptionPane</text:span></text:span><text:span text:style-name="symbol0_5f_java"><text:span text:style-name="T34">;</text:span></text:span><text:span text:style-name="T34"> </text:span></text:p>
      <text:p text:style-name="P44"><text:span text:style-name="keyword0_5f_java"><text:span text:style-name="T34">public</text:span></text:span><text:span text:style-name="T34"> </text:span><text:span text:style-name="keyword2_5f_java"><text:span text:style-name="T34">class</text:span></text:span><text:span text:style-name="T34"> </text:span><text:span text:style-name="_5f_JavaIdent"><text:span text:style-name="T34">ejemplo</text:span></text:span><text:span text:style-name="T34"> </text:span><text:span text:style-name="symbol0_5f_java"><text:span text:style-name="T34">{</text:span></text:span><text:span text:style-name="T34"> </text:span></text:p>
      <text:p text:style-name="P44"><text:span text:style-name="keyword0_5f_java"><text:span text:style-name="T34">public</text:span></text:span><text:span text:style-name="T34"> </text:span><text:span text:style-name="keyword0_5f_java"><text:span text:style-name="T34">static</text:span></text:span><text:span text:style-name="T34"> </text:span><text:span text:style-name="keyword3_5f_java"><text:span text:style-name="T34">void</text:span></text:span><text:span text:style-name="T34"> </text:span><text:span text:style-name="_5f_JavaIdent"><text:span text:style-name="T34">main</text:span></text:span><text:span text:style-name="symbol0_5f_java"><text:span text:style-name="T34">(</text:span></text:span><text:span text:style-name="keyword2_5f_java"><text:span text:style-name="T34">String</text:span></text:span><text:span text:style-name="symbol0_5f_java"><text:span text:style-name="T34">[]</text:span></text:span><text:span text:style-name="T34"> </text:span><text:span text:style-name="_5f_JavaIdent"><text:span text:style-name="T34">args</text:span></text:span><text:span text:style-name="symbol0_5f_java"><text:span text:style-name="T34">){</text:span></text:span><text:span text:style-name="T34"> </text:span></text:p>
      <text:p text:style-name="P44"><text:span text:style-name="_5f_JavaIdent"><text:span text:style-name="T34">HashSet</text:span></text:span><text:span text:style-name="symbol0_5f_java"><text:span text:style-name="T34">&lt;</text:span></text:span><text:span text:style-name="keyword2_5f_java"><text:span text:style-name="T34">Integer</text:span></text:span><text:span text:style-name="symbol0_5f_java"><text:span text:style-name="T34">&gt;</text:span></text:span><text:span text:style-name="T34"> </text:span><text:span text:style-name="_5f_JavaIdent"><text:span text:style-name="T34">conjunto</text:span></text:span><text:span text:style-name="symbol0_5f_java"><text:span text:style-name="T34">=</text:span></text:span><text:span text:style-name="keyword0_5f_java"><text:span text:style-name="T34">new</text:span></text:span><text:span text:style-name="T34"> </text:span><text:span text:style-name="_5f_JavaIdent"><text:span text:style-name="T34">HashSet</text:span></text:span><text:span text:style-name="symbol0_5f_java"><text:span text:style-name="T34">&lt;</text:span></text:span><text:span text:style-name="keyword2_5f_java"><text:span text:style-name="T34">Integer</text:span></text:span><text:span text:style-name="symbol0_5f_java"><text:span text:style-name="T34">&gt;();</text:span></text:span><text:span text:style-name="T34"> </text:span></text:p>
      <text:p text:style-name="P44"><text:span text:style-name="keyword2_5f_java"><text:span text:style-name="T34">String</text:span></text:span><text:span text:style-name="T34"> </text:span><text:span text:style-name="_5f_JavaIdent"><text:span text:style-name="T34">str</text:span></text:span><text:span text:style-name="symbol0_5f_java"><text:span text:style-name="T34">;</text:span></text:span><text:span text:style-name="T34"> </text:span></text:p>
      <text:p text:style-name="P44"><text:span text:style-name="keyword0_5f_java"><text:span text:style-name="T34">do</text:span></text:span><text:span text:style-name="T34"> </text:span><text:span text:style-name="symbol0_5f_java"><text:span text:style-name="T34">{</text:span></text:span><text:span text:style-name="T34"> </text:span></text:p>
      <text:p text:style-name="P45"><text:span text:style-name="_5f_JavaIdent"><text:span text:style-name="T34">str</text:span></text:span><text:span text:style-name="symbol0_5f_java"><text:span text:style-name="T34">=</text:span></text:span><text:span text:style-name="keyword2_5f_java"><text:span text:style-name="T34">JOptionPane</text:span></text:span><text:span text:style-name="_5f_JavaIdent"><text:span text:style-name="T34">.</text:span></text:span><text:span text:style-name="member0_5f_java"><text:span text:style-name="T34">showInputDialog</text:span></text:span><text:span text:style-name="symbol0_5f_java"><text:span text:style-name="T34">(</text:span></text:span></text:p>
      <text:p text:style-name="P90"><text:span text:style-name="T15"><text:s text:c="4"/></text:span><text:span text:style-name="string_5f_java"><text:span text:style-name="T34">"Introduce un número "</text:span></text:span><text:span text:style-name="symbol0_5f_java"><text:span text:style-name="T34">+(</text:span></text:span><text:span text:style-name="T15">conjunto.</text:span><text:span text:style-name="member0_5f_java"><text:span text:style-name="T34">size</text:span></text:span><text:span text:style-name="symbol0_5f_java"><text:span text:style-name="T34">()+</text:span></text:span><text:span text:style-name="number_5f_java"><text:span text:style-name="T34">1</text:span></text:span><text:span text:style-name="symbol0_5f_java"><text:span text:style-name="T34">)+</text:span></text:span><text:span text:style-name="string_5f_java"><text:span text:style-name="T34">":"</text:span></text:span><text:span text:style-name="T15">); </text:span></text:p>
      <text:p text:style-name="P91"><text:span text:style-name="keyword0_5f_java"><text:span text:style-name="T34">try</text:span></text:span><text:span text:style-name="T15"> { </text:span></text:p>
      <text:p text:style-name="P92"><text:soft-page-break/>Integer n= Integer.parseInt(str); </text:p>
      <text:p text:style-name="P91"><text:span text:style-name="keyword0_5f_java"><text:span text:style-name="T34">if</text:span></text:span><text:span text:style-name="T15"> (!conjunto.add(n)) </text:span></text:p>
      <text:p text:style-name="P93">JoptionPane.showMessageDialog(</text:p>
      <text:p text:style-name="P93"><text:s text:c="4"/>null, "Número ya en la lista. Debes introducir otro."); </text:p>
      <text:p text:style-name="P92">} </text:p>
      <text:p text:style-name="P92">catch (NumberFormatException e) </text:p>
      <text:p text:style-name="P92">{ JOptionPane.showMessageDialog(null,"Número erróneo."); }</text:p>
      <text:p text:style-name="P92">} while (conjunto.size()&lt;5); </text:p>
      <text:p text:style-name="P92">// Calcular la suma </text:p>
      <text:p text:style-name="P92">Integer suma=new Integer(0); </text:p>
      <text:p text:style-name="P92">for (Integer i: conjunto) { </text:p>
      <text:p text:style-name="P92">suma=suma+i; </text:p>
      <text:p text:style-name="P92">} </text:p>
      <text:p text:style-name="P92">JOptionPane.showMessageDialog(null,"La suma es:"+suma); </text:p>
      <text:p text:style-name="P92">} </text:p>
      <text:p text:style-name="P92">}</text:p>
      <text:p text:style-name="P30"/>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P114"/>
            </table:table-cell>
            <table:table-cell table:style-name="Tabla1.A1" office:value-type="string">
              <text:p text:style-name="Table_20_Heading">Conjunto <text:span text:style-name="Source_20_Text">TreeSet</text:span>.</text:p>
            </table:table-cell>
            <table:table-cell table:style-name="Tabla1.C1" office:value-type="string">
              <text:p text:style-name="Table_20_Heading">Conjunto <text:span text:style-name="Source_20_Text">LinkedHashSet</text:span>.</text:p>
            </table:table-cell>
          </table:table-row>
        </table:table-header-rows>
        <table:table-row>
          <table:table-cell table:style-name="Tabla1.A2" office:value-type="string">
            <text:p text:style-name="P121">Ejemplo</text:p>
            <text:p text:style-name="P85">de uso</text:p>
          </table:table-cell>
          <table:table-cell table:style-name="Tabla1.A2" office:value-type="string">
            <text:p text:style-name="Standard"><text:span text:style-name="Source_20_Text"><text:span text:style-name="T14">TreeSet &lt;Integer&gt; t;</text:span></text:span></text:p>
            <text:p text:style-name="Standard"><text:span text:style-name="Source_20_Text"><text:span text:style-name="T14">t=new TreeSet&lt;Integer&gt;(); <text:s/></text:span></text:span></text:p>
            <text:p text:style-name="Standard"><text:span text:style-name="Source_20_Text"><text:span text:style-name="T14">t.add(new Integer(4));</text:span></text:span></text:p>
            <text:p text:style-name="Standard"><text:span text:style-name="Source_20_Text"><text:span text:style-name="T14">t.add(new Integer(3));</text:span></text:span></text:p>
            <text:p text:style-name="Standard"><text:span text:style-name="Source_20_Text"><text:span text:style-name="T14">t.add(new Integer(1));</text:span></text:span></text:p>
            <text:p text:style-name="Standard"><text:span text:style-name="Source_20_Text"><text:span text:style-name="T14">t.add(new Integer(99));</text:span></text:span></text:p>
            <text:p text:style-name="Standard"><text:span text:style-name="Source_20_Text"><text:span text:style-name="T14">for (Integer i : t) System.out.println(i);</text:span></text:span></text:p>
          </table:table-cell>
          <table:table-cell table:style-name="Tabla1.C2" office:value-type="string">
            <text:p text:style-name="Standard"><text:span text:style-name="Source_20_Text"><text:span text:style-name="T14">LinkedHashSet &lt;Integer&gt; t;</text:span></text:span></text:p>
            <text:p text:style-name="Standard"><text:span text:style-name="Source_20_Text"><text:span text:style-name="T14">t=new LinkedHashSet&lt;Integer&gt;(); <text:s/></text:span></text:span></text:p>
            <text:p text:style-name="Standard"><text:span text:style-name="Source_20_Text"><text:span text:style-name="T14">t.add(new Integer(4));</text:span></text:span></text:p>
            <text:p text:style-name="Standard"><text:span text:style-name="Source_20_Text"><text:span text:style-name="T14">t.add(new Integer(3));</text:span></text:span></text:p>
            <text:p text:style-name="Standard"><text:span text:style-name="Source_20_Text"><text:span text:style-name="T14">t.add(new Integer(1));</text:span></text:span></text:p>
            <text:p text:style-name="Standard"><text:span text:style-name="Source_20_Text"><text:span text:style-name="T14">t.add(new Integer(99));</text:span></text:span></text:p>
            <text:p text:style-name="Standard"><text:span text:style-name="Source_20_Text"><text:span text:style-name="T14">for (Integer i : t) System.out.println(i);</text:span></text:span></text:p>
          </table:table-cell>
        </table:table-row>
        <table:table-row>
          <table:table-cell table:style-name="Tabla1.A3" office:value-type="string">
            <text:p text:style-name="Table_20_Heading">Resultado mostrado por pantalla</text:p>
          </table:table-cell>
          <table:table-cell table:style-name="Tabla1.A3" office:value-type="string">
            <text:p text:style-name="P117"><text:span text:style-name="T14">1 3 4 99 <text:line-break/></text:span><text:span text:style-name="T35">E</text:span>l resultado sale ordenado por valor </text:p>
          </table:table-cell>
          <table:table-cell table:style-name="Tabla1.C3" office:value-type="string">
            <text:p text:style-name="P122">4 3 1 99 </text:p>
            <text:p text:style-name="P118"><text:span text:style-name="T35">L</text:span>os valores salen ordenados según el momento de inserción en el conjunto) </text:p>
          </table:table-cell>
        </table:table-row>
      </table:table>
      <text:p text:style-name="Standard"/>
      <text:p text:style-name="Standard"/>
      <text:h text:style-name="Heading_20_3" text:outline-level="3">Copiar los elementos de un conjunto de uno a otro</text:h>
      <text:p text:style-name="P68"><text:span text:style-name="T36">L</text:span>os conjuntos, y las colecciones en general, facilitan un montón de operaciones para poder combinar los datos de varias colecciones.</text:p>
      <text:p text:style-name="P68"/>
      <text:p text:style-name="P68">Partimos del siguiente ejemplo, en el que hay dos colecciones de diferente tipo, cada una con 4 números enteros: </text:p>
      <text:p text:style-name="P68"/>
      <text:p text:style-name="P54">TreeSet&lt;Integer&gt; A = new TreeSet&lt;Integer&gt;();</text:p>
      <text:p text:style-name="P54">// Elementos del conjunto A: 9, 19, 5 y 7 <text:s/></text:p>
      <text:p text:style-name="P53">A.add(9); A.add(19); A.add(5); A.add(7); </text:p>
      <text:p text:style-name="P53"/>
      <text:p text:style-name="P53">LinkedHashSet&lt;Integer&gt; B = new LinkedHashSet&lt;Integer&gt;(); </text:p>
      <text:p text:style-name="P54">// Elementos del conjunto B: 10, 20, 5 y 7 </text:p>
      <text:p text:style-name="P53">B.add(10); B.add(20); B.add(5); B.add(7); </text:p>
      <text:p text:style-name="P68"/>
      <text:p text:style-name="P68">En el ejemplo anterior, el literal de número se convierte automáticamente a la clase envoltorio Integer sin tener que hacer nada, lo cual es una ventaja. </text:p>
      <text:p text:style-name="P68"/>
      <text:p text:style-name="P68">Veamos las formas de combinar ambas colecciones:</text:p>
      <text:p text:style-name="P68"/>
      <text:p text:style-name="P68"/>
      <table:table table:name="Tabla2" table:style-name="Tabla2">
        <table:table-column table:style-name="Tabla2.A"/>
        <table:table-column table:style-name="Tabla2.B"/>
        <table:table-column table:style-name="Tabla2.C"/>
        <table:table-header-rows>
          <text:soft-page-break/>
          <table:table-row>
            <table:table-cell table:style-name="Tabla2.A1" office:value-type="string">
              <text:p text:style-name="Table_20_Heading">Combinación.</text:p>
            </table:table-cell>
            <table:table-cell table:style-name="Tabla2.A1" office:value-type="string">
              <text:p text:style-name="Table_20_Heading">Código.</text:p>
            </table:table-cell>
            <table:table-cell table:style-name="Tabla2.C1" office:value-type="string">
              <text:p text:style-name="Table_20_Heading">Elementos finales del conjunto A.</text:p>
            </table:table-cell>
          </table:table-row>
        </table:table-header-rows>
        <table:table-row>
          <table:table-cell table:style-name="Tabla2.A2" office:value-type="string">
            <text:p text:style-name="Table_20_Heading"><text:span text:style-name="Strong_20_Emphasis">Unión</text:span>. Añadir todos los elementos del conjunto B en el conjunto A.</text:p>
          </table:table-cell>
          <table:table-cell table:style-name="Tabla2.A2" office:value-type="string">
            <text:p text:style-name="P116"><text:span text:style-name="Source_20_Text"><text:span text:style-name="T14">A.addAll(B)</text:span></text:span></text:p>
          </table:table-cell>
          <table:table-cell table:style-name="Tabla2.C2" office:value-type="string">
            <text:p text:style-name="P117">Todos los del conjunto A, añadiendo los del B, pero sin repetir los que ya están: 5, 7, 9, 10, 19 y 20.</text:p>
          </table:table-cell>
        </table:table-row>
        <table:table-row>
          <table:table-cell table:style-name="Tabla2.A2" office:value-type="string">
            <text:p text:style-name="Table_20_Heading"><text:span text:style-name="Strong_20_Emphasis">Diferencia</text:span>. Eliminar los elementos del conjunto B que puedan estar en el conjunto A.</text:p>
          </table:table-cell>
          <table:table-cell table:style-name="Tabla2.A2" office:value-type="string">
            <text:p text:style-name="P116"><text:span text:style-name="Source_20_Text"><text:span text:style-name="T14">A.removeAll(B)</text:span></text:span></text:p>
          </table:table-cell>
          <table:table-cell table:style-name="Tabla2.C2" office:value-type="string">
            <text:p text:style-name="P117">Todos los elementos del conjunto A, que no estén en el conjunto B: 9, 19. </text:p>
          </table:table-cell>
        </table:table-row>
        <table:table-row>
          <table:table-cell table:style-name="Tabla2.A2" office:value-type="string">
            <text:p text:style-name="Table_20_Heading"><text:span text:style-name="Strong_20_Emphasis">Intersección</text:span>. Retiene los elementos comunes a ambos conjuntos.</text:p>
          </table:table-cell>
          <table:table-cell table:style-name="Tabla2.A2" office:value-type="string">
            <text:p text:style-name="P116"><text:span text:style-name="Source_20_Text"><text:span text:style-name="T14">A.retainAll(B)</text:span></text:span></text:p>
          </table:table-cell>
          <table:table-cell table:style-name="Tabla2.C2" office:value-type="string">
            <text:p text:style-name="P117">Todos los elementos del conjunto A, que también están en el conjunto B: 5 y 7. </text:p>
          </table:table-cell>
        </table:table-row>
      </table:table>
      <text:p text:style-name="P68"/>
      <text:h text:style-name="Heading_20_3" text:outline-level="3">Ordenación</text:h>
      <text:p text:style-name="P69">Para indicar a un TreeSet cómo tiene que ordenar los elementos, debemos decirle cuándo un elemento va antes o después que otro, y cuándo son iguales. Para ello, utilizamos la interfaz genérica java.util.Comparator, usada en general en algoritmos de ordenación.</text:p>
      <text:p text:style-name="P69"/>
      <text:p text:style-name="P69">Se trata de crear una clase que implemente dicha interfaz. Dicha interfaz requiere de un </text:p>
      <text:p text:style-name="P69">único método que debe calcular si un objeto pasado por parámetro es mayor, menor o igual que otro del mismo tipo. Ejemplo:</text:p>
      <text:p text:style-name="P69"/>
      <text:p text:style-name="P52">class ComparadorDeObjetos implements Comparator&lt;Objeto&gt; { </text:p>
      <text:p text:style-name="P52">public int compare(Objeto o1, Objeto o2) { ... } </text:p>
      <text:p text:style-name="P52">}</text:p>
      <text:p text:style-name="P69"/>
      <text:p text:style-name="P69">Si el primer objeto (o1) es menor que el segundo (o2), debe retornar un número entero negativo. </text:p>
      <text:p text:style-name="P69">Si el primer objeto (o1) es mayor que el segundo (o2), debe retornar un número entero positivo. </text:p>
      <text:p text:style-name="P69">Si ambos son iguales, debe retornar 0. </text:p>
      <text:p text:style-name="P69"/>
      <text:p text:style-name="P69">o bien</text:p>
      <text:p text:style-name="P69"/>
      <text:p text:style-name="P69">Si el primer objeto (o1) debe ir antes que el segundo objeto (o2), retornar entero negativo. </text:p>
      <text:p text:style-name="P69">Si el primer objeto (o1) debe ir después que el segundo objeto (o2), retornar entero positivo. </text:p>
      <text:p text:style-name="P69">Si ambos son iguales, debe retornar 0. </text:p>
      <text:p text:style-name="P69"/>
      <text:p text:style-name="P69">Una vez creado el comparador simplemente tenemos que pasarlo como parámetro en el momento </text:p>
      <text:p text:style-name="P69">de la creación al TreeSet , y los datos internamente mantendrán dicha ordenación: </text:p>
      <text:p text:style-name="P69"/>
      <text:p text:style-name="P52">TreeSet&lt;Objeto&gt; ts=new TreeSet&lt;Objeto&gt;(new ComparadorDeObjetos());</text:p>
      <text:p text:style-name="P69"/>
      <text:p text:style-name="P69">ejemplo: Tenemos la clase Objeto<text:line-break/></text:p>
      <text:p text:style-name="P52">class Objeto {</text:p>
      <text:p text:style-name="P52">public int a; </text:p>
      <text:p text:style-name="P52">public int b; </text:p>
      <text:p text:style-name="P52">}</text:p>
      <text:p text:style-name="P69"/>
      <text:p text:style-name="P69"><text:soft-page-break/>Imagina que ahora, al añadirlos en un TreeSet, estos se tienen que ordenar de forma que la suma de </text:p>
      <text:p text:style-name="P69">sus atributos (a y b) sea descendente, ¿c<text:span text:style-name="T8">ó</text:span>mo sería el comparador? </text:p>
      <text:p text:style-name="P69"/>
      <text:p text:style-name="P52">class ComparadorDeObjetos implements Comparador&lt;Objeto&gt; { </text:p>
      <text:p text:style-name="P52">@Override </text:p>
      <text:p text:style-name="P52">public int compare(Objeto o1, Objeto o2) { </text:p>
      <text:p text:style-name="P52">int sumao1=o1.a+o1.b; int sumao2=o2.a+o2.b; </text:p>
      <text:p text:style-name="P52">if (sumao1&lt;sumao2) return 1; </text:p>
      <text:p text:style-name="P52">else if (sumao1&gt;sumao2) return -1; </text:p>
      <text:p text:style-name="P52">else return 0; </text:p>
      <text:p text:style-name="P52">} }</text:p>
      <text:p text:style-name="P31"/>
      <text:h text:style-name="Heading_20_1" text:outline-level="1">Listas</text:h>
      <text:p text:style-name="P101">Más avanzadas que los conjuntos: Las listas <text:span text:style-name="T3">SÍ</text:span><text:span text:style-name="T2"> pueden almacenar duplicados</text:span>, si no queremos duplicados, hay que verificar manualmente que el elemento no esté en la lista antes de su inserción. </text:p>
      <text:p text:style-name="P101"><text:span text:style-name="T2">Acceso posicional</text:span>. Podemos acceder a un elemento indicando su posición en la lista. </text:p>
      <text:p text:style-name="P101"><text:span text:style-name="T2">Búsqueda</text:span>. Es posible buscar elementos en la lista y obtener su posición. En los conjuntos, al ser colecciones sin aportar nada nuevo, solo se podía comprobar si un conjunto contenía o no un elemento de la lista, retornando verdadero o falso. Las listas mejoran este aspecto. </text:p>
      <text:p text:style-name="P101"><text:span text:style-name="T2">Extracción de sublistas</text:span>. Es posible obtener una lista que contenga solo una parte de los elementos de forma muy sencilla.</text:p>
      <text:p text:style-name="P102">En Java, para las listas se dispone de una interfaz llamada java.util.List , y dos implementaciones (java.util.LinkedList y java.util.ArrayList), con diferencias significativas entre ellas.</text:p>
      <text:p text:style-name="P102">Los <text:span text:style-name="T2">métodos de la interfaz List</text:span>, que obviamente estarán en todas las implementaciones, y que permiten las operaciones anteriores son:</text:p>
      <text:list xml:id="list7058053660347530897" text:style-name="L5">
        <text:list-item>
          <text:p text:style-name="P166"><text:span text:style-name="T2">E get(int index)</text:span> <text:span text:style-name="T37">P</text:span>ermite obtener un elemento partiendo de su posición (index). </text:p>
        </text:list-item>
        <text:list-item>
          <text:p text:style-name="P166"><text:span text:style-name="T2">E set(int index, E element)</text:span> <text:span text:style-name="T37">P</text:span>ermite cambiar el elemento almacenado en una posición de la lista (index), por otro (element). </text:p>
        </text:list-item>
        <text:list-item>
          <text:p text:style-name="P166"><text:span text:style-name="T2">void add(int index, E element)</text:span> Se añade otra versión del método add, en la cual se puede insertar un elemento (element) en la lista en una posición concreta (index), desplazando los existentes.</text:p>
        </text:list-item>
        <text:list-item>
          <text:p text:style-name="P166"><text:span text:style-name="T2">E remove(int index)</text:span> Se añade otra versión del método remove, esta versión permite eliminar un elemento indicando su posición en la lista.</text:p>
        </text:list-item>
        <text:list-item>
          <text:p text:style-name="P166"><text:span text:style-name="T2">boolean addAll(int index, Collection&lt;? extends E&gt; c)</text:span> Se añade otra versión del método addAll, que permite insertar una colección pasada por parámetro en una posición de la lista, desplazando el resto de elementos.</text:p>
        </text:list-item>
        <text:list-item>
          <text:p text:style-name="P166"><text:span text:style-name="T2">int </text:span><text:bookmark-start text:name="__DdeLink__2201_1804137103"/><text:span text:style-name="T2">indexOf(Object o)</text:span><text:bookmark-end text:name="__DdeLink__2201_1804137103"/> El método indexOf permite conocer la posición (índice) de un elemento, si dicho elemento no está en la lista retornará ‐1. </text:p>
        </text:list-item>
        <text:list-item>
          <text:p text:style-name="P166"><text:span text:style-name="T2">int lastIndexOf(Object o)</text:span> El método lastIndexOf nos permite obtener la última ocurrencia <text:soft-page-break/>del objeto en la lista (dado que la lista si puede almacenar duplicados). </text:p>
        </text:list-item>
        <text:list-item>
          <text:p text:style-name="P166"><text:span text:style-name="T2">List&lt;E&gt; subList(int from, int to)</text:span> El método subList genera una sublista (una vista parcial de la lista) con los elementos comprendidos entre la posición inicial (incluida) y la posición final (no incluida).</text:p>
        </text:list-item>
      </text:list>
      <text:p text:style-name="P103">Ten en cuenta que los elementos de una lista empiezan a numerarse por 0. Es decir, que el primer elemento de la lista es el 0. Ten en cuenta también que List es una interfaz genérica, por lo que &lt;E&gt; corresponde con el tipo base usado como parámetro genérico al crear la lista.</text:p>
      <text:p text:style-name="P104">Ej. M.add(M.size(), 3); // Inserta un elemento al final de la lista y es equivalente a poner M.add(3).</text:p>
      <text:p text:style-name="P105">Ejemplo de búsqueda:</text:p>
      <text:p text:style-name="P99">// Declaración y creación del ArrayList de <text:span text:style-name="T9">enteros<text:line-break/></text:span>ArrayList&lt;Integer&gt; al=new ArrayList&lt;Integer&gt;(); <text:span text:style-name="T9"><text:line-break/>al</text:span>.add(10); al.add(11); // Añadimos dos elementos a la lista. al.set(al.indexOf(11), 12); // Sustituimos el 11 por el 12</text:p>
      <text:p text:style-name="P99">// primero lo buscamos y luego lo reemplazamos.</text:p>
      <text:p text:style-name="P115">Otro ejem<text:span text:style-name="T38">p</text:span>lo. <text:span text:style-name="T10">La lista contiene los valores 2, 3 y 5</text:span>:</text:p>
      <text:p text:style-name="Table_20_Contents"/>
      <text:p text:style-name="P100">al.addAll(0, t.subList(1, t.size()));</text:p>
      <text:p text:style-name="Text_20_body">Se usa el método size para obtener el tamaño de la lista. Después el método subList <text:s/>para extraer una sublista de la lista (que incluía en origen los números 2, 3 y 5), desde la posición 1 hasta el final de la lista (lo cual dejaría fuera al primer elemento). Y por último, se usa el método addAll para añadir todos los elementos de la sublista al ArrayList <text:span text:style-name="T10">dej ejemplo </text:span>anterior. </text:p>
      <text:p text:style-name="P106">Las operaciones aplicadas a una sublista repercuten sobre la lista original. Por ejemplo, si ejecutamos el método clear <text:s/>sobre una sublista, se borrarán todos los elementos de la sublista, pero también se borrarán dichos elementos de la lista original: </text:p>
      <text:p text:style-name="P98">al.subList(0, 2).clear(); </text:p>
      <text:p text:style-name="P106">Lo mismo ocurre al añadir un elemento, se añade en la sublista y en la lista original.</text:p>
      <text:p text:style-name="P107"/>
      <text:p text:style-name="P107">Los <text:span text:style-name="T2">LinkedList</text:span> utilizan listas doblemente enlazadas, que son listas enlazadas (como se vio en un apartado anterior), pero que permiten ir hacia atrás en la lista de elementos.</text:p>
      <text:p text:style-name="P107">Los elementos de la lista se encapsulan en los llamados nodos. Los nodos van enlazados unos a otros para no perder el orden y no limitar el tamaño de almacenamiento. Tener un doble enlace significa que en cada nodo se almacena la información de cuál es el siguiente nodo y además, de cuál es el nodo anterior. Si un nodo no tiene nodo siguiente o nodo anterior, se almacena null o nulo para ambos casos.</text:p>
      <text:p text:style-name="P107">No es el caso de los <text:span text:style-name="T2">ArrayList</text:span>. Estos se implementan utilizando arrays que se van redimensionando conforme se necesita más espacio o menos. La redimensión es transparente a nosotros, no nos enteramos cuando se produce, pero eso redunda en una diferencia de rendimiento notable dependiendo del uso. Los ArrayList son más rápidos en cuanto a acceso a los elementos, <text:soft-page-break/>acceder a un elemento según su posición es más rápido en un array que en una lista doblemente enlazada (hay que recorrer la lista). En cambio, eliminar un elemento implica muchas más operaciones en un array que en una lista enlazada de cualquier tipo. </text:p>
      <text:p text:style-name="P107">si se van a realizar muchas operaciones de eliminación de elementos sobre la lista, conviene usar una lista enlazada (LinkedList), pero si no se van a realizar muchas eliminaciones, sino que solamente se van a insertar y consultar elementos por posición, conviene usar una lista basada en arrays redimensionados (ArrayList). </text:p>
      <text:p text:style-name="P107">LinkedList tiene otras ventajas que nos puede llevar a su uso. Implementa las interfaces java.util.Queue y java.util.Deque. Dichas interfaces permiten hacer uso de las listas como si fueran una cola de prioridad o una pila, respectivamente.</text:p>
      <text:h text:style-name="Heading_20_3" text:outline-level="3">Colas</text:h>
      <text:p text:style-name="P107">Las colas, también conocidas como colas de prioridad, son una lista pero que aportan métodos para trabajar de forma diferente. ¿Tú sabes lo que es hacer cola para que te atiendan en una ventanilla? Pues igual. Se trata de que el que primero llega es el primero en ser atendido (FIFO). Simplemente se aportan tres métodos nuevos: meter en el final de la lista (add y offer), sacar y eliminar el elemento más antiguo (poll), y examinar el elemento al principio de la lista sin eliminarlo (peek). Dichos métodos están disponibles en las listas enlazadas LinkedList:</text:p>
      <text:list xml:id="list1435955064927914719" text:style-name="L6">
        <text:list-item>
          <text:p text:style-name="P167">b<text:span text:style-name="T2">oolean add(E e)</text:span> y <text:span text:style-name="T2">boolean offer(E e)</text:span> retornarán true si se ha podido insertar el elemento al final de la LinkedList.</text:p>
        </text:list-item>
        <text:list-item>
          <text:p text:style-name="P167"><text:span text:style-name="T2">E poll()</text:span> retornará el primer elemento de la LinkedList y lo eliminará de la misma. Al insertar al final, los elementos más antiguos siempre están al principio. Retornará null si la lista está vacía.</text:p>
        </text:list-item>
        <text:list-item>
          <text:p text:style-name="P167"><text:span text:style-name="T2">E peek()</text:span> retornará el primer elemento de la LinkedList pero no lo eliminará, permite examinarlo. Retornará null si la lista está vacía.</text:p>
        </text:list-item>
      </text:list>
      <text:h text:style-name="Heading_20_3" text:outline-level="3">Pilas</text:h>
      <text:p text:style-name="P168">Las pilas, mucho menos usadas, son todo lo contrario a las listas. Una pila es igual que una montaña de hojas en blanco, para añadir hojas nuevas se ponen encima del resto, y para retirar una se coge la primera que hay, encima de todas. En las pilas el último en llegar es el primero en ser atendido <text:span text:style-name="T39">(LIFO)</text:span>. Para ello se proveen de tres métodos: meter al principio de la pila (push), sacar y eliminar del principio de la pila (pop), y examinar el primer elemento de la pila (peek, igual que si usara la lista como una cola).</text:p>
      <text:p text:style-name="P107">Las pilas se usan menos y haremos menos hincapié en ellas. Simplemente ten en mente que, <text:span text:style-name="T2">tanto las colas como las pilas, son una lista enlazada</text:span> sobre la que se hacen operaciones especiales. </text:p>
      <text:p text:style-name="P108">A la hora de usar las listas, hay que tener en cuenta un par de detalles. Es sencillo, pero importante: No es lo mismo usar las colecciones (listas y conjuntos) con objetos inmutables (Strings, Integer, etc.) que con objetos mutables.</text:p>
      <text:p text:style-name="P108">Los objetos inmutables no pueden ser modificados después de su creación, por lo que cuando se incorporan a la lista, a través de los métodos add, se pasan por copia (es decir, se realiza una copia <text:soft-page-break/>de los mismos). En cambio los objetos mutables (como las clases que tú puedes crear), no se copian, y eso puede producir efectos no deseados.</text:p>
      <text:p text:style-name="P108">Imaginate la siguiente clase, que contiene un número:</text:p>
      <text:p text:style-name="P133">class Test</text:p>
      <text:p text:style-name="P133">{</text:p>
      <text:p text:style-name="P133"><text:s text:c="2"/>public Integer num;</text:p>
      <text:p text:style-name="P133"><text:s text:c="2"/>Test (int num) { this.num = new Integer(num); }</text:p>
      <text:p text:style-name="P133">}<text:line-break/></text:p>
      <text:p text:style-name="P108">La clase de antes es mutable, por lo que no se pasa por copia a la lista. Ahora imagina el siguiente código en el que se crea una lista que usa este tipo de objeto, y en el que se insertan dos objetos:</text:p>
      <text:p text:style-name="P134">// Se crea un objeto Test donde el entero que contiene vale 11.</text:p>
      <text:p text:style-name="P133">Test p1 = new Test(11);</text:p>
      <text:p text:style-name="P134">// Se crea otro objeto Test donde el entero que contiene vale 12.</text:p>
      <text:p text:style-name="P133">Test p2 = new Test(12); </text:p>
      <text:p text:style-name="P134">// Creamos una lista enlazada para objetos tipo Test.</text:p>
      <text:p text:style-name="P133">LinkedList&lt;Test&gt; lista = new LinkedList&lt;Test&gt;(); </text:p>
      <text:p text:style-name="P133">lista.add(p1); // Añadimos el primero objeto test.</text:p>
      <text:p text:style-name="P133">lista.add(p2); // Añadimos el segundo objeto test. </text:p>
      <text:p text:style-name="P134">// Mostramos la lista de objetos.</text:p>
      <text:p text:style-name="P133">for (Test p : lista) System.out.println(p.num);</text:p>
      <text:p text:style-name="P108"><text:line-break/>¿Qué mostraría por pantalla el código anterior? Simplemente mostraría los números 11 y 12. Ahora bien, ¿qué pasa si modificamos el valor de uno de los números de los objetos test? ¿Qué se mostrará al ejecutar el siguiente código?</text:p>
      <text:p text:style-name="P133">p1.num=44;</text:p>
      <text:p text:style-name="P133">for (Test p:lista) System.out.println(p.num);</text:p>
      <text:p text:style-name="P108"><text:line-break/>El resultado de ejecutar el código anterior es que se muestran los números 44 y 12. El número ha sido modificado y no hemos tenido que volver a insertar el elemento en la lista para que en la lista se cambie también. Esto es porque en la lista no se almacena una copia del objeto Test, sino un apuntador a dicho objeto (solo hay una copia del objeto a la que se hace referencia desde distintos lugares). </text:p>
      <text:h text:style-name="Heading_20_2" text:outline-level="2">Mapas</text:h>
      <text:p text:style-name="P109">Un tipo de array asociativo son los mapas o diccionarios, que permiten almacenar pares de valores conocidos como clave y valor. La clave se utiliza para acceder al valor, como una entrada de un diccionario permite acceder a su definición. </text:p>
      <text:p text:style-name="P109">En Java existe la interfaz java.util.Map que define los métodos que deben tener los mapas, y existen tres implementaciones principales de dicha interfaz: java.util.<text:span text:style-name="T2">HashMap</text:span> , java.util.<text:span text:style-name="T2">TreeMap</text:span> <text:s/>y java.util.<text:span text:style-name="T2">LinkedHashMap</text:span>. Cada una de ellas, respectivamente, tiene características similares a HashSet , TreeSet y LinkedHashSet , tanto en funcionamiento interno como en rendimiento. </text:p>
      <text:p text:style-name="P109">Los mapas utilizan clases genéricas para dar extensibilidad y flexibilidad, y permiten definir un tipo base para la clave, y otro tipo diferente para el valor. Veamos un ejemplo de como crear un mapa, que es extensible a los otros dos tipos de mapas: </text:p>
      <text:p text:style-name="P109"><text:bookmark-start text:name="__DdeLink__2205_960835118"/><text:soft-page-break/><text:span text:style-name="T11">HashMap&lt;String,Integer&gt; t=new HashMap&lt;String,Integer&gt;();</text:span><text:bookmark-end text:name="__DdeLink__2205_960835118"/> </text:p>
      <text:p text:style-name="P109">El mapa anterior permite usar cadenas como llaves y almacenar de forma asociada a cada llave, un número entero. </text:p>
      <table:table table:name="Tabla3" table:style-name="Tabla3">
        <table:table-column table:style-name="Tabla3.A"/>
        <table:table-column table:style-name="Tabla3.B"/>
        <table:table-header-rows>
          <table:table-row>
            <table:table-cell table:style-name="Tabla3.A1" office:value-type="string">
              <text:p text:style-name="Table_20_Heading">Método.</text:p>
            </table:table-cell>
            <table:table-cell table:style-name="Tabla3.B1" office:value-type="string">
              <text:p text:style-name="Table_20_Heading">Descripción.</text:p>
            </table:table-cell>
          </table:table-row>
        </table:table-header-rows>
        <table:table-row>
          <table:table-cell table:style-name="Tabla3.A2" office:value-type="string">
            <text:p text:style-name="P119"><text:span text:style-name="Source_20_Text">V put(K key, V value);</text:span></text:p>
          </table:table-cell>
          <table:table-cell table:style-name="Tabla3.B2" office:value-type="string">
            <text:p text:style-name="Table_20_Contents">Inserta un par de objetos llave (<text:span text:style-name="Source_20_Text">key</text:span>) y valor (<text:span text:style-name="Source_20_Text">value</text:span>) en el mapa. Si la llave ya existe en el mapa, entonces retornará el valor asociado que tenía antes, si la llave no existía, entonces retornará <text:span text:style-name="Source_20_Text">null</text:span>. </text:p>
          </table:table-cell>
        </table:table-row>
        <table:table-row>
          <table:table-cell table:style-name="Tabla3.A2" office:value-type="string">
            <text:p text:style-name="P119"><text:span text:style-name="Source_20_Text">V get(Object key);</text:span></text:p>
          </table:table-cell>
          <table:table-cell table:style-name="Tabla3.B2" office:value-type="string">
            <text:p text:style-name="Table_20_Contents">Obtiene el valor asociado a una llave ya almacenada en el mapa. Si no existe la llave, retornará <text:span text:style-name="Source_20_Text">null</text:span>.</text:p>
          </table:table-cell>
        </table:table-row>
        <table:table-row>
          <table:table-cell table:style-name="Tabla3.A2" office:value-type="string">
            <text:p text:style-name="P119"><text:span text:style-name="Source_20_Text">V remove(Object key);</text:span></text:p>
          </table:table-cell>
          <table:table-cell table:style-name="Tabla3.B2" office:value-type="string">
            <text:p text:style-name="Table_20_Contents">Elimina la llave y el valor asociado. Retorna el valor asociado a la llave, por si lo queremos utilizar para algo, o <text:span text:style-name="Source_20_Text">null</text:span>, si la llave no existe.</text:p>
          </table:table-cell>
        </table:table-row>
        <table:table-row>
          <table:table-cell table:style-name="Tabla3.A2" office:value-type="string">
            <text:p text:style-name="P119"><text:span text:style-name="Source_20_Text">boolean containsKey(Object key);</text:span></text:p>
          </table:table-cell>
          <table:table-cell table:style-name="Tabla3.B2" office:value-type="string">
            <text:p text:style-name="Table_20_Contents">Retornará <text:span text:style-name="Source_20_Text">true</text:span> si el mapa tiene almacenada la llave pasada por parámetro, <text:span text:style-name="Source_20_Text">false</text:span> en cualquier otro caso. </text:p>
          </table:table-cell>
        </table:table-row>
        <table:table-row>
          <table:table-cell table:style-name="Tabla3.A2" office:value-type="string">
            <text:p text:style-name="P119"><text:span text:style-name="Source_20_Text">boolean containsValue(Object value);</text:span></text:p>
          </table:table-cell>
          <table:table-cell table:style-name="Tabla3.B2" office:value-type="string">
            <text:p text:style-name="Table_20_Contents">Retornará <text:span text:style-name="Source_20_Text">true</text:span> si el mapa tiene almacenado el valor pasado por parámetro, <text:span text:style-name="Source_20_Text">false</text:span> en cualquier otro caso. </text:p>
          </table:table-cell>
        </table:table-row>
        <table:table-row>
          <table:table-cell table:style-name="Tabla3.A2" office:value-type="string">
            <text:p text:style-name="P119"><text:span text:style-name="Source_20_Text">int size();</text:span></text:p>
          </table:table-cell>
          <table:table-cell table:style-name="Tabla3.B2" office:value-type="string">
            <text:p text:style-name="Table_20_Contents">Retornará el número de pares llave y valor almacenado en el mapa. </text:p>
          </table:table-cell>
        </table:table-row>
        <table:table-row>
          <table:table-cell table:style-name="Tabla3.A2" office:value-type="string">
            <text:p text:style-name="P119"><text:span text:style-name="Source_20_Text">boolean isEmpty();</text:span></text:p>
          </table:table-cell>
          <table:table-cell table:style-name="Tabla3.B2" office:value-type="string">
            <text:p text:style-name="Table_20_Contents">Retornará <text:span text:style-name="Source_20_Text">true</text:span> si el mapa está vacío, <text:span text:style-name="Source_20_Text">false</text:span> en cualquier otro caso.</text:p>
          </table:table-cell>
        </table:table-row>
        <table:table-row>
          <table:table-cell table:style-name="Tabla3.A2" office:value-type="string">
            <text:p text:style-name="P119"><text:span text:style-name="Source_20_Text">void clear();</text:span></text:p>
          </table:table-cell>
          <table:table-cell table:style-name="Tabla3.B2" office:value-type="string">
            <text:p text:style-name="Table_20_Contents">Vacía el mapa.</text:p>
          </table:table-cell>
        </table:table-row>
      </table:table>
      <text:p text:style-name="P109"/>
      <text:h text:style-name="Heading_20_2" text:outline-level="2">Iteradores</text:h>
      <text:p text:style-name="P109">Son un mecanismo que nos permite recorrer todos los elementos de una colección de forma sencilla, de forma secuencial, y de forma segura.</text:p>
      <text:p text:style-name="P109">Con bucles for-each o también con: <text:span text:style-name="T14">Iterator&lt;Integer&gt; it = t.iterator();</text:span></text:p>
      <text:p text:style-name="P109">Fijate que se ha especificado un parámetro para el tipo de dato genérico en el iterador (poniendo “&lt;Integer&gt;” después de Iterator). Esto es porque los iteradores son también clases genéricas, y es necesario especificar el tipo base que contendrá el iterador. Sino se especifica el tipo base del iterador, igualmente nos permitiría recorrer la colección, pero retornará objetos tipo Object.</text:p>
      <text:p text:style-name="P109">Para recorrer y gestionar la colección, el iterador ofrece tres métodos básicos:</text:p>
      <text:list xml:id="list5989762011261343953" text:style-name="L13">
        <text:list-item>
          <text:p text:style-name="P161">boolean hasNext(). Retornará true si le quedan más elementos a la colección por visitar. False en caso contrario.</text:p>
        </text:list-item>
        <text:list-item>
          <text:p text:style-name="P161">E next(). Retornará el siguiente elemento de la colección, si no existe siguiente elemento, lanzará una excepción (NoSuchElementException para ser exactos), con lo que conviene <text:soft-page-break/>chequear primero si el siguiente elemento existe.</text:p>
        </text:list-item>
        <text:list-item>
          <text:p text:style-name="P161">remove(). Elimina de la colección el último elemento retornado en la última invocación de next (no es necesario pasarselo por parámetro). Cuidado, si next no ha sido invocado todavía, saltará una incomoda excepción.</text:p>
        </text:list-item>
      </text:list>
      <text:p text:style-name="Standard"/>
      <text:p text:style-name="Standard">¿Cómo recorreríamos una colección con estos métodos? Pues de una forma muy sencilla, un simple bucle mientras (while) con la condición hasNext() nos permite hacerlo:</text:p>
      <text:p text:style-name="P150"/>
      <text:p text:style-name="P135">// Mientras que haya un siguiente elemento, seguiremos en el bucle</text:p>
      <text:p text:style-name="P133">while (it.hasNext()) {</text:p>
      <text:p text:style-name="P133"><text:s text:c="4"/>Integer t=it.next(); // Escogemos el siguiente elemento.</text:p>
      <text:p text:style-name="P136"><text:s text:c="4"/>//Si es necesario, podemos eliminar el elemento extraído de la lista.</text:p>
      <text:p text:style-name="P133"><text:s text:c="4"/>if (t%2==0) it.remove();</text:p>
      <text:p text:style-name="P133">}</text:p>
      <text:p text:style-name="P19"/>
      <text:p text:style-name="P109">¿Qué elementos contendría la lista después de ejecutar el bucle? Efectivamente, solo los números impares.</text:p>
      <text:p text:style-name="P110">Las listas permiten acceso posicional a través de los métodos get y set, y acceso secuencial a través de iteradores, ¿cuál es para tí la forma más cómoda de recorrer todos los elementos? ¿Un acceso posicional a través un bucle "for (i=0;i&lt;lista.size();i++)" o un acceso secuencial usando un bucle "while (iterador.hasNext())"? </text:p>
      <text:p text:style-name="P110">En el ejemplo de la izquierda se especifica el tipo de objeto del iterador, en el ejemplo de la derecha no, observa el uso de la conversión de tipos en la línea 6. </text:p>
      <table:table table:name="Tabla4" table:style-name="Tabla4">
        <table:table-column table:style-name="Tabla4.A"/>
        <table:table-column table:style-name="Tabla4.B"/>
        <table:table-row>
          <table:table-cell table:style-name="Tabla4.A1" office:value-type="string">
            <text:p text:style-name="P156">ArrayList &lt;Integer&gt; lista =</text:p>
            <text:p text:style-name="P156"><text:s text:c="4"/><text:span text:style-name="T42">new </text:span>ArrayList&lt;Integer&gt;();</text:p>
            <text:p text:style-name="P133">for (int i=0;i&lt;10;i++) lista.add(i);</text:p>
            <text:p text:style-name="P156">Iterator<text:span text:style-name="T2">&lt;Integer&gt;</text:span></text:p>
            <text:p text:style-name="P156"><text:span text:style-name="T2"><text:s text:c="4"/></text:span>it = lista.iterator();</text:p>
            <text:p text:style-name="P133">while (it.hasNext()) {</text:p>
            <text:p text:style-name="P133"><text:s text:c="6"/>Integer t=it.next();</text:p>
            <text:p text:style-name="P133"><text:s text:c="6"/>if (t%2==0) it.remove();</text:p>
            <text:p text:style-name="P133">}</text:p>
          </table:table-cell>
          <table:table-cell table:style-name="Tabla4.B1" office:value-type="string">
            <text:p text:style-name="P156">ArrayList &lt;Integer&gt; lista =</text:p>
            <text:p text:style-name="P156"><text:s text:c="4"/>new ArrayList&lt;Integer&gt;();</text:p>
            <text:p text:style-name="P133">for (int i=0;i&lt;10;i++) lista.add(i);</text:p>
            <text:p text:style-name="P133">Iterator it=lista.iterator();</text:p>
            <text:p text:style-name="P133">while (it.hasNext()) {</text:p>
            <text:p text:style-name="P133"><text:s text:c="6"/>Integer t=<text:span text:style-name="T2">(Integer)</text:span>it.next();</text:p>
            <text:p text:style-name="P133"><text:s text:c="6"/>if (t%2==0) it.remove();</text:p>
            <text:p text:style-name="P133">}</text:p>
          </table:table-cell>
        </table:table-row>
      </table:table>
      <text:p text:style-name="P110"/>
      <text:p text:style-name="Standard">Un iterador es seguro porque esta pensado para no sobrepasar los límites de la colección, ocultando operaciones más complicadas que pueden repercutir en errores de software. Pero realmente se convierte en inseguro cuando es necesario hacer la operación de conversión de tipos. Si la colección no contiene los objetos esperados, al intentar hacer la conversión, saltará una incómoda excepción. Usar genéricos aporta grandes ventajas, pero usándolos adecuadamente. </text:p>
      <text:p text:style-name="Standard"/>
      <text:p text:style-name="P70">Para recorrer los mapas con iteradores, hay que hacer un pequeño truco. Usamos el método entrySet que ofrecen los mapas para generar un conjunto con las entradas (pares de llave‐valor), o </text:p>
      <text:p text:style-name="P70">bien, el método keySet para generar un conjunto con las llaves existentes en el mapa. Veamos como sería para el segundo caso, el más sencillo: </text:p>
      <text:p text:style-name="P70"/>
      <text:p text:style-name="P137">HashMap&lt;Integer,Integer&gt; mapa=new HashMap&lt;Integer,Integer&gt;test(); </text:p>
      <text:p text:style-name="P137">// Insertamos datos de prueba en el mapa. </text:p>
      <text:p text:style-name="P137">for (int i=0;i&lt;10;i++) mapa.put(i, i); </text:p>
      <text:p text:style-name="P137">//Recorremos el conjunto generado por keySet, contendrá las llaves</text:p>
      <text:p text:style-name="P137">for (Integer llave:mapa.keySet())</text:p>
      <text:p text:style-name="P137">{ </text:p>
      <text:p text:style-name="P137"><text:soft-page-break/>//Para cada llave, accedemos a su valor si es necesario</text:p>
      <text:p text:style-name="P137">Integer valor=mapa.get(llave);</text:p>
      <text:p text:style-name="P137">}</text:p>
      <text:p text:style-name="P32"/>
      <text:p text:style-name="Standard">Lo único que tienes que tener en cuenta es que el conjunto generado por keySet no tendrá obviamente el método add para añadir elementos al mismo, dado que eso tendrás que hacerlo a través del mapa. </text:p>
      <text:p text:style-name="P33"/>
      <text:p text:style-name="Standard">Si usas iteradores, y piensas eliminar elementos de la colección (e incluso de un mapa), debes usar el método remove del iterador y no el de la colección. Si eliminas los elementos utilizando el método remove de la colección, mientras estás dentro de un bucle de iteración, o dentro de un bucle for-each, los fallos que pueden producirse en tu programa son impredecibles. ¿Logras adivinar porqué se pueden producir dichos problemas?</text:p>
      <text:p text:style-name="Standard"/>
      <text:p text:style-name="Standard">Los problemas son debidos a que el método remove del iterador elimina el elemento de dos sitios: de la colección y del iterador en sí (que mantiene interiormente información del orden de los elementos). Si usas el método remove de la colección, la información solo se elimina de un lugar, de la colección.</text:p>
      <text:p text:style-name="Standard"/>
      <text:h text:style-name="Heading_20_2" text:outline-level="2">Ordenación de un array de numeros</text:h>
      <text:p text:style-name="P162">La <text:s/>clase <text:s/>Collections <text:s text:c="2"/>y <text:s/>la <text:s/>clase <text:s/>Arrays <text:s text:c="2"/>facilitan <text:s/>el <text:s/>método <text:s/>sort , <text:s/>que <text:s/>permiten <text:s/>ordenar </text:p>
      <text:p text:style-name="P162">respectivamente <text:s/>listas <text:s/>y <text:s/>arrays. <text:s/>Los <text:s/>siguientes <text:s/>ejemplos <text:s/>ordenarían <text:s/>los <text:s/>números <text:s/>de <text:s/>forma </text:p>
      <text:p text:style-name="P162">ascendente (de menor a mayor):</text:p>
      <text:p text:style-name="P162"/>
      <text:p text:style-name="P152"><text:span text:style-name="T11">Integer[] array={10,9,99,3,5};</text:span></text:p>
      <text:p text:style-name="P149">Arrays.sort(array); <text:span text:style-name="T17">// </text:span><text:span text:style-name="T18">usa Arrays.sort()</text:span></text:p>
      <text:p text:style-name="P71"/>
      <text:p text:style-name="P71"><text:span text:style-name="T16">O</text:span>rdenación de una lista con números</text:p>
      <text:p text:style-name="P71"/>
      <text:p text:style-name="P138">ArrayList&lt;Integer&gt; lista=new ArrayList&lt;Integer&gt;();</text:p>
      <text:p text:style-name="P138">lista.add(10); lista.add(9); lista.add(99); lista.add(3); lista.add(5);</text:p>
      <text:p text:style-name="P148">Collections.sort(lista); <text:span text:style-name="T17">// </text:span><text:span text:style-name="T18">usa el método sort()</text:span></text:p>
      <text:p text:style-name="P71"/>
      <text:p text:style-name="P72"><text:s/>En Java hay dos mecanismos para cambiar la forma en la que los elementos se ordenan. <text:span text:style-name="T42">Pongamos un ejemplo en que </text:span>los artículos de <text:span text:style-name="T42">un</text:span> pedido aparecieran ordenados por código de artículo. Imagina que tienes los artículos almacenados en una lista llamada "articulos", y que cada artículo se almacena en la siguiente clase (fíjate que el código de artículo es una cadena y no un número):</text:p>
      <text:p text:style-name="P72"/>
      <text:p text:style-name="P157">class Articulo {</text:p>
      <text:p text:style-name="P157"><text:s text:c="4"/>public String codArticulo; // Código de artículo</text:p>
      <text:p text:style-name="P157"><text:s text:c="4"/>public String descripcion; // Descripción del artículo.</text:p>
      <text:p text:style-name="P157"><text:s text:c="4"/>public int cantidad; // Cantidad a proveer del artículo.</text:p>
      <text:p text:style-name="P157">}</text:p>
      <text:p text:style-name="P72"/>
      <text:p text:style-name="P72">La primera forma de ordenar consiste en crear una clase que implemente la interfaz java.util.Comparator, y en ende, el método compare definido en dicha interfaz. Esto se explicó en el apartado de conjuntos, al explicar el TreeSet, así que no vamos a profundizar en ello. No obstante, el comparador para ese caso podría ser así:</text:p>
      <text:p text:style-name="P72"/>
      <text:p text:style-name="P157">class comparadorArticulos implements Comparator&lt;Articulo&gt;</text:p>
      <text:p text:style-name="P157">{</text:p>
      <text:p text:style-name="P157"><text:s text:c="2"/>@Override</text:p>
      <text:p text:style-name="P158"><text:soft-page-break/><text:s text:c="2"/>public int compare(Articulo o1, Articulo o2) {</text:p>
      <text:p text:style-name="P158"><text:s text:c="8"/>return o1.codArticulo.compareTo(o2.codArticulo); }</text:p>
      <text:p text:style-name="P157">}</text:p>
      <text:p text:style-name="P72"/>
      <text:p text:style-name="P72">Una vez creada esta clase, ordenar los elementos es muy sencillo, simplemente se pasa como segundo parámetro del método sort una instancia del comparador creado:</text:p>
      <text:p text:style-name="P72"/>
      <text:p text:style-name="P157">Collections.sort(articulos, new comparadorArticulos());</text:p>
      <text:p text:style-name="P72"/>
      <text:p text:style-name="P72">La segunda forma es quizás más sencilla cuando se trata de objetos cuya ordenación no existe de forma natural, pero requiere modificar la clase Articulo. Consiste en hacer que los objetos que se meten en la lista o array implementen la interfaz java.util.Comparable. Todos los objetos que implementan la interfaz Comparable son "ordenables" y se puede invocar el método sort sin indicar un comparador para ordenarlos. La interfaz comparable solo requiere implementar el método compareTo:</text:p>
      <text:p text:style-name="P72"/>
      <text:p text:style-name="P157">class Articulo implements Comparable&lt;Articulo&gt;{</text:p>
      <text:p text:style-name="P157"><text:s text:c="2"/>public String codArticulo;</text:p>
      <text:p text:style-name="P157"><text:s text:c="2"/>public String descripcion;</text:p>
      <text:p text:style-name="P157"><text:s text:c="2"/>public int cantidad;</text:p>
      <text:p text:style-name="P157"><text:s text:c="2"/>@Override</text:p>
      <text:p text:style-name="P159"><text:s text:c="2"/>public int compareTo(Articulo o) {</text:p>
      <text:p text:style-name="P159"><text:tab/>return codArticulo.compareTo(o.codArticulo);</text:p>
      <text:p text:style-name="P159"><text:s/>}}</text:p>
      <text:p text:style-name="P72"/>
      <text:p text:style-name="P72">Del ejemplo anterior se pueden denotar dos cosas importantes: que la interfaz Comparable es genérica y que para que funcione sin problemas es conveniente indicar el tipo base sobre el que se permite la comparación (en este caso, el objeto Articulo debe compararse consigo mismo), y que el método compareTo solo admite un parámetro, dado que comparará el objeto con el que se pasa por parámetro.</text:p>
      <text:p text:style-name="P72"/>
      <text:p text:style-name="P72">El funcionamiento del método compareTo es el mismo que el método compare de la interfaz Comparator: si la clase que se pasa por parámetro es igual al objeto, se tendría que retornar 0; si es menor o anterior, se debería retornar un número menor que cero; si es mayor o posterior, se debería retornar un número mayor que 0.</text:p>
      <text:p text:style-name="P72"/>
      <text:p text:style-name="P72">Ordenar ahora la lista de artículos es sencillo, fíjate que fácil: <text:span text:style-name="T14">Collections.sort(articulos);</text:span></text:p>
      <text:p text:style-name="P72"/>
      <text:p text:style-name="P72">Si tienes que ordenar los elementos de una lista de tres formas diferentes, ¿cuál de los métodos anteriores es más conveniente? Usar comparadores, a través de la interfaz java.util.Comparator.</text:p>
      <text:p text:style-name="P72"/>
      <text:p text:style-name="P73">Más posibilidades de las clases java.util.Collections y java.util.Arrays de Java. En los ejemplos, la variable "array" es un array y la variable "lista" es una lista de cualquier tipo de elemento: </text:p>
      <text:p text:style-name="P72"/>
      <table:table table:name="Tabla5" table:style-name="Tabla5">
        <table:table-column table:style-name="Tabla5.A"/>
        <table:table-column table:style-name="Tabla5.B"/>
        <table:table-column table:style-name="Tabla5.C"/>
        <table:table-row>
          <table:table-cell table:style-name="Tabla5.A1" office:value-type="string">
            <text:p text:style-name="Table_20_Heading">Operación</text:p>
          </table:table-cell>
          <table:table-cell table:style-name="Tabla5.A1" office:value-type="string">
            <text:p text:style-name="Table_20_Heading">Descripción</text:p>
          </table:table-cell>
          <table:table-cell table:style-name="Tabla5.C1" office:value-type="string">
            <text:p text:style-name="Table_20_Heading">Ejemplos</text:p>
          </table:table-cell>
        </table:table-row>
        <table:table-row>
          <table:table-cell table:style-name="Tabla5.A2" office:value-type="string">
            <text:p text:style-name="Table_20_Heading">Desordenar una lista.</text:p>
          </table:table-cell>
          <table:table-cell table:style-name="Tabla5.A2" office:value-type="string">
            <text:p text:style-name="Table_20_Contents">Desordena una lista, este método no está disponible para <text:span text:style-name="T19">arrays</text:span>. </text:p>
          </table:table-cell>
          <table:table-cell table:style-name="Tabla5.C2" office:value-type="string">
            <text:p text:style-name="P119"><text:span text:style-name="Source_20_Text">Collections.shuffle (lista);</text:span></text:p>
          </table:table-cell>
        </table:table-row>
        <table:table-row>
          <table:table-cell table:style-name="Tabla5.A2" office:value-type="string">
            <text:p text:style-name="Table_20_Heading">Rellenar una lista o <text:span text:style-name="T19">array</text:span>.</text:p>
          </table:table-cell>
          <table:table-cell table:style-name="Tabla5.A2" office:value-type="string">
            <text:p text:style-name="Table_20_Contents">Rellena una lista o <text:span text:style-name="T19">array</text:span> copiando el mismo valor en todos los elementos del <text:span text:style-name="T19">array</text:span> o lista. Útil para <text:soft-page-break/>reiniciar una lista o <text:span text:style-name="T19">array</text:span>.</text:p>
          </table:table-cell>
          <table:table-cell table:style-name="Tabla5.C2" office:value-type="string">
            <text:p text:style-name="P119"><text:span text:style-name="Source_20_Text">Collections.fill (lista,elemento);</text:span></text:p>
            <text:p text:style-name="P119"><text:span text:style-name="Source_20_Text">Arrays.fill (array,elemento);</text:span></text:p>
          </table:table-cell>
        </table:table-row>
        <table:table-row>
          <table:table-cell table:style-name="Tabla5.A2" office:value-type="string">
            <text:p text:style-name="Table_20_Heading">Búsqueda binaria.</text:p>
          </table:table-cell>
          <table:table-cell table:style-name="Tabla5.A2" office:value-type="string">
            <text:p text:style-name="Table_20_Contents">Permite realizar búsquedas rápidas en un una lista o <text:span text:style-name="T19">array</text:span> ordenados. Es necesario que la lista o <text:span text:style-name="T19">array</text:span> estén ordenados, si no lo están, la búsqueda no tendrá éxito.</text:p>
          </table:table-cell>
          <table:table-cell table:style-name="Tabla5.C2" office:value-type="string">
            <text:p text:style-name="P119"><text:span text:style-name="Source_20_Text">Collections.binarySearch(lista, elemento);</text:span></text:p>
            <text:p text:style-name="P119"><text:span text:style-name="Source_20_Text">Arrays.binarySearch(array, elemento);</text:span></text:p>
          </table:table-cell>
        </table:table-row>
        <table:table-row>
          <table:table-cell table:style-name="Tabla5.A2" office:value-type="string">
            <text:p text:style-name="Table_20_Heading">Convertir un array a lista.</text:p>
          </table:table-cell>
          <table:table-cell table:style-name="Tabla5.A2" office:value-type="string">
            <text:p text:style-name="Table_20_Contents">Permite rápidamente convertir un <text:span text:style-name="T19">array</text:span> a una lista de elementos, extremadamente útil. No se especifica el tipo de lista retornado (no es <text:span text:style-name="Source_20_Text">ArrayList</text:span> ni <text:span text:style-name="Source_20_Text">LinkedList</text:span>), solo se especifica que retorna una lista que implementa la interfaz <text:span text:style-name="Source_20_Text">java.util.List</text:span>.</text:p>
          </table:table-cell>
          <table:table-cell table:style-name="Tabla5.C2" office:value-type="string">
            <text:p text:style-name="P119"><text:span text:style-name="Source_20_Text">List lista=Arrays.asList(array);</text:span></text:p>
            <text:p text:style-name="P117">Si el tipo de dato almacenado en el <text:span text:style-name="T19">array</text:span> es conocido (<text:span text:style-name="Source_20_Text">Integer</text:span> por ejemplo), es conveniente especificar el tipo de objeto de la lista: </text:p>
            <text:p text:style-name="P119"><text:span text:style-name="Source_20_Text">List&lt;Integer&gt; lista = Arrays.asList(array);</text:span></text:p>
          </table:table-cell>
        </table:table-row>
        <table:table-row>
          <table:table-cell table:style-name="Tabla5.A2" office:value-type="string">
            <text:p text:style-name="Table_20_Heading">Convertir una lista a <text:span text:style-name="T19">array</text:span>.</text:p>
          </table:table-cell>
          <table:table-cell table:style-name="Tabla5.A2" office:value-type="string">
            <text:p text:style-name="Table_20_Contents">Permite convertir una lista a <text:span text:style-name="T19">array</text:span>. Esto se puede realizar en todas las colecciones, y no es un método de la clase <text:span text:style-name="Source_20_Text">Collections</text:span>, sino propio de la interfaz <text:span text:style-name="Source_20_Text">Collection</text:span>. Es conveniente que sepas de su existencia.</text:p>
          </table:table-cell>
          <table:table-cell table:style-name="Tabla5.C2" office:value-type="string">
            <text:p text:style-name="P117">Para este ejemplo, supondremos que los elementos de la lista son números, dado que hay que crear un <text:span text:style-name="T19">array</text:span> del tipo almacenado en la lista, y del tamaño de la lista: </text:p>
            <text:p text:style-name="P119"><text:span text:style-name="Source_20_Text">Integer[] array=new Integer[lista.size()];</text:span></text:p>
            <text:p text:style-name="P119"><text:span text:style-name="Source_20_Text">lista.toArray(array);</text:span></text:p>
          </table:table-cell>
        </table:table-row>
        <table:table-row>
          <table:table-cell table:style-name="Tabla5.A2" office:value-type="string">
            <text:p text:style-name="Table_20_Heading">Dar la vuelta.</text:p>
          </table:table-cell>
          <table:table-cell table:style-name="Tabla5.A2" office:value-type="string">
            <text:p text:style-name="Table_20_Contents">Da la vuelta a una lista, poniéndola en orden inverso al que tiene.</text:p>
          </table:table-cell>
          <table:table-cell table:style-name="Tabla5.C2" office:value-type="string">
            <text:p text:style-name="P119"><text:span text:style-name="Source_20_Text">Collections.reverse(lista);</text:span></text:p>
          </table:table-cell>
        </table:table-row>
      </table:table>
      <text:p text:style-name="P72"/>
      <text:p text:style-name="P73">Otra operación que no se ha visto hasta ahora es la <text:span text:style-name="T2">dividir una cadena en partes</text:span>. Cuando una cadena está formada internamente por trozos de texto claramente delimitados por un separador (una coma, un punto y coma o cualquier otro), es posible dividir la cadena y obtener cada uno de los trozos de texto por separado en un array de cadenas. Es una operación sencilla, pero dado que es necesario conocer el funcionamiento de los arrays y de las expresiones regulares para su uso, no se ha podido ver hasta ahora. Para poder realizar esta operación, usaremos el método split de la clase String. El delimitador o separador es una expresión regular, único argumento del método split, y puede ser obviamente todo lo complejo que sea necesario:</text:p>
      <text:p text:style-name="P73"/>
      <text:p text:style-name="P160">String texto="Z,B,A,X,M,O,P,U";</text:p>
      <text:p text:style-name="P160"><text:bookmark-start text:name="__DdeLink__2183_1375449377"/>String []partes=texto.split(",");<text:bookmark-end text:name="__DdeLink__2183_1375449377"/></text:p>
      <text:p text:style-name="P160">Arrays.sort(partes);</text:p>
      <text:p text:style-name="P73"/>
      <text:p text:style-name="Standard">En el ejemplo anterior la cadena texto contiene letras separadas por comas. La cadena se ha dividido con el método split, y se ha guardado cada carácter por separado en un array. Después se ha ordenado el array. ¡Increíble lo que se puede llegar a hacer con solo tres líneas de código! </text:p>
      <text:h text:style-name="P173" text:outline-level="2">XML <text:span text:style-name="T22">en Java</text:span></text:h>
      <text:p text:style-name="P80"><text:span text:style-name="T20">Para saber más: <text:s/></text:span><text:a xlink:type="simple" xlink:href="http://docs.oracle.com/javase/7/docs/api/org/w3c/dom/package-summary.html"><text:span text:style-name="T20">http://docs.oracle.com/javase/7/docs/api/org/w3c/dom/package-summary.html</text:span></text:a></text:p>
      <text:p text:style-name="P74"/>
      <text:p text:style-name="P74">Un documento XML está compuesto desde el punto de vista de programación, por nodos que pueden (o no) contener otros nodos. Todo es un nodo:</text:p>
      <text:p text:style-name="P74"/>
      <text:list xml:id="list7481949976129972570" text:style-name="L7">
        <text:list-item>
          <text:p text:style-name="P126">El par formado por la etiqueta de apertura ("&lt;etiqueta&gt;") y por la de cierre ("&lt;/etiqueta&gt;"), junto con todo su contenido (elementos, atributos y texto de su interior) es un nodo llamado elemento (Element desde el punto de vista de programación). Un elemento puede contener otros elementos, es decir, puede contener en su interior subetiquetas, de forma anidada.</text:p>
        </text:list-item>
        <text:list-item>
          <text:p text:style-name="P126">Un atributo es un nodo especial llamado atributo (Attr desde el punto de vista de programación), que solo puede estar dentro de un elemento (concretamente dentro de la etiqueta de apertura).</text:p>
        </text:list-item>
        <text:list-item>
          <text:p text:style-name="P126">El texto es un nodo especial llamado texto (Text), que solo puede estar dentro de una etiqueta.</text:p>
        </text:list-item>
        <text:list-item>
          <text:p text:style-name="P126">Un comentario es un nodo especial llamado comentario (Comment), que puede estar en cualquier lugar del documento XML.</text:p>
        </text:list-item>
        <text:list-item>
          <text:p text:style-name="P126">Y por último, un documento es un nodo que contiene una jerarquía de nodos en su interior. Está formado opcionalmente por una declaración, opcionalmente por uno o varios comentarios y obligatoriamente por un único elemento.</text:p>
        </text:list-item>
      </text:list>
      <text:h text:style-name="Heading_20_3" text:outline-level="3">Librerías para procesar documentos XML </text:h>
      <text:list xml:id="list7061335508114294531" text:style-name="L8">
        <text:list-item>
          <text:p text:style-name="P127">Procesadores de XML. Son librerías para leer documentos XML y comprobar que están bien formados. En Java, el procesador más utilizado es SAX, lo usaremos pero sin percatarnos casi de ello.</text:p>
        </text:list-item>
        <text:list-item>
          <text:p text:style-name="P127">XML DOM. Permite transformar un documento XML en un modelo de objetos (de hecho DOM significa Document Object Model), accesible cómodamente desde el lenguaje de programación. DOM almacena cada elemento, atributo, texto, comentario, etc. del documento XML en una estructura tipo árbol compuesta por nodos fácilmente accesibles, sin perder la jerarquía del documento. A partir de ahora, la estructura DOM que almacena un XML la llamaremos árbol o jerarquía de objetos DOM.</text:p>
        </text:list-item>
      </text:list>
      <text:p text:style-name="P74"/>
      <text:p text:style-name="P74">En Java, estas y otras funciones están implementadas en la librería JAXP (Java API for XML Processing), y ya van incorporadas en la edición estándar de Java (Java SE). En primer lugar vamos a ver como convertir un documento XML a un árbol DOM, y viceversa, para después ver cómo manipular desde Java un árbol DOM.</text:p>
      <text:p text:style-name="P74"/>
      <text:p text:style-name="P74">Para cargar un documento XML tenemos que hacer uso de un procesador de documentos XML (conocidos generalmente como parsers) y de un constructor de documentos DOM. Las clases de Java que tendremos que utilizar son:</text:p>
      <text:p text:style-name="P74"/>
      <text:list xml:id="list633167998508555349" text:style-name="L9">
        <text:list-item>
          <text:p text:style-name="P128"><text:span text:style-name="T14">javax.xml.parsers.DocumentBuilder</text:span>: será el procesador y transformará un documento XML a DOM, se le conoce como constructor de documentos.</text:p>
        </text:list-item>
        <text:list-item>
          <text:p text:style-name="P128"><text:span text:style-name="T14">javax.xml.parsers.DocumentBuilderFactory</text:span>: permite crear un constructor de documentos, es una fábrica de constructores de documentos.</text:p>
        </text:list-item>
        <text:list-item>
          <text:p text:style-name="P128"><text:span text:style-name="T14">org.w3c.dom.Document</text:span>: una instancia de esta clase es un documento XML pero almacenado en memoria siguiendo el modelo DOM. Cuando el parser procesa un documento XML creará una instancia de esta clase con el contenido del documento XML.</text:p>
        </text:list-item>
      </text:list>
      <text:p text:style-name="P74"/>
      <text:p text:style-name="P74"><text:soft-page-break/>Ahora bien, ¿esto cómo se usa? Pues muy fácil, en pocas líneas (no olvides importar las librerías): </text:p>
      <text:p text:style-name="P74"/>
      <text:p text:style-name="P139">try {</text:p>
      <text:p text:style-name="P139"><text:s text:c="8"/>// 1º Creamos una nueva instancia de un<text:span text:style-name="T43">a</text:span> fabrica de <text:tab/><text:tab/><text:tab/> <text:s/>// constructores de documentos.</text:p>
      <text:p text:style-name="P139"><text:s text:c="12"/><text:span text:style-name="T2">DocumentBuilderFactory dbf=DocumentBuilderFactory.newInstance();</text:span></text:p>
      <text:p text:style-name="P139"><text:s text:c="8"/>// 2º A partir de la instancia anterior, fabricamos un <text:tab/><text:tab/> <text:s/>// constructor de documentos, que procesará el XML.</text:p>
      <text:p text:style-name="P139"><text:s text:c="12"/><text:span text:style-name="T2">DocumentBuilder db = dbf.newDocumentBuilder();</text:span></text:p>
      <text:p text:style-name="P141"><text:s text:c="8"/>// 3º Procesamos el documento (almacenado en un <text:tab/>archivo)<text:tab/><text:tab/> <text:s/>// y lo convertimos en un árbol DOM.</text:p>
      <text:p text:style-name="P139"><text:s text:c="12"/><text:span text:style-name="T2">Document doc=db.parse(CaminoAArchivoXml);</text:span></text:p>
      <text:p text:style-name="P139">} catch (Exception ex) {</text:p>
      <text:p text:style-name="P140"><text:s text:c="12"/>System.out.println(</text:p>
      <text:p text:style-name="P140"><text:tab/><text:tab/><text:tab/>"¡Error! No se ha podido cargar el documento XML.");</text:p>
      <text:p text:style-name="P75"><text:span text:style-name="T14">}</text:span><text:span text:style-name="T11"> </text:span><text:s/></text:p>
      <text:h text:style-name="Heading_20_3" text:outline-level="3">De DOM a XML</text:h>
      <text:p text:style-name="P76"><text:span text:style-name="T23">El </text:span>paquete <text:span text:style-name="T14">java.xml.transform</text:span>: transformar el árbol DOM en un archivo de texto que contiene el documento XML. Las clases que tendremos que usar son:</text:p>
      <text:p text:style-name="P76"/>
      <text:list xml:id="list4694392942348787488" text:style-name="L10">
        <text:list-item>
          <text:p text:style-name="P129"><text:span text:style-name="T14">javax.xml.transform.TransformerFactory</text:span>. Fábrica de transformadores, permite crear un nuevo transformador que convertirá el árbol DOM a XML.</text:p>
        </text:list-item>
        <text:list-item>
          <text:p text:style-name="P129"><text:span text:style-name="T14">javax.xml.transform.Transformer</text:span>. Transformador que permite pasar un árbol DOM a XML.</text:p>
        </text:list-item>
        <text:list-item>
          <text:p text:style-name="P129"><text:span text:style-name="T14">javax.xml.transform.TransformerException</text:span>. Excepción lanzada cuando se produce un fallo en la transformación.</text:p>
        </text:list-item>
        <text:list-item>
          <text:p text:style-name="P129"><text:span text:style-name="T14">javax.xml.transform.OutputKeys</text:span>. Clase que contiene opciones de salida para el transformador. Se suele usar para indicar la codificación de salida (generalmente UTF-8) del documento XML generado.</text:p>
        </text:list-item>
        <text:list-item>
          <text:p text:style-name="P129"><text:span text:style-name="T14">javax.xml.transform.dom.DOMSource</text:span>. Clase que actuará de intermediaria entre el árbol DOM y el transformador, permitiendo al transformador acceder a la información del árbol DOM.</text:p>
        </text:list-item>
        <text:list-item>
          <text:p text:style-name="P129"><text:span text:style-name="T14">javax.xml.transform.stream.StreamResult</text:span>. Clase que actuará de intermediaria entre el transformador y el archivo o String donde se almacenará el documento XML <text:span text:style-name="T11">generado.</text:span></text:p>
        </text:list-item>
        <text:list-item>
          <text:p text:style-name="P129"><text:span text:style-name="T14">java.io.File</text:span>. Clase que, como posiblemente sabrás, permite leer y escribir en un archivo almacenado en disco. El archivo será obviamente el documento XML que vamos a escribir en el disco.</text:p>
        </text:list-item>
      </text:list>
      <text:p text:style-name="P76"/>
      <text:p text:style-name="P142">try {</text:p>
      <text:p text:style-name="P143"><text:s text:c="12"/>// 1º Creamos una instancia de la clase File para</text:p>
      <text:p text:style-name="P143"><text:tab/><text:tab/> // acceder al archivo donde guardaremos el XML.</text:p>
      <text:p text:style-name="P142"><text:s text:c="12"/><text:span text:style-name="T2">File f=new File(CaminoAlArchivoXML);</text:span></text:p>
      <text:p text:style-name="P143"><text:s text:c="12"/>// 2º Creamos una nueva instancia del transformador</text:p>
      <text:p text:style-name="P143"><text:s text:c="12"/>// a través de la fábrica de transformadores.</text:p>
      <text:p text:style-name="P144"><text:s text:c="12"/><text:span text:style-name="T2">Transformer transformer =</text:span></text:p>
      <text:p text:style-name="P144"><text:span text:style-name="T2"><text:tab/><text:tab/><text:tab/>TransformerFactory.newInstance().newTransformer();</text:span></text:p>
      <text:p text:style-name="P143"><text:s text:c="12"/>// 3º Establecemos algunas opciones de salida, como</text:p>
      <text:p text:style-name="P143"><text:tab/><text:tab/> // por ejemplo, la codificación de salida.</text:p>
      <text:p text:style-name="P142"><text:s text:c="6"/><text:tab/><text:span text:style-name="T2">transformer.setOutputProperty(OutputKeys.INDENT, "yes");</text:span></text:p>
      <text:p text:style-name="P142"><text:span text:style-name="T2"><text:s text:c="6"/><text:tab/>transformer.setOutputProperty(OutputKeys.ENCODING, "UTF-8");</text:span> <text:s text:c="11"/></text:p>
      <text:p text:style-name="P143"><text:s text:c="12"/>// 4º Creamos el StreamResult, intermediria entre el</text:p>
      <text:p text:style-name="P143"><text:tab/><text:tab/> // transformador y el archivo de destino.</text:p>
      <text:p text:style-name="P142"><text:soft-page-break/><text:s text:c="12"/><text:span text:style-name="T2">StreamResult result = new StreamResult(f);</text:span> <text:s text:c="11"/></text:p>
      <text:p text:style-name="P143"><text:s text:c="12"/>// 5º Creamos el DOMSource, intermediaria entre el</text:p>
      <text:p text:style-name="P143"><text:tab/><text:tab/> // transformador y el árbol DOM.</text:p>
      <text:p text:style-name="P142"><text:s text:c="12"/><text:span text:style-name="T2">DOMSource source = new DOMSource(doc);</text:span></text:p>
      <text:p text:style-name="P142"><text:s text:c="12"/>// 6º Realizamos la transformación.</text:p>
      <text:p text:style-name="P142"><text:s text:c="12"/><text:span text:style-name="T2">transformer.transform(source, result);</text:span> <text:s text:c="8"/></text:p>
      <text:p text:style-name="P142">} catch (TransformerException ex) {</text:p>
      <text:p text:style-name="P154"><text:span text:style-name="T11"><text:s text:c="5"/>System.out.println(</text:span></text:p>
      <text:p text:style-name="P154"><text:span text:style-name="T11"><text:tab/><text:tab/>"¡Error! No se ha podido llevar a cabo la transformación."); <text:s text:c="4"/></text:span><text:s text:c="7"/></text:p>
      <text:p text:style-name="P153">}</text:p>
      <text:h text:style-name="Heading_20_3" text:outline-level="3">Modificar el árbol DOM</text:h>
      <text:p text:style-name="P77">Tras convertir un documento XML a DOM lo que obtenemos es una instancia de la clase org.w3c.dom.Document. Esta instancia será el nodo principal que contendrá en su interior toda la jerarquía del documento XML. Dentro de un documento o árbol DOM podremos encontrar los siguientes tipos de clases:</text:p>
      <text:p text:style-name="P77"/>
      <text:list xml:id="list718747583304907185" text:style-name="L11">
        <text:list-item>
          <text:p text:style-name="P130"><text:span text:style-name="T11">org.w3c.dom.Node</text:span> (Nodo). Todos los objetos contenidos en el árbol DOM son nodos. La clase Document es también un tipo de nodo, considerado el nodo principal.</text:p>
        </text:list-item>
        <text:list-item>
          <text:p text:style-name="P130"><text:span text:style-name="T11">org.w3c.dom.Element</text:span> (Elemento). Corresponde con cualquier par de etiquetas ("") y todo su contenido (atributos, texto, subetiquetas, etc.).</text:p>
        </text:list-item>
        <text:list-item>
          <text:p text:style-name="P130"><text:span text:style-name="T11">org.w3c.dom.Attr</text:span> (Atributo). Corresponde con cualquier atributo.</text:p>
        </text:list-item>
        <text:list-item>
          <text:p text:style-name="P130"><text:span text:style-name="T11">org.w3c.dom.Comment</text:span> (Comentario). Corresponde con un comentario.</text:p>
        </text:list-item>
        <text:list-item>
          <text:p text:style-name="P130"><text:span text:style-name="T14">org.w3c.dom.Text </text:span><text:span text:style-name="T47">(Texto)</text:span>. Corresponde con el texto que encontramos dentro de dos etiquetas.</text:p>
        </text:list-item>
      </text:list>
      <text:p text:style-name="P77"/>
      <text:p text:style-name="P78">Para obtener dicho elemento y poder manipularlo podemos usar el método getDocumentElement.</text:p>
      <text:p text:style-name="P78"/>
      <text:p text:style-name="P145">Element raiz=doc.getDocumentElement();</text:p>
      <text:h text:style-name="Heading_20_3" text:outline-level="3">Buscar un elemento en toda la jerarquía del documento</text:h>
      <text:p text:style-name="P78">Para realizar esta operación se puede usar el método getElementsByTagName disponible tanto en la clase Document como en la clase Element. Dicha operación busca un elemento por el nombre de la etiqueta y retorna una lista de nodos (NodeList) que cumplen con la condición. Si se usa en la clase Element, solo buscará entre las subetiquetas (subelementos) de dicha clase (no en todo el documento).</text:p>
      <text:p text:style-name="P78"/>
      <text:p text:style-name="P145">NodeList nl=doc.getElementsByTagName("cliente");</text:p>
      <text:p text:style-name="P145">Element cliente;</text:p>
      <text:p text:style-name="P145">if (nl.getLength()==1) cliente=(Element)n2.item(0);</text:p>
      <text:p text:style-name="P78"/>
      <text:p text:style-name="P78">El método getLength() de la clase NodeList, permite obtener el número de elementos (longitud de la lista) encontrados cuyo nombre de etiqueta es coincidente. El método item permite acceder a cada uno de los elementos encontrados, y se le pasa por argumento el índice del elemento a obtener (empezando por cero y acabando por longitud menos uno). Fíjate que es necesario hacer una conversión de tipos después de invocar el método item. Esto es porque la clase NodeList almacena un listado de nodos (Node), sin diferenciar el tipo. </text:p>
      <text:h text:style-name="Heading_20_3" text:outline-level="3">Obtener la lista de hijos de un elemento y procesarla</text:h>
      <text:p text:style-name="P78">Se trata de obtener una lista con los nodos hijo de un elemento cualquiera, estos pueden ser un sub-elemento (sub-etiqueta) o texto. Para sacar la lista de nodos hijo se puede usar el método getChildNodes:</text:p>
      <text:p text:style-name="P78"/>
      <text:p text:style-name="P145"><text:soft-page-break/>NodeList nl=doc.getDocumentElement().getChildNodes();</text:p>
      <text:p text:style-name="P145"><text:s text:c="8"/>for (int i=0; i&lt;nl.getLength();i++) {</text:p>
      <text:p text:style-name="P145"><text:s text:c="12"/>Node n=nl.item(i);</text:p>
      <text:p text:style-name="P145"><text:s text:c="12"/>switch (n.getNodeType())</text:p>
      <text:p text:style-name="P145"><text:s text:c="12"/>{</text:p>
      <text:p text:style-name="P145"><text:s text:c="16"/>case Node.ELEMENT_NODE: Element e=(Element)n;</text:p>
      <text:p text:style-name="P145"><text:s text:c="20"/>System.out.println("Etiqueta:" + e.getTagName());</text:p>
      <text:p text:style-name="P145"><text:s text:c="20"/>break;</text:p>
      <text:p text:style-name="P145"><text:s text:c="16"/>case Node.TEXT_NODE: Text t=(Text)n;</text:p>
      <text:p text:style-name="P145"><text:s text:c="20"/>System.out.println("Texto:" + t.getWholeText());</text:p>
      <text:p text:style-name="P145"><text:s text:c="20"/>break;</text:p>
      <text:p text:style-name="P145"><text:s text:c="12"/>} <text:s text:c="6"/></text:p>
      <text:p text:style-name="P145"><text:s text:c="8"/>}</text:p>
      <text:p text:style-name="P78"/>
      <text:p text:style-name="P78">En el ejemplo anterior se usan varios métodos. El método "getNodeType()" de la clase Node permite saber de que tipo de nodo se trata, generalmente texto (Node.TEXT_NODE) o un sub-elemento (Node.ELEMENT_NODE). De esta forma podremos hacer la conversión de tipos adecuada y gestionar cada elemento según corresponda. También se usa el método "getTagName" aplicado a un elemento, lo cual permitirá obtener el nombre de la etiqueta, y el método "getWholeText" aplicado a un nodo de tipo texto (Text), que permite obtener el texto contenido en el nodo.</text:p>
      <text:h text:style-name="Heading_20_3" text:outline-level="3">Añadir un nuevo elemento hijo a otro elemento</text:h>
      <text:p text:style-name="P78">Hemos visto como mirar que hay dentro de un documento XML pero no hemos visto como añadir cosas a dicho documento. Para añadir un sub-elemento o un texto a un árbol DOM, primero hay que crear los nodos correspondientes y después insertarlos en la posición que queramos. Para crear un nuevo par de etiquetas o elemento (Element) y un nuevo nodo texto (Text), lo podemos hacer de la siguiente forma:</text:p>
      <text:p text:style-name="P78"/>
      <text:p text:style-name="P145">Element dirTag = doc.createElement("Direccion_entrega")</text:p>
      <text:p text:style-name="P145">Text dirTxt = doc.createTextNode("C/Perdida S/N");</text:p>
      <text:p text:style-name="P78"/>
      <text:p text:style-name="P78">Ahora los hemos creado, pero todavía no los hemos insertado en el documento. Para ello podemos hacerlo usando el método appendChild que añadirá el nodo (sea del tipo que sea) al final de la lista de hijos del elemento correspondiente:</text:p>
      <text:p text:style-name="P78"/>
      <text:p text:style-name="P34">dirTag.appendChild(dirTxt);</text:p>
      <text:p text:style-name="P34">doc.getDocumentElement().appendChild(dirTag);</text:p>
      <text:p text:style-name="P78"/>
      <text:p text:style-name="P78">En el ejemplo anterior, el texto se añade como hijo de la etiqueta "Direccion_entrega", y a su vez, la etiqueta "Direccion_entrega" se añade como hijo, al final del todo, de la etiqueta o elemento raíz del documento. Aparte del método appendChild, que siempre insertará al final, puedes utilizar los siguientes métodos para insertar nodos dentro de un <text:span text:style-name="T21">á</text:span>rbol DOM (todos se usan sobre Element):</text:p>
      <text:p text:style-name="P78"/>
      <text:list xml:id="list8347410568985455904" text:style-name="L12">
        <text:list-item>
          <text:p text:style-name="P131"><text:span text:style-name="T12">insertBefore</text:span> (Node nuevo, Node referencia). Insertará nodo nuevo antes del de referencia.</text:p>
        </text:list-item>
        <text:list-item>
          <text:p text:style-name="P131"><text:span text:style-name="T12">replaceChild</text:span> (Node nuevo, Node anterior). Sustituye un nodo (anterior) por uno nuevo.</text:p>
        </text:list-item>
      </text:list>
      <text:h text:style-name="Heading_20_3" text:outline-level="3">Eliminar un elemento hijo de otro elemento</text:h>
      <text:p text:style-name="P79">Para eliminar un nodo, hay que recurrir al nodo padre de dicho nodo. En el nodo padre se invoca el método removeChild, al que se le pasa la instancia de la clase Element con el nodo a eliminar (no el nombre de la etiqueta, sino la instancia), lo cual implica que primero hay que buscar el nodo a eliminar, y después eliminarlo. Veamos un ejemplo:</text:p>
      <text:p text:style-name="P79"><text:soft-page-break/></text:p>
      <text:p text:style-name="P35">NodeList nl3 = doc.getElementsByTagName("Direccion_entrega");</text:p>
      <text:p text:style-name="P35">for (int i = 0; i &lt; nl3.getLength(); i++){ <text:s text:c="8"/></text:p>
      <text:p text:style-name="P35"><text:s text:c="5"/>Element e = (Element)nl3.item(i);</text:p>
      <text:p text:style-name="P35"><text:s text:c="5"/>Element parent = (Element)e.getParentNode();</text:p>
      <text:p text:style-name="P35"><text:s text:c="5"/>parent.removeChild(e); </text:p>
      <text:p text:style-name="P79"><text:span text:style-name="T14">} </text:span></text:p>
      <text:p text:style-name="P79"><text:span text:style-name="T14"/></text:p>
      <text:p text:style-name="P79">En el ejemplo anterior se eliminan todos las etiquetas, estén donde estén, que se llamen "Direccion_entrega". Para ello ha sido necesario buscar todos los elementos cuya etiqueta sea esa (como se explic<text:span text:style-name="T48">ó</text:span> en ejemplos anteriores), recorrer los resultados obtenidos de la búsqueda, obtener el nodo padre del hijo a través del método getParentNode, para así poder eliminar el nodo correspondiente con el método removeChild.</text:p>
      <text:p text:style-name="P79"/>
      <text:p text:style-name="P79">No es obligatorio obviamente invocar al método "getParentNode" si el nodo padre es conocido. Por ejemplo, si el nodo es un hijo del elemento o etiqueta raíz, hubiera bastado con poner lo siguiente:</text:p>
      <text:p text:style-name="P79"/>
      <text:p text:style-name="P35">doc.getDocumentElement().removeChild(e);</text:p>
      <text:h text:style-name="Heading_20_3" text:outline-level="3">Cambiar el contenido de un elemento cuando solo es texto.</text:h>
      <text:p text:style-name="P79">Los métodos getTextContent y setTextContent, aplicado a un elemento, permiten respectivamente acceder al texto contenido dentro de un elemento o etiqueta. Tienes que tener cuidado, porque utilizar "setTextContent" significa eliminar cualquier hijo (sub-elemento por ejemplo) que previamente tuviera la etiqueta. Ejemplo:</text:p>
      <text:p text:style-name="P79"/>
      <text:p text:style-name="P147">Element nuevo =</text:p>
      <text:p text:style-name="P147"><text:s text:c="2"/>doc.createElement("direccion_recogida").setTextContent("C/Del Medio S/N");</text:p>
      <text:p text:style-name="P35">System.out.println(nuevo.getTextContent());</text:p>
      <text:h text:style-name="Heading_20_3" text:outline-level="3">Atributos de un elemento</text:h>
      <text:p text:style-name="P79">Por último, lo más fácil. Cualquier elemento puede contener uno o varios atributos. Acceder a ellos es sencillisimo, solo necesitamos tres métodos: setAttribute para establecer o crear el valor de un atributo, getAttribute para obtener el valor de un atributo y removeAttribute para eliminar el valor de un atributo. Veamos un ejemplo:</text:p>
      <text:p text:style-name="P79"/>
      <text:p text:style-name="P35">doc.getDocumentElement().setAttribute("urgente","no");</text:p>
      <text:p text:style-name="P35">System.out.println(doc.getDocumentElement().getAttribute("urgente"));</text:p>
      <text:p text:style-name="P79"/>
      <text:p text:style-name="P79">En el ejemplo anterior se añade el atributo "urgente" al elemento raíz del documento con el valor "no", después se consulta para ver su valor. Obviamente se puede realizar en cualquier otro elemento que no sea el raíz. Para eliminar el atributo es tan sencillo como lo siguiente:</text:p>
      <text:p text:style-name="P151"/>
      <text:p text:style-name="P35">doc.getDocumentElement().removeAttribute("urg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Inconsolata" svg:font-family="Inconsolat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Inconsolata" fo:font-family="Inconsolata" style:font-family-generic="roman" style:font-pitch="variable"/>
    </style:style>
    <style:style style:name="_5f_OOoComputerBase" style:display-name="_OOoComputerBase" style:family="text" style:parent-style-name="OOoComputerCode"/>
    <style:style style:name="_5f_JavaComment" style:display-name="_JavaComment" style:family="text" style:parent-style-name="_5f_OOoComputerBase">
      <style:text-properties fo:color="#99ccff"/>
    </style:style>
    <style:style style:name="_5f_JavaLiteral" style:display-name="_JavaLiteral" style:family="text" style:parent-style-name="_5f_OOoComputerBase">
      <style:text-properties fo:color="#0000ff"/>
    </style:style>
    <style:style style:name="_5f_JavaKeyWord" style:display-name="_JavaKeyWord" style:family="text" style:parent-style-name="_5f_OOoComputerBase">
      <style:text-properties fo:color="#99284c" fo:language="zxx" fo:country="none"/>
    </style:style>
    <style:style style:name="_5f_JavaIdent" style:display-name="_JavaIdent" style:family="text" style:parent-style-name="_5f_OOoComputerBase">
      <style:text-properties fo:color="#000000"/>
    </style:style>
    <style:style style:name="keyword0_5f_java" style:display-name="keyword0_java" style:family="text">
      <style:text-properties fo:color="#000000" fo:font-style="normal" fo:font-weight="bold"/>
    </style:style>
    <style:style style:name="keyword2_5f_java" style:display-name="keyword2_java" style:family="text">
      <style:text-properties fo:color="#003399" fo:font-style="normal" fo:font-weight="normal"/>
    </style:style>
    <style:style style:name="keyword3_5f_java" style:display-name="keyword3_java" style:family="text">
      <style:text-properties fo:color="#000066" fo:font-style="normal" fo:font-weight="bold"/>
    </style:style>
    <style:style style:name="member0_5f_java" style:display-name="member0_java" style:family="text">
      <style:text-properties fo:color="#006633" fo:font-style="normal" fo:font-weight="normal"/>
    </style:style>
    <style:style style:name="symbol0_5f_java" style:display-name="symbol0_java" style:family="text">
      <style:text-properties fo:color="#339933" fo:font-style="normal" fo:font-weight="normal"/>
    </style:style>
    <style:style style:name="string_5f_java" style:display-name="string_java" style:family="text">
      <style:text-properties fo:color="#0000ff" fo:font-style="normal" fo:font-weight="normal"/>
    </style:style>
    <style:style style:name="number_5f_java" style:display-name="number_java" style:family="text">
      <style:text-properties fo:color="#cc66cc"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guerra </meta:initial-creator>
    <meta:creation-date>2014-07-17T16:24:10.235772312</meta:creation-date>
    <meta:generator>LibreOffice/4.2.4.2$Linux_X86_64 LibreOffice_project/420m0$Build-2</meta:generator>
    <dc:date>2014-08-27T21:48:31.020078880</dc:date>
    <dc:creator>javguerra </dc:creator>
    <meta:editing-duration>P1DT22H38M8S</meta:editing-duration>
    <meta:editing-cycles>165</meta:editing-cycles>
    <meta:printed-by>javguerra </meta:printed-by>
    <meta:print-date>2014-07-20T03:53:30.833494661</meta:print-date>
    <meta:document-statistic meta:table-count="5" meta:image-count="0" meta:object-count="0" meta:page-count="29" meta:paragraph-count="732" meta:word-count="10726" meta:character-count="69550" meta:non-whitespace-character-count="58645"/>
  </office:meta>
</office:document-meta>
</file>